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448cm" fo:min-width="10.018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91cm" fo:min-width="18.516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Fine_20_Dashe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658cm" fo:min-width="13.434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7cm" fo:min-width="7.848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27cm" fo:min-width="6.578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94cm" fo:min-width="18.516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45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872cm" fo:min-width="7.848cm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922cm" fo:min-width="17.9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 draw:opacity="0%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text-shadow="1pt 1pt"/>
    </style:style>
    <style:style style:name="P9" style:family="paragraph">
      <style:text-properties fo:font-size="16pt"/>
    </style:style>
    <style:style style:name="P10" style:family="paragraph">
      <loext:graphic-properties draw:fill="none" draw:fill-color="#ffffff"/>
      <style:text-properties fo:font-size="16pt"/>
    </style:style>
    <style:style style:name="P11" style:family="paragraph">
      <loext:graphic-properties draw:fill-color="#ffffff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321cm" svg:y1="-6.101cm" svg:x2="2.064cm" svg:y2="21cm">
          <text:p/>
        </draw:line>
        <draw:line draw:style-name="gr1" draw:text-style-name="P1" draw:layer="layout" svg:x1="25.514cm" svg:y1="-5.767cm" svg:x2="25.243cm" svg:y2="21cm">
          <text:p/>
        </draw:line>
        <draw:line draw:style-name="gr1" draw:text-style-name="P1" draw:layer="layout" svg:x1="14.382cm" svg:y1="-6.1cm" svg:x2="14.125cm" svg:y2="21cm">
          <text:p/>
        </draw:line>
        <draw:g>
          <svg:title>TexMaths</svg:title>
          <svg:desc>28§display§\fbox{SIM}§svg§600§FALSE§</svg:desc>
          <draw:polygon draw:style-name="gr2" draw:text-style-name="P2" draw:layer="layout" svg:width="2.474cm" svg:height="1.343cm" svg:x="1.111cm" svg:y="-7.111cm" svg:viewBox="0 0 2475 1344" draw:points="1238,1344 0,1344 0,0 2475,0 2475,1344">
            <text:p/>
          </draw:polygon>
          <draw:polygon draw:style-name="gr3" draw:text-style-name="P3" draw:layer="layout" svg:width="2.474cm" svg:height="0.041cm" svg:x="1.111cm" svg:y="-7.111cm" svg:viewBox="0 0 2475 42" draw:points="1238,42 0,42 0,0 2475,0 2475,42">
            <text:p/>
          </draw:polygon>
          <draw:polygon draw:style-name="gr3" draw:text-style-name="P3" draw:layer="layout" svg:width="0.041cm" svg:height="1.265cm" svg:x="1.111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.5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301cm" svg:height="0.674cm" svg:x="2.018cm" svg:y="-6.775cm" svg:viewBox="0 0 302 675" svg:d="M196 78c0-36 3-47 81-47h25v-31c-33 3-112 3-151 3s-117 0-151-3v31h25c79 0 81 11 81 47v521c0 34-2 45-81 45h-25v31c34-3 112-3 151-3s118 0 151 3v-31h-25c-78 0-81-11-81-45z">
            <text:p/>
          </draw:path>
          <draw:path draw:style-name="gr3" draw:text-style-name="P3" draw:layer="layout" svg:width="0.831cm" svg:height="0.674cm" svg:x="2.379cm" svg:y="-6.775cm" svg:viewBox="0 0 832 675" svg:d="M202 22c-9-22-12-22-34-22h-168v31h22c79 0 79 11 79 47v493c0 28 0 73-101 73v31c34 0 84-3 115-3 33 0 81 3 117 3v-31c-103 0-103-45-103-73v-532h3l238 613c2 14 8 23 19 23 9 0 14-9 17-20l244-624v568c0 34-3 45-79 45h-22v31c36-3 103-3 140-3 39 0 106 0 143 3v-31h-26c-75 0-75-11-75-45v-521c0-36 0-47 75-47h26v-31h-168c-26 0-26 0-31 20l-219 554z">
            <text:p/>
          </draw:path>
          <draw:polygon draw:style-name="gr3" draw:text-style-name="P3" draw:layer="layout" svg:width="0.041cm" svg:height="1.265cm" svg:x="3.544cm" svg:y="-7.072cm" svg:viewBox="0 0 42 1266" draw:points="22,1266 0,1266 0,0 42,0 42,1266">
            <text:p/>
          </draw:polygon>
          <draw:polygon draw:style-name="gr3" draw:text-style-name="P3" draw:layer="layout" svg:width="2.474cm" svg:height="0.041cm" svg:x="1.111cm" svg:y="-5.809cm" svg:viewBox="0 0 2475 42" draw:points="1238,42 0,42 0,0 2475,0 2475,42">
            <text:p/>
          </draw:polygon>
        </draw:g>
        <draw:g>
          <svg:title>TexMaths</svg:title>
          <svg:desc>28§display§\fbox{SN}§svg§600§FALSE§</svg:desc>
          <draw:polygon draw:style-name="gr2" draw:text-style-name="P2" draw:layer="layout" svg:width="1.956cm" svg:height="1.343cm" svg:x="13.412cm" svg:y="-7.111cm" svg:viewBox="0 0 1957 1344" draw:points="977,1344 0,1344 0,0 1957,0 1957,1344">
            <text:p/>
          </draw:polygon>
          <draw:polygon draw:style-name="gr3" draw:text-style-name="P3" draw:layer="layout" svg:width="1.956cm" svg:height="0.041cm" svg:x="13.412cm" svg:y="-7.111cm" svg:viewBox="0 0 1957 42" draw:points="977,42 0,42 0,0 1957,0 1957,42">
            <text:p/>
          </draw:polygon>
          <draw:polygon draw:style-name="gr3" draw:text-style-name="P3" draw:layer="layout" svg:width="0.041cm" svg:height="1.265cm" svg:x="13.412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3.801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674cm" svg:height="0.674cm" svg:x="14.325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15.327cm" svg:y="-7.072cm" svg:viewBox="0 0 42 1266" draw:points="22,1266 0,1266 0,0 42,0 42,1266">
            <text:p/>
          </draw:polygon>
          <draw:polygon draw:style-name="gr3" draw:text-style-name="P3" draw:layer="layout" svg:width="1.956cm" svg:height="0.041cm" svg:x="13.412cm" svg:y="-5.809cm" svg:viewBox="0 0 1957 42" draw:points="977,42 0,42 0,0 1957,0 1957,42">
            <text:p/>
          </draw:polygon>
        </draw:g>
        <draw:g>
          <svg:title>TexMaths</svg:title>
          <svg:desc>28§display§\fbox{HN}§svg§600§FALSE§</svg:desc>
          <draw:polygon draw:style-name="gr2" draw:text-style-name="P2" draw:layer="layout" svg:width="2.147cm" svg:height="1.343cm" svg:x="24.411cm" svg:y="-7.111cm" svg:viewBox="0 0 2148 1344" draw:points="1075,1344 0,1344 0,0 2148,0 2148,1344">
            <text:p/>
          </draw:polygon>
          <draw:polygon draw:style-name="gr3" draw:text-style-name="P3" draw:layer="layout" svg:width="2.147cm" svg:height="0.041cm" svg:x="24.411cm" svg:y="-7.111cm" svg:viewBox="0 0 2148 42" draw:points="1075,42 0,42 0,0 2148,0 2148,42">
            <text:p/>
          </draw:polygon>
          <draw:polygon draw:style-name="gr3" draw:text-style-name="P3" draw:layer="layout" svg:width="0.041cm" svg:height="1.265cm" svg:x="24.411cm" svg:y="-7.072cm" svg:viewBox="0 0 42 1266" draw:points="22,1266 0,1266 0,0 42,0 42,1266">
            <text:p/>
          </draw:polygon>
          <draw:path draw:style-name="gr3" draw:text-style-name="P3" draw:layer="layout" svg:width="0.674cm" svg:height="0.674cm" svg:x="24.778cm" svg:y="-6.775cm" svg:viewBox="0 0 675 675" svg:d="M574 78c0-36 0-47 79-47h22v-31c-34 3-106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2c-79 0-79-11-79-45z">
            <text:p/>
          </draw:path>
          <draw:path draw:style-name="gr3" draw:text-style-name="P3" draw:layer="layout" svg:width="0.674cm" svg:height="0.674cm" svg:x="25.514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26.517cm" svg:y="-7.072cm" svg:viewBox="0 0 42 1266" draw:points="22,1266 0,1266 0,0 42,0 42,1266">
            <text:p/>
          </draw:polygon>
          <draw:polygon draw:style-name="gr3" draw:text-style-name="P3" draw:layer="layout" svg:width="2.147cm" svg:height="0.041cm" svg:x="24.411cm" svg:y="-5.809cm" svg:viewBox="0 0 2148 42" draw:points="1075,42 0,42 0,0 2148,0 2148,42">
            <text:p/>
          </draw:polygon>
        </draw:g>
        <draw:g>
          <svg:title>TexMaths</svg:title>
          <svg:desc>19§latex§S = \left\lbrace s = \langle i, \mathcal{K},SQN,\pmb{\kappa,p,p'},\underline{\pmb{p'',f_{p'}}}\rangle \vert \forall i \in I \right\rbrace§svg§600§TRUE§</svg:desc>
          <draw:polygon draw:style-name="gr4" draw:text-style-name="P4" draw:layer="layout" svg:width="13.01cm" svg:height="1.204cm" svg:x="15.283cm" svg:y="-8.829cm" svg:viewBox="0 0 13011 1205" draw:points="6506,1205 0,1205 0,0 13011,0 13011,1205">
            <text:p/>
          </draw:polygon>
          <draw:path draw:style-name="gr3" draw:text-style-name="P3" draw:layer="layout" svg:width="0.297cm" svg:height="0.487cm" svg:x="15.321cm" svg:y="-8.533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8-6-9 0-9 4-9 15v135c0 12 0 17 8 17 3 0 5-1 9-9 0 0 2-2 25-38 21 23 64 47 123 47 78 0 133-66 133-140 0-67-45-122-100-135z">
            <text:p/>
          </draw:path>
          <draw:path draw:style-name="gr3" draw:text-style-name="P3" draw:layer="layout" svg:width="0.445cm" svg:height="0.157cm" svg:x="15.914cm" svg:y="-8.30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286cm" svg:height="1.202cm" svg:x="16.698cm" svg:y="-8.829cm" svg:viewBox="0 0 287 1203" svg:d="M169 787c0-44 0-51-6-70-21-61-79-97-125-114 78-33 116-78 127-126 2-8 4-19 4-23v-300c0-57 46-99 108-125 10-4 10-6 10-16 0-13 0-13-13-13-19 0-69 25-97 46-23 17-57 55-59 100 0 54 0 109 0 162v104c0 59 0 80-34 122-8 10-29 30-75 53-9 4-9 4-9 14 0 11 0 11 13 19 72 32 105 89 105 131v277c0 33 0 72 34 107 15 15 30 30 63 45 7 6 41 23 59 23 13 0 13 0 13-13 0-10 0-12-6-14-40-17-99-47-110-110-2-7-2-30-2-45z">
            <text:p/>
          </draw:path>
          <draw:path draw:style-name="gr3" draw:text-style-name="P3" draw:layer="layout" svg:width="0.246cm" svg:height="0.303cm" svg:x="17.099cm" svg:y="-8.356cm" svg:viewBox="0 0 247 304" svg:d="M228 46c-19 0-32 15-32 30 0 10 5 19 21 19 15 0 30-11 30-38 0-28-29-57-80-57-89 0-114 68-114 99 0 51 51 63 70 66 35 6 71 14 71 52 0 17-15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445cm" svg:height="0.157cm" svg:x="17.599cm" svg:y="-8.30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149cm" svg:height="0.668cm" svg:x="18.34cm" svg:y="-8.561cm" svg:viewBox="0 0 150 669" svg:d="M148 25c2-6 2-8 2-12 0-7-6-13-13-13-6 0-10 4-15 15l-118 308c-2 4-4 8-4 12 0 1 0 3 4 11l118 308c1 7 5 15 15 15 7 0 13-6 13-13 0-2 0-2-2-10l-120-311z">
            <text:p/>
          </draw:path>
          <draw:path draw:style-name="gr3" draw:text-style-name="P3" draw:layer="layout" svg:width="0.178cm" svg:height="0.449cm" svg:x="18.545cm" svg:y="-8.502cm" svg:viewBox="0 0 179 450" svg:d="M173 25c0-14-10-25-27-25s-36 17-36 36c0 12 10 23 27 23 15 0 36-15 36-34zM122 276c7-19 7-21 13-38 6-14 9-23 9-37 0-30-21-55-55-55-64 0-89 97-89 105 0 6 8 6 8 6 7 0 7-2 11-12 19-63 46-83 68-83 6 0 17 0 17 20 0 16-5 29-7 37-6 17-36 95-48 123-5 17-15 40-15 53 0 33 23 55 55 55 65 0 90-96 90-102 0-8-6-8-8-8-8 0-8 2-11 14-12 41-35 81-69 81-11 0-17-5-17-21 0-17 6-26 21-68z">
            <text:p/>
          </draw:path>
          <draw:path draw:style-name="gr3" draw:text-style-name="P3" draw:layer="layout" svg:width="0.079cm" svg:height="0.2cm" svg:x="18.815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cm" svg:height="0.487cm" svg:x="19.073cm" svg:y="-8.533cm" svg:viewBox="0 0 471 488" svg:d="M112 46c-8 146-68 323-108 427-4 8-4 10-4 10 0 5 6 5 8 5 11 0 36-13 45-26 4-4 91-224 110-394 4-26 6-55 6-57 0-9 0-11-8-11-7 0-26 10-39 17-33 15-57 29-57 40 0 4 3 4 7 4 6 0 8 0 40-15zM467 388c0 0 0-6-7-6-4 0-12 0-21 8-8 5-10 7-13 19-18 49-84 49-84 49-67 0-160-209-160-270 0-11 2-17 25-42 49-49 169-117 200-117 15 0 24 11 24 28 0 4-2 8-2 11 0 4 2 8 8 8 2 0 34-4 34-36 0-23-13-40-38-40-45 0-139 53-192 91-28 21-100 72-100 114 0 57 68 202 117 251 23 23 36 32 57 32 52 0 107-28 131-60 19-21 21-38 21-40z">
            <text:p/>
          </draw:path>
          <draw:path draw:style-name="gr3" draw:text-style-name="P3" draw:layer="layout" svg:width="0.079cm" svg:height="0.2cm" svg:x="19.63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96cm" svg:height="0.487cm" svg:x="19.904cm" svg:y="-8.533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2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2cm" svg:x="20.35cm" svg:y="-8.533cm" svg:viewBox="0 0 464 603" svg:d="M260 468c105-38 204-158 204-287 0-109-73-181-171-181-145 0-293 152-293 308 0 112 76 179 171 179 17 0 40-2 66-10-1 42-1 44-1 51 0 21 0 75 55 75 79 0 112-124 112-130 0-5-6-7-8-7-6 0-7 3-7 7-18 48-56 65-80 65-31 0-40-19-48-70zM135 464c-53-21-76-74-76-135 0-46 17-141 68-213 50-68 112-99 162-99 66 0 116 51 116 143 0 66-35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20.871cm" svg:y="-8.51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079cm" svg:height="0.2cm" svg:x="21.475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3cm" svg:height="0.303cm" svg:x="21.72cm" svg:y="-8.356cm" svg:viewBox="0 0 331 304" svg:d="M2 272c-2 7-2 9-2 15 0 11 9 17 19 17 21 0 25-15 30-38 6-23 2-11 31-123 57 1 116 13 116 57 0 5 0 7-2 15-2 9-4 17-4 23 0 39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cm" svg:x="22.127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2.343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2.759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2.976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3.356cm" svg:y="-8.565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33cm" svg:height="0.303cm" svg:x="21.735cm" svg:y="-8.375cm" svg:viewBox="0 0 331 304" svg:d="M2 272c-2 7-2 9-2 15 0 11 9 17 19 17 21 0 25-15 30-38 6-23 2-11 31-123 57 1 116 13 116 57 0 5 0 7-2 15-2 9-4 17-4 23 0 39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cm" svg:x="22.142cm" svg:y="-8.1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2.358cm" svg:y="-8.375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2.775cm" svg:y="-8.1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2.991cm" svg:y="-8.375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3.371cm" svg:y="-8.584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33cm" svg:height="0.303cm" svg:x="21.751cm" svg:y="-8.356cm" svg:viewBox="0 0 331 304" svg:d="M2 272c-2 7-2 9-2 15 0 11 9 17 19 17 21 0 25-15 30-38 6-23 2-11 31-123 57 1 116 13 116 57 0 5 0 7-2 15-2 9-4 17-4 23 0 39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cm" svg:x="22.155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2.374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2.788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3.006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3.386cm" svg:y="-8.565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079cm" svg:height="0.2cm" svg:x="23.609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3.797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177cm" svg:y="-8.565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119cm" svg:height="0.242cm" svg:x="24.331cm" svg:y="-8.565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079cm" svg:height="0.2cm" svg:x="24.553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33cm" svg:height="0.609cm" svg:x="24.828cm" svg:y="-8.533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61cm" svg:height="0.297cm" svg:x="25.119cm" svg:y="-8.168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5.425cm" svg:y="-8.28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49cm" svg:height="0.427cm" svg:x="23.812cm" svg:y="-8.375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192cm" svg:y="-8.584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119cm" svg:height="0.242cm" svg:x="24.346cm" svg:y="-8.584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079cm" svg:height="0.2cm" svg:x="24.568cm" svg:y="-8.1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33cm" svg:height="0.609cm" svg:x="24.842cm" svg:y="-8.55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61cm" svg:height="0.297cm" svg:x="25.134cm" svg:y="-8.185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5.44cm" svg:y="-8.29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49cm" svg:height="0.427cm" svg:x="23.827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207cm" svg:y="-8.565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119cm" svg:height="0.242cm" svg:x="24.361cm" svg:y="-8.565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079cm" svg:height="0.2cm" svg:x="24.583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33cm" svg:height="0.609cm" svg:x="24.857cm" svg:y="-8.533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61cm" svg:height="0.297cm" svg:x="25.148cm" svg:y="-8.168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5.455cm" svg:y="-8.282cm" svg:viewBox="0 0 95 177" svg:d="M91 32c0 0 4-7 4-13 0-11-11-19-21-19-15 0-19 11-21 15l-51 147c-2 3-2 5-2 5 0 6 15 10 15 10 2 0 4-2 6-6z">
            <text:p/>
          </draw:path>
          <draw:polygon draw:style-name="gr3" draw:text-style-name="P3" draw:layer="layout" svg:width="1.791cm" svg:height="0.028cm" svg:x="23.848cm" svg:y="-7.789cm" svg:viewBox="0 0 1792 29" draw:points="897,29 0,29 0,0 1792,0 1792,29">
            <text:p/>
          </draw:polygon>
          <draw:path draw:style-name="gr3" draw:text-style-name="P3" draw:layer="layout" svg:width="0.149cm" svg:height="0.668cm" svg:x="25.676cm" svg:y="-8.561cm" svg:viewBox="0 0 150 669" svg:d="M148 346c2-8 2-10 2-11 0-2 0-4-2-12l-120-308c-3-11-7-15-15-15-7 0-13 6-13 13 0 2 0 4 4 12l119 310-119 309c-4 8-4 10-4 12 0 7 6 13 13 13 10 0 12-6 15-13z">
            <text:p/>
          </draw:path>
          <draw:path draw:style-name="gr3" draw:text-style-name="P3" draw:layer="layout" svg:width="0.027cm" svg:height="0.668cm" svg:x="25.978cm" svg:y="-8.561cm" svg:viewBox="0 0 28 669" svg:d="M28 25c0-14 0-25-13-25-15 0-15 11-15 25v621c0 12 0 23 15 23 13 0 13-11 13-23z">
            <text:p/>
          </draw:path>
          <draw:path draw:style-name="gr3" draw:text-style-name="P3" draw:layer="layout" svg:width="0.371cm" svg:height="0.48cm" svg:x="26.084cm" svg:y="-8.525cm" svg:viewBox="0 0 372 481" svg:d="M370 25c2-6 2-8 2-12 0-5-3-13-13-13-8 0-11 8-15 15l-55 148h-204l-57-148c-3-9-5-15-15-15-5 0-13 8-13 13 0 2 0 2 4 12l167 441c4 7 8 15 15 15 10 0 13-8 15-15zM95 190h182l-91 238z">
            <text:p/>
          </draw:path>
          <draw:path draw:style-name="gr3" draw:text-style-name="P3" draw:layer="layout" svg:width="0.178cm" svg:height="0.449cm" svg:x="26.474cm" svg:y="-8.502cm" svg:viewBox="0 0 179 450" svg:d="M173 25c0-14-10-25-27-25s-36 17-36 36c0 12 10 23 27 23 15 0 36-15 36-34zM122 276c7-19 7-21 13-38 6-14 9-23 9-37 0-30-21-55-55-55-64 0-89 97-89 105 0 6 8 6 8 6 7 0 7-2 11-12 19-63 46-83 68-83 6 0 17 0 17 20 0 16-5 29-7 37-6 17-36 95-48 123-5 17-15 40-15 53 0 33 23 55 55 55 65 0 90-96 90-102 0-8-6-8-8-8-8 0-8 2-11 14-12 41-35 81-69 81-11 0-17-5-17-21 0-17 6-26 21-68z">
            <text:p/>
          </draw:path>
          <draw:path draw:style-name="gr3" draw:text-style-name="P3" draw:layer="layout" svg:width="0.335cm" svg:height="0.389cm" svg:x="26.926cm" svg:y="-8.422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311cm" svg:height="0.457cm" svg:x="27.523cm" svg:y="-8.51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286cm" svg:height="1.202cm" svg:x="27.925cm" svg:y="-8.829cm" svg:viewBox="0 0 287 1203" svg:d="M169 791c0-59 0-80 36-122 6-8 27-30 72-51 10-6 10-6 10-15 0-8 0-10 0-12-2-2-2-2-13-6-71-34-105-89-105-133v-277c0-32 0-72-34-107-15-15-29-28-61-45-8-4-42-23-61-23-11 0-13 0-13 13 0 10 0 12 6 14 26 11 98 41 112 110 0 7 0 30 0 45v234c0 44 0 53 7 72 21 61 80 95 124 113-76 34-116 78-127 125-2 8-4 19-4 23v302c0 53-42 95-107 124-11 5-11 5-11 15 0 13 2 13 13 13 19 0 69-23 97-46 23-17 59-55 59-100 2-53 0-107 0-162z">
            <text:p/>
          </draw:path>
        </draw:g>
        <draw:line draw:style-name="gr5" draw:text-style-name="P5" draw:layer="layout" svg:x1="2.321cm" svg:y1="-5.502cm" svg:x2="14.382cm" svg:y2="-5.502cm">
          <text:p/>
        </draw:line>
        <draw:custom-shape draw:style-name="gr6" draw:text-style-name="P6" draw:layer="layout" svg:width="10.552cm" svg:height="2.732cm" svg:x="0.878cm" svg:y="-5.272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382cm" svg:y1="-1.554cm" svg:x2="2.321cm" svg:y2="-1.554cm">
          <text:p/>
        </draw:line>
        <draw:g>
          <svg:title>TexMaths</svg:title>
          <svg:desc>19§latex§\text{IMSI inquiry response (\pmb{$q$)}}§svg§600§TRUE§</svg:desc>
          <draw:polygon draw:style-name="gr4" draw:text-style-name="P4" draw:layer="layout" svg:width="7.506cm" svg:height="0.692cm" svg:x="4.258cm" svg:y="-2.419cm" svg:viewBox="0 0 7507 693" draw:points="3753,693 0,693 0,0 7507,0 7507,693">
            <text:p/>
          </draw:polygon>
          <draw:path draw:style-name="gr3" draw:text-style-name="P3" draw:layer="layout" svg:width="0.204cm" svg:height="0.457cm" svg:x="4.277cm" svg:y="-2.349cm" svg:viewBox="0 0 205 458" svg:d="M133 53c0-25 2-32 55-32h17v-21c-23 2-76 2-102 2-27 0-80 0-103-2v21h17c53 0 55 7 55 32v353c0 23-2 31-55 31h-17v21c23-2 76-2 103-2 26 0 79 0 102 2v-21h-17c-53 0-55-8-55-31z">
            <text:p/>
          </draw:path>
          <draw:path draw:style-name="gr3" draw:text-style-name="P3" draw:layer="layout" svg:width="0.563cm" svg:height="0.457cm" svg:x="4.522cm" svg:y="-2.349cm" svg:viewBox="0 0 564 458" svg:d="M137 15c-6-15-8-15-23-15h-114v21h15c53 0 53 7 53 32v334c0 19 0 50-68 50v21c23 0 57-2 78-2 23 0 55 2 80 2v-21c-71 0-71-31-71-50v-360h2l162 415c2 10 6 16 13 16 6 0 10-6 12-14l165-423v385c0 23-2 31-53 31h-16v21c25-2 71-2 97-2 25 0 71 0 95 2v-21h-17c-51 0-51-8-51-31v-353c0-25 0-32 51-32h17v-21h-114c-17 0-17 0-21 13l-148 376z">
            <text:p/>
          </draw:path>
          <draw:path draw:style-name="gr3" draw:text-style-name="P3" draw:layer="layout" svg:width="0.297cm" svg:height="0.487cm" svg:x="5.145cm" svg:y="-2.364cm" svg:viewBox="0 0 298 488" svg:d="M198 213l-88-21c-42-10-66-46-66-86 0-47 36-87 87-87 112 0 127 110 131 141 2 3 2 7 10 7 7 0 7-4 7-17v-135c0-11 0-15-7-15-4 0-6 0-10 9l-23 38c-20-20-49-47-108-47-74 0-131 59-131 129 0 57 36 105 87 124 8 1 42 11 90 22 19 4 38 10 57 35 15 17 21 38 21 60 0 48-35 97-90 97-21 0-70-4-106-36-40-38-42-80-42-104-2-6-6-6-7-6-10 0-10 4-10 15v135c0 11 0 17 8 17 3 0 5-2 9-9 0 0 2-2 25-38 21 22 64 47 123 47 78 0 133-66 133-140 0-67-45-122-100-135z">
            <text:p/>
          </draw:path>
          <draw:path draw:style-name="gr3" draw:text-style-name="P3" draw:layer="layout" svg:width="0.204cm" svg:height="0.457cm" svg:x="5.497cm" svg:y="-2.349cm" svg:viewBox="0 0 205 458" svg:d="M133 53c0-25 2-32 55-32h17v-21c-23 2-76 2-102 2-27 0-80 0-103-2v21h17c53 0 55 7 55 32v353c0 23-2 31-55 31h-17v21c23-2 76-2 103-2 26 0 79 0 102 2v-21h-17c-53 0-55-8-55-31z">
            <text:p/>
          </draw:path>
          <draw:path draw:style-name="gr3" draw:text-style-name="P3" draw:layer="layout" svg:width="0.143cm" svg:height="0.447cm" svg:x="5.962cm" svg:y="-2.339cm" svg:viewBox="0 0 144 448" svg:d="M97 152l-95 8v20c46 0 51 4 51 36v181c0 30-7 30-53 30v21c21 0 59-2 74-2 25 0 48 2 70 2v-21c-43 0-47-4-47-28zM101 36c0-23-17-36-36-36-21 0-36 19-36 36s15 34 36 34c19 0 36-13 36-34z">
            <text:p/>
          </draw:path>
          <draw:path draw:style-name="gr3" draw:text-style-name="P3" draw:layer="layout" svg:width="0.337cm" svg:height="0.295cm" svg:x="6.147cm" svg:y="-2.189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text-style-name="P3" draw:layer="layout" svg:width="0.33cm" svg:height="0.426cm" svg:x="6.517cm" svg:y="-2.189cm" svg:viewBox="0 0 331 427" svg:d="M232 256v120c0 30-8 30-51 30v21c22-2 57-4 74-4 19 0 53 2 76 4v-21c-44 0-52 0-52-30v-376h-15l-26 61c-8-19-37-61-90-61-78 0-148 65-148 152 0 83 65 152 143 152 47 0 76-29 89-48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6.867cm" svg:y="-2.189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143cm" svg:height="0.447cm" svg:x="7.237cm" svg:y="-2.339cm" svg:viewBox="0 0 144 448" svg:d="M97 152l-95 8v20c46 0 51 4 51 36v181c0 30-7 30-53 30v21c21 0 59-2 74-2 25 0 48 2 70 2v-21c-43 0-47-4-47-28zM101 36c0-23-17-36-36-36-21 0-36 19-36 36s15 34 36 34c19 0 36-13 36-34z">
            <text:p/>
          </draw:path>
          <draw:path draw:style-name="gr3" draw:text-style-name="P3" draw:layer="layout" svg:width="0.225cm" svg:height="0.295cm" svg:x="7.42cm" svg:y="-2.189cm" svg:viewBox="0 0 226 296" svg:d="M93 74v-74l-93 8v20c48 0 53 4 53 38v179c0 30-7 30-53 30v21c27 0 57-2 76-2 29 0 59 0 86 2v-21h-14c-49 0-51-7-51-30v-104c0-67 28-126 80-126 4 0 5 0 7 0-2 0-15 10-15 27 0 19 13 28 29 28 11 0 28-7 28-28 0-23-21-42-49-42-50 0-74 46-84 74z">
            <text:p/>
          </draw:path>
          <draw:path draw:style-name="gr3" draw:text-style-name="P3" draw:layer="layout" svg:width="0.328cm" svg:height="0.426cm" svg:x="7.674cm" svg:y="-2.182cm" svg:viewBox="0 0 329 427" svg:d="M266 65c17-44 51-44 63-44v-21c-15 2-36 2-52 2-11 0-43-2-57-2v21c21 0 31 11 31 28 0 8 0 8-4 17l-68 164-74-181c-2-5-4-7-4-11 0-17 24-17 38-17v-21c-17 0-63 2-74 2-17 0-44 0-65-2v21c32 0 46 0 55 23l101 245c-4 9-13 30-17 40-15 36-34 83-76 83-4 0-19 0-33-13 21-2 27-17 27-27 0-19-13-28-28-28-14 0-29 7-29 28 0 31 29 55 63 55 42 0 68-40 85-78z">
            <text:p/>
          </draw:path>
          <draw:path draw:style-name="gr3" draw:text-style-name="P3" draw:layer="layout" svg:width="0.225cm" svg:height="0.295cm" svg:x="8.254cm" svg:y="-2.189cm" svg:viewBox="0 0 226 296" svg:d="M93 74v-74l-93 8v20c48 0 53 4 53 38v179c0 30-7 30-53 30v21c27 0 57-2 76-2 29 0 59 0 86 2v-21h-14c-49 0-51-7-51-30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8.514cm" svg:y="-2.193cm" svg:viewBox="0 0 260 308" svg:d="M57 131c4-99 61-116 84-116 68 0 76 91 76 116zM55 146h188c15 0 17 0 17-15 0-66-36-131-119-131-78 0-141 68-141 154 0 89 70 154 148 154 82 0 112-74 112-88 0-5-5-7-9-7-6 0-6 3-8 9-24 69-83 69-91 69-34 0-61-19-76-44-21-32-21-78-21-101z">
            <text:p/>
          </draw:path>
          <draw:path draw:style-name="gr3" draw:text-style-name="P3" draw:layer="layout" svg:width="0.219cm" svg:height="0.307cm" svg:x="8.812cm" svg:y="-2.193cm" svg:viewBox="0 0 220 308" svg:d="M118 171c15 2 70 13 70 61 0 34-23 62-76 62-57 0-82-40-93-97-2-7-4-11-9-11-10 0-10 6-10 17v89c0 12 0 16 8 16 3 0 3 0 17-14 0 0 0-2 13-15 29 29 59 29 74 29 78 0 108-44 108-93 0-37-20-55-28-63-23-23-48-29-76-32-38-8-84-17-84-55 0-25 17-52 76-52 74 0 78 61 78 82 2 6 8 6 8 6 9 0 9-4 9-17v-69c0-11 0-15-7-15-4 0-4 0-14 8-1 3-9 9-11 11-25-19-53-19-63-19-83 0-108 46-108 82 0 24 11 43 29 59 22 17 41 20 89 30z">
            <text:p/>
          </draw:path>
          <draw:path draw:style-name="gr3" draw:text-style-name="P3" draw:layer="layout" svg:width="0.33cm" svg:height="0.426cm" svg:x="9.073cm" svg:y="-2.189cm" svg:viewBox="0 0 331 427" svg:d="M97 44v-44l-97 8v20c48 0 53 4 53 33v315c0 30-7 30-53 30v21c23-2 57-4 76-4 17 0 51 2 76 4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297cm" svg:height="0.307cm" svg:x="9.46cm" svg:y="-2.193cm" svg:viewBox="0 0 298 308" svg:d="M298 158c0-88-68-158-148-158-85 0-150 74-150 158 0 85 70 150 148 150 82 0 150-65 150-150zM150 291c-30 0-59-14-78-44-17-31-17-70-17-95 0-27 0-63 17-93 17-31 50-44 76-44 31 0 59 15 76 44 17 28 17 66 17 93 0 25 0 61-13 89-15 31-46 50-78 50z">
            <text:p/>
          </draw:path>
          <draw:path draw:style-name="gr3" draw:text-style-name="P3" draw:layer="layout" svg:width="0.337cm" svg:height="0.295cm" svg:x="9.795cm" svg:y="-2.189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text-style-name="P3" draw:layer="layout" svg:width="0.219cm" svg:height="0.307cm" svg:x="10.165cm" svg:y="-2.193cm" svg:viewBox="0 0 220 308" svg:d="M118 171c15 2 70 13 70 61 0 34-23 62-76 62-57 0-82-40-93-97-2-7-4-11-9-11-10 0-10 6-10 17v89c0 12 0 16 8 16 3 0 3 0 17-14 0 0 0-2 13-15 29 29 59 29 74 29 78 0 108-44 108-93 0-37-20-55-28-63-23-23-48-29-76-32-38-8-84-17-84-55 0-25 17-52 76-52 74 0 78 61 78 82 2 6 8 6 8 6 9 0 9-4 9-17v-69c0-11 0-15-7-15-4 0-4 0-14 8-1 3-9 9-11 11-25-19-53-19-63-19-83 0-108 46-108 82 0 24 11 43 29 59 22 17 41 20 89 30z">
            <text:p/>
          </draw:path>
          <draw:path draw:style-name="gr3" draw:text-style-name="P3" draw:layer="layout" svg:width="0.259cm" svg:height="0.307cm" svg:x="10.425cm" svg:y="-2.193cm" svg:viewBox="0 0 260 308" svg:d="M57 131c4-99 61-116 84-116 68 0 76 91 76 116zM55 146h188c15 0 17 0 17-15 0-66-36-131-119-131-78 0-141 68-141 154 0 89 70 154 148 154 82 0 112-74 112-88 0-5-5-7-9-7-6 0-6 3-8 9-24 69-83 69-91 69-34 0-61-19-76-44-21-32-21-78-21-101z">
            <text:p/>
          </draw:path>
          <draw:path draw:style-name="gr3" draw:text-style-name="P3" draw:layer="layout" svg:width="0.157cm" svg:height="0.667cm" svg:x="10.99cm" svg:y="-2.394cm" svg:viewBox="0 0 158 668" svg:d="M158 663c0-2 0-4-14-15-83-84-104-211-104-314 0-116 25-231 108-315 10-10 10-10 10-11 0-6-4-8-8-8-7 0-68 46-108 131-34 74-42 148-42 203 0 53 8 133 44 209 42 84 99 125 106 125 4 0 8-1 8-5z">
            <text:p/>
          </draw:path>
          <draw:path draw:style-name="gr3" draw:text-style-name="P3" draw:layer="layout" svg:width="0.276cm" svg:height="0.426cm" svg:x="11.176cm" svg:y="-2.189cm" svg:viewBox="0 0 277 427" svg:d="M277 8c0-4-1-8-7-8-8 0-34 27-46 47-15-36-40-47-62-47-78 0-162 99-162 196 0 66 40 108 89 108 29 0 55-17 78-40-5 23-26 114-28 120-6 19-12 20-50 22-9 0-15 0-15 14 0 0 0 7 10 7 21 0 43-4 66-4s48 4 69 4c3 0 13 0 13-15 0-6-8-6-17-6-33 0-33-5-33-11s0-10 2-15zM91 289c-40 0-43-52-43-63 0-32 19-104 30-133 21-49 57-78 84-78 43 0 53 53 53 59 0 4-36 150-38 154-12 19-48 61-86 61z">
            <text:p/>
          </draw:path>
          <draw:path draw:style-name="gr3" draw:text-style-name="P3" draw:layer="layout" svg:width="0.157cm" svg:height="0.667cm" svg:x="11.508cm" svg:y="-2.394cm" svg:viewBox="0 0 158 668" svg:d="M158 334c0-51-8-133-46-209-40-81-99-125-104-125-6 0-8 2-8 8 0 1 0 1 13 15 67 66 105 173 105 311 0 116-25 234-108 317-10 8-10 10-10 12 0 4 2 5 8 5 5 0 66-45 106-129 34-74 44-148 44-205z">
            <text:p/>
          </draw:path>
          <draw:path draw:style-name="gr3" draw:text-style-name="P3" draw:layer="layout" svg:width="0.276cm" svg:height="0.426cm" svg:x="11.193cm" svg:y="-2.216cm" svg:viewBox="0 0 277 427" svg:d="M277 8c0-4-1-8-7-8-8 0-34 27-46 47-15-36-40-47-62-47-78 0-162 99-162 196 0 66 40 108 89 108 29 0 55-17 78-40-5 23-26 114-28 120-6 19-12 20-50 22-9 0-15 0-15 14 0 0 0 7 10 7 21 0 43-4 66-4s48 4 69 4c3 0 13 0 13-15 0-6-8-6-17-6-33 0-33-5-33-11s0-10 2-15zM91 289c-40 0-43-52-43-63 0-32 19-104 30-133 21-49 57-78 84-78 43 0 53 53 53 59 0 4-36 150-38 154-12 19-48 61-86 61z">
            <text:p/>
          </draw:path>
          <draw:path draw:style-name="gr3" draw:text-style-name="P3" draw:layer="layout" svg:width="0.157cm" svg:height="0.667cm" svg:x="11.526cm" svg:y="-2.421cm" svg:viewBox="0 0 158 668" svg:d="M158 334c0-51-8-133-46-209-40-81-99-125-104-125-6 0-8 2-8 8 0 1 0 1 13 15 67 66 105 173 105 311 0 116-25 234-108 317-10 8-10 10-10 12 0 4 2 5 8 5 5 0 66-45 106-129 34-74 44-148 44-205z">
            <text:p/>
          </draw:path>
          <draw:path draw:style-name="gr3" draw:text-style-name="P3" draw:layer="layout" svg:width="0.276cm" svg:height="0.426cm" svg:x="11.21cm" svg:y="-2.189cm" svg:viewBox="0 0 277 427" svg:d="M277 8c0-4-1-8-7-8-8 0-34 27-46 47-15-36-40-47-62-47-78 0-162 99-162 196 0 66 40 108 89 108 29 0 55-17 78-40-5 23-26 114-28 120-6 19-12 20-50 22-9 0-15 0-15 14 0 0 0 7 10 7 21 0 43-4 66-4s48 4 69 4c3 0 13 0 13-15 0-6-8-6-17-6-33 0-33-5-33-11s0-10 2-15zM91 289c-40 0-43-52-43-63 0-32 19-104 30-133 21-49 57-78 84-78 43 0 53 53 53 59 0 4-36 150-38 154-12 19-48 61-86 61z">
            <text:p/>
          </draw:path>
          <draw:path draw:style-name="gr3" draw:text-style-name="P3" draw:layer="layout" svg:width="0.157cm" svg:height="0.667cm" svg:x="11.543cm" svg:y="-2.394cm" svg:viewBox="0 0 158 668" svg:d="M158 334c0-51-8-133-46-209-40-81-99-125-104-125-6 0-8 2-8 8 0 1 0 1 13 15 67 66 105 173 105 311 0 116-25 234-108 317-10 8-10 10-10 12 0 4 2 5 8 5 5 0 66-45 106-129 34-74 44-148 44-205z">
            <text:p/>
          </draw:path>
        </draw:g>
        <draw:line draw:style-name="gr7" draw:text-style-name="P1" draw:layer="layout" svg:x1="14.401cm" svg:y1="-1.554cm" svg:x2="25.514cm" svg:y2="-1.554cm">
          <text:p/>
        </draw:line>
        <draw:g>
          <svg:title>TexMaths</svg:title>
          <svg:desc>19§latex§AV request (\pmb{$q$})§svg§600§TRUE§</svg:desc>
          <draw:polygon draw:style-name="gr4" draw:text-style-name="P4" draw:layer="layout" svg:width="4.303cm" svg:height="0.666cm" svg:x="17.559cm" svg:y="-2.318cm" svg:viewBox="0 0 4304 667" draw:points="2153,667 0,667 0,0 4304,0 4304,667">
            <text:p/>
          </draw:polygon>
          <draw:path draw:style-name="gr3" draw:text-style-name="P3" draw:layer="layout" svg:width="0.459cm" svg:height="0.48cm" svg:x="17.58cm" svg:y="-2.297cm" svg:viewBox="0 0 460 481" svg:d="M245 13c-4-9-4-13-15-13s-13 4-15 13l-139 401c-13 35-40 44-76 46v21c15-2 44-2 68-2 21 0 56 0 78 2v-21c-34 0-51-17-51-34 0-2 0-10 2-12l30-87h166l36 103c0 3 2 7 2 9 0 21-38 21-55 21v21c22-2 70-2 96-2 29 0 59 0 88 2v-21h-13c-40 0-50-6-57-27zM209 89l76 217h-150z">
            <text:p/>
          </draw:path>
          <draw:path draw:style-name="gr3" draw:text-style-name="P3" draw:layer="layout" svg:width="0.476cm" svg:height="0.472cm" svg:x="17.996cm" svg:y="-2.274cm" svg:viewBox="0 0 477 473" svg:d="M403 67c9-25 28-46 74-46v-21c-21 2-48 2-65 2-21 0-59-2-78-2v21c37 0 50 17 50 34 0 4-2 10-4 13l-122 324-129-339c-4-9-4-11-4-13 0-19 38-19 56-19v-21c-23 2-71 2-95 2-33 0-61-2-86-2v21c44 0 57 0 67 25l153 412c6 13 10 15 18 15 11 0 13-4 17-13z">
            <text:p/>
          </draw:path>
          <draw:path draw:style-name="gr3" draw:text-style-name="P3" draw:layer="layout" svg:width="0.225cm" svg:height="0.295cm" svg:x="18.724cm" svg:y="-2.115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18.984cm" svg:y="-2.11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27cm" svg:x="19.284cm" svg:y="-2.115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19.634cm" svg:y="-2.115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20.001cm" svg:y="-2.11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20.301cm" svg:y="-2.119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1cm" svg:height="0.419cm" svg:x="20.554cm" svg:y="-2.231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57cm" svg:height="0.668cm" svg:x="21.088cm" svg:y="-2.3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276cm" svg:height="0.427cm" svg:x="21.274cm" svg:y="-2.115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276cm" svg:height="0.427cm" svg:x="21.291cm" svg:y="-2.141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276cm" svg:height="0.427cm" svg:x="21.308cm" svg:y="-2.115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157cm" svg:height="0.668cm" svg:x="21.641cm" svg:y="-2.3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custom-shape draw:style-name="gr8" draw:text-style-name="P6" draw:layer="layout" svg:width="19.05cm" svg:height="4.194cm" svg:x="8.636cm" svg:y="-1.1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i,\mathcal{K},SQN, \pmb{\kappa,p,p',\underline{p'',f_{p'}} \leftarrow s \in S}$ \textbf{where} \pmb{$\underline{ q \in \left\lbrace s_i, s_p,s_{p'},s_{p''} \right\rbrace}$}§svg§600§TRUE§</svg:desc>
          <draw:polygon draw:style-name="gr4" draw:text-style-name="P4" draw:layer="layout" svg:width="17.762cm" svg:height="0.824cm" svg:x="9.067cm" svg:y="-0.959cm" svg:viewBox="0 0 17763 825" draw:points="8882,825 0,825 0,0 17763,0 17763,825">
            <text:p/>
          </draw:polygon>
          <draw:path draw:style-name="gr3" draw:text-style-name="P3" draw:layer="layout" svg:width="0.178cm" svg:height="0.45cm" svg:x="9.086cm" svg:y="-0.875cm" svg:viewBox="0 0 179 451" svg:d="M173 25c0-14-10-25-27-25s-36 17-36 36c0 12 10 23 27 23 15 0 36-15 36-34zM122 276c7-19 7-21 13-38 6-14 9-23 9-36 0-31-21-56-55-56-64 0-89 97-89 105 0 6 8 6 8 6 7 0 7-2 11-12 19-62 46-83 68-83 6 0 17 0 17 21 0 15-5 28-7 36-6 17-36 95-48 123-5 17-15 40-15 53 0 33 23 56 55 56 65 0 90-97 90-103 0-8-6-8-8-8-8 0-8 2-11 14-12 41-35 81-69 81-11 0-17-5-17-21 0-17 6-26 21-68z">
            <text:p/>
          </draw:path>
          <draw:path draw:style-name="gr3" draw:text-style-name="P3" draw:layer="layout" svg:width="0.079cm" svg:height="0.201cm" svg:x="9.354cm" svg:y="-0.50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cm" svg:height="0.488cm" svg:x="9.612cm" svg:y="-0.904cm" svg:viewBox="0 0 471 489" svg:d="M112 46c-8 146-68 323-108 427-4 8-4 10-4 10 0 6 6 6 8 6 11 0 36-14 45-27 4-4 91-224 110-394 4-26 6-55 6-57 0-9 0-11-8-11-7 0-26 10-39 17-33 15-57 29-57 40 0 4 3 4 7 4 6 0 8 0 40-15zM467 388c0 0 0-6-7-6-4 0-12 0-21 8-8 5-10 7-13 19-18 49-84 49-84 49-67 0-160-209-160-270 0-11 2-17 25-42 49-49 169-117 200-117 15 0 24 11 24 28 0 4-2 8-2 11 0 4 2 8 8 8 2 0 34-4 34-36 0-23-13-40-38-40-45 0-139 53-192 91-28 21-100 72-100 114 0 57 68 202 117 251 23 23 36 33 57 33 52 0 107-29 131-61 19-21 21-38 21-40z">
            <text:p/>
          </draw:path>
          <draw:path draw:style-name="gr3" draw:text-style-name="P3" draw:layer="layout" svg:width="0.079cm" svg:height="0.201cm" svg:x="10.167cm" svg:y="-0.50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96cm" svg:height="0.488cm" svg:x="10.439cm" svg:y="-0.904cm" svg:viewBox="0 0 397 489" svg:d="M397 8c0-4 0-8-6-8-3 0-5 0-13 10l-32 38c-17-31-52-48-95-48-86 0-167 78-167 158 0 55 36 85 70 95l72 19c25 6 61 17 61 72 0 59-53 124-120 124-44 0-118-16-118-99 0-15 4-32 4-36 2-2 2-4 2-4 0-8-6-8-8-8-3 0-5 0-7 2s-40 156-40 158c0 4 4 8 8 8 3 0 3-2 11-12l34-38c29 40 74 50 112 50 91 0 171-90 171-173 0-48-23-71-32-78-17-17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2cm" svg:x="10.883cm" svg:y="-0.904cm" svg:viewBox="0 0 464 603" svg:d="M260 468c105-38 204-158 204-287 0-109-73-181-171-181-145 0-293 152-293 308 0 112 76 179 171 179 17 0 40-2 66-10-1 42-1 44-1 52 0 20 0 74 55 74 79 0 112-124 112-130 0-5-6-7-8-7-6 0-7 4-7 7-18 48-56 65-80 65-31 0-40-19-48-70zM135 464c-53-21-76-74-76-135 0-46 17-141 68-213 50-68 112-99 162-99 66 0 116 51 116 143 0 66-35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11.404cm" svg:y="-0.889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4 0 5 4 7 9 7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079cm" svg:height="0.201cm" svg:x="12.004cm" svg:y="-0.50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3cm" svg:height="0.303cm" svg:x="12.251cm" svg:y="-0.729cm" svg:viewBox="0 0 331 304" svg:d="M2 272c-2 7-2 9-2 15 0 11 9 17 19 17 21 0 25-15 30-38 6-23 2-11 31-123 57 1 116 13 116 57 0 5 0 7-2 15-2 9-4 17-4 23 0 40 28 66 63 66 21 0 38-11 51-34 17-29 27-68 27-68 0-8-8-8-10-8-6 0-8 4-9 13-12 46-27 82-57 82-16 0-23-8-23-32 0-10 4-25 5-36 2-8 4-16 4-23 0-63-93-69-131-69 23-13 44-30 63-45 30-27 49-44 78-55-2 3-4 11-4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01cm" svg:x="12.654cm" svg:y="-0.50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2.873cm" svg:y="-0.729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13.285cm" svg:y="-0.50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13.503cm" svg:y="-0.729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3.882cm" svg:y="-0.936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01cm" svg:x="14.104cm" svg:y="-0.50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14.32cm" svg:y="-0.729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4.699cm" svg:y="-0.936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119cm" svg:height="0.242cm" svg:x="14.852cm" svg:y="-0.936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079cm" svg:height="0.201cm" svg:x="15.077cm" svg:y="-0.50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33cm" svg:height="0.609cm" svg:x="15.35cm" svg:y="-0.904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5c-13 64-25 125-59 125-2 0-19 0-32-11 30-2 38-27 38-36 0-16-14-25-27-25-17 0-36 15-36 42 0 28 30 45 57 45 36 0 65-40 76-64 21-44 36-124 38-130z">
            <text:p/>
          </draw:path>
          <draw:path draw:style-name="gr3" draw:text-style-name="P3" draw:layer="layout" svg:width="0.261cm" svg:height="0.297cm" svg:x="15.639cm" svg:y="-0.539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5.945cm" svg:y="-0.653cm" svg:viewBox="0 0 95 177" svg:d="M91 32c0 0 4-7 4-13 0-11-11-19-21-19-15 0-19 11-21 15l-51 147c-2 3-2 5-2 5 0 6 15 10 15 10 2 0 4-2 6-6z">
            <text:p/>
          </draw:path>
          <draw:polygon draw:style-name="gr3" draw:text-style-name="P3" draw:layer="layout" svg:width="1.791cm" svg:height="0.028cm" svg:x="14.341cm" svg:y="-0.163cm" svg:viewBox="0 0 1792 29" draw:points="897,29 0,29 0,0 1792,0 1792,29">
            <text:p/>
          </draw:polygon>
          <draw:path draw:style-name="gr3" draw:text-style-name="P3" draw:layer="layout" svg:width="0.594cm" svg:height="0.349cm" svg:x="16.355cm" svg:y="-0.775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246cm" svg:height="0.303cm" svg:x="17.203cm" svg:y="-0.72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9cm" svg:x="17.721cm" svg:y="-0.794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396cm" svg:height="0.488cm" svg:x="18.329cm" svg:y="-0.904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text-style-name="P3" draw:layer="layout" svg:width="0.33cm" svg:height="0.303cm" svg:x="12.265cm" svg:y="-0.746cm" svg:viewBox="0 0 331 304" svg:d="M2 272c-2 7-2 9-2 15 0 11 9 17 19 17 21 0 25-15 30-38 6-23 2-11 31-123 57 1 116 13 116 57 0 5 0 7-2 15-2 9-4 17-4 23 0 40 28 66 63 66 21 0 38-11 51-34 17-29 27-68 27-68 0-8-8-8-10-8-6 0-8 4-9 13-12 46-27 82-57 82-16 0-23-8-23-32 0-10 4-25 5-36 2-8 4-16 4-23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01cm" svg:x="12.669cm" svg:y="-0.522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12.886cm" svg:y="-0.746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13.3cm" svg:y="-0.52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3.517cm" svg:y="-0.746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3.897cm" svg:y="-0.955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9cm" svg:height="0.201cm" svg:x="14.119cm" svg:y="-0.52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4.336cm" svg:y="-0.746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4.714cm" svg:y="-0.955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19cm" svg:height="0.242cm" svg:x="14.868cm" svg:y="-0.955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01cm" svg:x="15.09cm" svg:y="-0.522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33cm" svg:height="0.609cm" svg:x="15.365cm" svg:y="-0.923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5c-13 64-25 125-59 125-2 0-19 0-32-11 30-2 36-27 36-36 0-16-12-25-25-25-17 0-36 15-36 42 0 28 30 45 57 45 36 0 65-40 76-64 21-44 36-124 38-130z">
            <text:p/>
          </draw:path>
          <draw:path draw:style-name="gr3" draw:text-style-name="P3" draw:layer="layout" svg:width="0.261cm" svg:height="0.297cm" svg:x="15.654cm" svg:y="-0.558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5.96cm" svg:y="-0.672cm" svg:viewBox="0 0 95 177" svg:d="M91 32c0 0 4-7 4-13 0-11-11-19-21-19-15 0-19 11-21 15l-51 147c-2 3-2 5-2 5 0 6 15 10 15 10 2 0 4-2 6-6z">
            <text:p/>
          </draw:path>
          <draw:polygon draw:style-name="gr3" draw:text-style-name="P3" draw:layer="layout" svg:width="1.791cm" svg:height="0.028cm" svg:x="14.357cm" svg:y="-0.18cm" svg:viewBox="0 0 1792 29" draw:points="897,29 0,29 0,0 1792,0 1792,29">
            <text:p/>
          </draw:polygon>
          <draw:path draw:style-name="gr3" draw:text-style-name="P3" draw:layer="layout" svg:width="0.594cm" svg:height="0.349cm" svg:x="16.371cm" svg:y="-0.794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246cm" svg:height="0.303cm" svg:x="17.218cm" svg:y="-0.746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9cm" svg:x="17.737cm" svg:y="-0.813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text-style-name="P3" draw:layer="layout" svg:width="0.396cm" svg:height="0.488cm" svg:x="18.345cm" svg:y="-0.923cm" svg:viewBox="0 0 397 489" svg:d="M397 8c0-4 0-8-6-8-3 0-5 0-13 10l-32 38c-17-31-52-48-95-48-86 0-167 78-167 158 0 55 36 85 70 95l72 19c25 6 61 17 61 72 0 59-53 124-120 124-44 0-118-16-118-99 0-15 4-32 4-36 2-2 2-4 2-4 0-8-6-8-8-8-3 0-5 0-7 2s-40 156-40 158c0 4 4 8 8 8 3 0 3-2 11-12l34-38c29 40 74 50 112 50 91 0 171-90 171-173 0-48-23-71-32-78-17-17-27-19-86-35-15-3-39-11-45-11-17-8-40-27-40-63 0-53 53-110 116-110 57 0 97 29 97 105 0 20-2 32-2 36 0 2 0 7 7 7 8 0 8-2 10-13z">
            <text:p/>
          </draw:path>
          <draw:path draw:style-name="gr3" draw:text-style-name="P3" draw:layer="layout" svg:width="0.33cm" svg:height="0.303cm" svg:x="12.28cm" svg:y="-0.729cm" svg:viewBox="0 0 331 304" svg:d="M2 272c-2 7-2 9-2 15 0 11 9 17 19 17 21 0 25-15 30-38 6-23 2-11 31-123 57 1 116 13 116 57 0 5 0 7-2 15-2 9-4 17-4 23 0 40 28 66 63 66 21 0 38-11 51-34 17-29 27-68 27-68 0-8-8-8-10-8-6 0-8 4-9 13-12 46-27 82-57 82-16 0-23-8-23-32 0-10 4-25 5-36 2-8 4-16 4-23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01cm" svg:x="12.685cm" svg:y="-0.50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2.901cm" svg:y="-0.729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2-15 11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13.315cm" svg:y="-0.50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3.532cm" svg:y="-0.729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3.91cm" svg:y="-0.936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079cm" svg:height="0.201cm" svg:x="14.132cm" svg:y="-0.50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14.351cm" svg:y="-0.729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4.729cm" svg:y="-0.936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14.883cm" svg:y="-0.936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9cm" svg:height="0.201cm" svg:x="15.105cm" svg:y="-0.50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33cm" svg:height="0.609cm" svg:x="15.379cm" svg:y="-0.904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5c-13 64-25 125-59 125-2 0-19 0-32-11 30-2 38-27 38-36 0-16-14-25-27-25-17 0-36 15-36 42 0 28 30 45 57 45 36 0 65-40 76-64 21-44 36-124 38-130z">
            <text:p/>
          </draw:path>
          <draw:path draw:style-name="gr3" draw:text-style-name="P3" draw:layer="layout" svg:width="0.261cm" svg:height="0.297cm" svg:x="15.669cm" svg:y="-0.539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5.975cm" svg:y="-0.653cm" svg:viewBox="0 0 95 177" svg:d="M91 32c0 0 4-7 4-13 0-11-11-19-21-19-15 0-19 11-21 15l-51 147c-2 3-2 5-2 5 0 6 15 10 15 10 2 0 4-2 6-6z">
            <text:p/>
          </draw:path>
          <draw:polygon draw:style-name="gr3" draw:text-style-name="P3" draw:layer="layout" svg:width="1.791cm" svg:height="0.028cm" svg:x="14.372cm" svg:y="-0.163cm" svg:viewBox="0 0 1792 29" draw:points="897,29 0,29 0,0 1792,0 1792,29">
            <text:p/>
          </draw:polygon>
          <draw:path draw:style-name="gr3" draw:text-style-name="P3" draw:layer="layout" svg:width="0.594cm" svg:height="0.349cm" svg:x="16.386cm" svg:y="-0.775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246cm" svg:height="0.303cm" svg:x="17.233cm" svg:y="-0.72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9cm" svg:x="17.752cm" svg:y="-0.794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text-style-name="P3" draw:layer="layout" svg:width="0.396cm" svg:height="0.488cm" svg:x="18.36cm" svg:y="-0.904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text-style-name="P3" draw:layer="layout" svg:width="0.521cm" svg:height="0.299cm" svg:x="19.023cm" svg:y="-0.729cm" svg:viewBox="0 0 522 300" svg:d="M477 46c4-10 6-14 45-14v-32c-15 2-36 2-51 2-19 0-49-2-64-2v32c5 0 39 0 39 8 0 2-1 6-3 8l-71 173-76-189h38v-32c-22 0-57 2-78 2-26 0-55-2-66-2v32h40c13 33 13 35 13 35 0 3-2 7-2 9l-53 129-70-173h38v-32c-29 2-55 2-84 2-19 0-49-2-72-2v32h40l102 251c4 12 8 17 23 17 17 0 21-5 25-17l72-175 70 175c4 12 8 17 25 17 15 0 19-5 23-17z">
            <text:p/>
          </draw:path>
          <draw:path draw:style-name="gr3" draw:text-style-name="P3" draw:layer="layout" svg:width="0.381cm" svg:height="0.465cm" svg:x="19.589cm" svg:y="-0.896cm" svg:viewBox="0 0 382 466" svg:d="M46 433h-46v33c19 0 59-2 84-2 26 0 66 2 85 2v-33h-46v-138c0-74 57-107 99-107 23 0 38 14 38 65v180h-47v33c19 0 59-2 85-2 27 0 65 2 84 2v-33h-46v-173c0-70-36-97-102-97-65 0-99 40-114 67v-230l-120 6v30c42 0 46 0 46 27z">
            <text:p/>
          </draw:path>
          <draw:path draw:style-name="gr3" draw:text-style-name="P3" draw:layer="layout" svg:width="0.309cm" svg:height="0.307cm" svg:x="20.005cm" svg:y="-0.737cm" svg:viewBox="0 0 310 308" svg:d="M289 158c15 0 21 0 21-17 0-21-4-71-36-105-27-25-61-36-109-36-106 0-165 68-165 154 0 89 66 154 175 154 106 0 135-70 135-82 0-13-12-13-16-13-11 0-13 4-17 15-13 32-53 53-97 53-93 0-95-89-95-123zM85 135c2-25 2-53 18-76 17-27 43-34 62-34 80 0 80 87 82 110z">
            <text:p/>
          </draw:path>
          <draw:path draw:style-name="gr3" draw:text-style-name="P3" draw:layer="layout" svg:width="0.271cm" svg:height="0.301cm" svg:x="20.361cm" svg:y="-0.733cm" svg:viewBox="0 0 272 302" svg:d="M112 76v-76l-112 6v30c42 0 46 0 46 27v209h-46v30c23 0 53-2 85-2 25 0 69 0 92 2v-30h-57v-118c0-48 17-129 83-129 0 0-13 11-13 30 0 29 21 42 42 42 19 0 40-15 40-42 0-36-36-55-71-55-47 0-74 34-89 76z">
            <text:p/>
          </draw:path>
          <draw:path draw:style-name="gr3" draw:text-style-name="P3" draw:layer="layout" svg:width="0.309cm" svg:height="0.307cm" svg:x="20.672cm" svg:y="-0.737cm" svg:viewBox="0 0 310 308" svg:d="M289 158c15 0 21 0 21-17 0-21-4-71-36-105-27-25-61-36-109-36-106 0-165 68-165 154 0 89 66 154 175 154 106 0 135-70 135-82 0-13-12-13-16-13-11 0-13 4-17 15-13 32-53 53-97 53-93 0-95-89-95-123zM85 135c2-25 2-53 18-76 17-27 43-34 62-34 80 0 80 87 82 110z">
            <text:p/>
          </draw:path>
          <draw:path draw:style-name="gr3" draw:text-style-name="P3" draw:layer="layout" svg:width="0.276cm" svg:height="0.427cm" svg:x="21.217cm" svg:y="-0.729cm" svg:viewBox="0 0 277 428" svg:d="M277 8c0-4-2-8-7-8-8 0-34 27-46 48-15-37-40-48-63-48-77 0-161 99-161 196 0 66 40 108 89 108 29 0 55-17 78-40-6 23-26 114-28 120-6 19-12 21-50 23-9 0-15 0-15 13 0 0 0 8 10 8 20 0 43-4 66-4s48 4 68 4c4 0 14 0 14-15 0-6-8-6-17-6-33 0-33-6-33-12 0-5 0-9 2-15zM91 289c-40 0-44-51-44-63 0-32 19-104 31-133 21-49 57-78 83-78 44 0 54 53 54 59 0 4-36 150-38 154-12 19-48 61-86 61z">
            <text:p/>
          </draw:path>
          <draw:path draw:style-name="gr3" draw:text-style-name="P3" draw:layer="layout" svg:width="0.335cm" svg:height="0.389cm" svg:x="21.751cm" svg:y="-0.794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text-style-name="P3" draw:layer="layout" svg:width="0.238cm" svg:height="0.668cm" svg:x="22.373cm" svg:y="-0.934cm" svg:viewBox="0 0 239 669" svg:d="M142 89c0-26 18-70 92-74 2-2 5-4 5-7 0-8-5-8-13-8-66 0-129 34-129 84v152c0 26 0 47-27 70-24 19-49 21-64 21-4 2-6 4-6 8 0 7 4 7 11 7 44 4 76 27 84 59 2 8 2 10 2 34v133c0 27 0 50 32 75 27 21 70 26 97 26 8 0 13 0 13-5 0-8-3-8-11-8-42-4-76-25-84-59-2-6-2-8-2-32v-141c0-30-5-42-26-63-15-13-34-21-53-26 55-16 79-46 79-86z">
            <text:p/>
          </draw:path>
          <draw:path draw:style-name="gr3" draw:text-style-name="P3" draw:layer="layout" svg:width="0.246cm" svg:height="0.303cm" svg:x="22.694cm" svg:y="-0.72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143cm" svg:height="0.316cm" svg:x="22.994cm" svg:y="-0.644cm" svg:viewBox="0 0 144 317" svg:d="M131 17c0-7-6-17-19-17s-27 11-27 27c0 7 6 17 19 17 14 0 27-14 27-27zM34 257c-2 5-4 11-4 21 0 20 19 39 46 39 47 0 68-66 68-72 0-7-7-7-7-7-8 0-8 3-10 9-11 36-32 57-51 57-10 0-11-7-11-17 0-11 3-19 7-30 6-14 10-25 15-38 4-12 21-54 23-59 2-6 4-12 4-16 0-22-19-39-46-39-47 0-68 64-68 72 0 6 8 6 8 6 7 0 7-2 9-8 11-40 32-57 49-57 8 0 14 4 14 17 0 9-4 17-15 46z">
            <text:p/>
          </draw:path>
          <draw:path draw:style-name="gr3" draw:text-style-name="P3" draw:layer="layout" svg:width="0.079cm" svg:height="0.201cm" svg:x="23.25cm" svg:y="-0.50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3.524cm" svg:y="-0.72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3.801cm" svg:y="-0.539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79cm" svg:height="0.201cm" svg:x="24.168cm" svg:y="-0.50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4.442cm" svg:y="-0.72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4.717cm" svg:y="-0.539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5.023cm" svg:y="-0.65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25.264cm" svg:y="-0.50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246cm" svg:height="0.303cm" svg:x="25.538cm" svg:y="-0.72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5.815cm" svg:y="-0.539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6.121cm" svg:y="-0.65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6.268cm" svg:y="-0.65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38cm" svg:height="0.668cm" svg:x="26.499cm" svg:y="-0.934cm" svg:viewBox="0 0 239 669" svg:d="M97 582c0 26-17 68-91 74-4 0-6 2-6 8 0 5 8 5 13 5 65 0 128-32 129-83v-153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olygon draw:style-name="gr3" draw:text-style-name="P3" draw:layer="layout" svg:width="5.606cm" svg:height="0.028cm" svg:x="21.191cm" svg:y="-0.163cm" svg:viewBox="0 0 5607 29" draw:points="2804,29 0,29 0,0 5607,0 5607,29">
            <text:p/>
          </draw:polygon>
          <draw:path draw:style-name="gr3" draw:text-style-name="P3" draw:layer="layout" svg:width="0.276cm" svg:height="0.427cm" svg:x="21.233cm" svg:y="-0.756cm" svg:viewBox="0 0 277 428" svg:d="M277 8c0-4-2-8-7-8-8 0-34 27-46 48-15-37-40-48-63-48-77 0-161 99-161 196 0 66 40 108 89 108 29 0 55-17 78-40-6 23-26 114-28 120-6 19-12 21-50 23-9 0-15 0-15 13 0 0 0 8 10 8 20 0 43-4 66-4s48 4 68 4c4 0 14 0 14-15 0-6-8-6-17-6-33 0-33-6-33-12 0-5 0-9 2-15zM91 289c-40 0-44-51-44-63 0-32 19-104 31-133 21-49 57-78 83-78 44 0 54 53 54 59 0 4-36 150-38 154-12 19-48 61-86 61z">
            <text:p/>
          </draw:path>
          <draw:path draw:style-name="gr3" draw:text-style-name="P3" draw:layer="layout" svg:width="0.335cm" svg:height="0.389cm" svg:x="21.768cm" svg:y="-0.82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text-style-name="P3" draw:layer="layout" svg:width="0.238cm" svg:height="0.668cm" svg:x="22.39cm" svg:y="-0.961cm" svg:viewBox="0 0 239 669" svg:d="M142 89c0-26 18-70 92-74 2-2 5-4 5-7 0-8-5-8-13-8-66 0-129 34-129 84v152c0 26 0 47-27 70-24 19-49 21-64 21-4 2-6 4-6 8 0 7 4 7 11 7 44 4 76 27 84 59 2 8 2 10 2 34v133c0 27 0 50 32 75 27 21 70 26 97 26 8 0 13 0 13-5 0-8-3-8-11-8-42-4-76-25-84-59-2-6-2-8-2-32v-141c0-30-5-42-26-63-15-13-34-21-53-26 55-16 79-46 79-86z">
            <text:p/>
          </draw:path>
          <draw:path draw:style-name="gr3" draw:text-style-name="P3" draw:layer="layout" svg:width="0.246cm" svg:height="0.303cm" svg:x="22.711cm" svg:y="-0.756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143cm" svg:height="0.316cm" svg:x="23.009cm" svg:y="-0.67cm" svg:viewBox="0 0 144 317" svg:d="M131 17c0-7-6-17-19-17s-27 11-27 27c0 7 6 17 19 17 14 0 27-14 27-27zM34 257c-2 5-4 11-4 21 0 20 19 39 46 39 47 0 68-66 68-72 0-7-7-7-7-7-8 0-8 3-10 9-11 36-32 57-51 57-10 0-11-7-11-17 0-11 3-19 7-30 6-14 10-25 15-38 4-12 21-54 23-59 2-6 4-12 4-16 0-22-19-39-46-39-47 0-68 64-68 72 0 6 8 6 8 6 7 0 7-2 9-8 11-40 32-57 49-57 8 0 14 4 14 17 0 9-4 17-15 46z">
            <text:p/>
          </draw:path>
          <draw:path draw:style-name="gr3" draw:text-style-name="P3" draw:layer="layout" svg:width="0.079cm" svg:height="0.201cm" svg:x="23.268cm" svg:y="-0.531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3.541cm" svg:y="-0.756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3.817cm" svg:y="-0.566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79cm" svg:height="0.201cm" svg:x="24.183cm" svg:y="-0.531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4.457cm" svg:y="-0.756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4.734cm" svg:y="-0.566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5.04cm" svg:y="-0.68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25.282cm" svg:y="-0.531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5.555cm" svg:y="-0.756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5.831cm" svg:y="-0.566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6.137cm" svg:y="-0.68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6.285cm" svg:y="-0.68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38cm" svg:height="0.668cm" svg:x="26.517cm" svg:y="-0.961cm" svg:viewBox="0 0 239 669" svg:d="M97 582c0 26-17 68-91 74-4 0-6 2-6 8 0 5 8 5 13 5 65 0 128-32 129-83v-153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olygon draw:style-name="gr3" draw:text-style-name="P3" draw:layer="layout" svg:width="5.606cm" svg:height="0.028cm" svg:x="21.206cm" svg:y="-0.189cm" svg:viewBox="0 0 5607 29" draw:points="2804,29 0,29 0,0 5607,0 5607,29">
            <text:p/>
          </draw:polygon>
          <draw:path draw:style-name="gr3" draw:text-style-name="P3" draw:layer="layout" svg:width="0.276cm" svg:height="0.427cm" svg:x="21.25cm" svg:y="-0.729cm" svg:viewBox="0 0 277 428" svg:d="M277 8c0-4-2-8-7-8-8 0-34 27-46 48-15-37-40-48-63-48-77 0-161 99-161 196 0 66 40 108 89 108 29 0 55-17 78-40-6 23-26 114-28 120-6 19-12 21-50 23-9 0-15 0-15 13 0 0 0 8 10 8 20 0 43-4 66-4s48 4 68 4c4 0 14 0 14-15 0-6-8-6-17-6-33 0-33-6-33-12 0-5 0-9 2-15zM91 289c-40 0-44-51-44-63 0-32 19-104 31-133 21-49 57-78 83-78 44 0 54 53 54 59 0 4-36 150-38 154-12 19-48 61-86 61z">
            <text:p/>
          </draw:path>
          <draw:path draw:style-name="gr3" draw:text-style-name="P3" draw:layer="layout" svg:width="0.335cm" svg:height="0.389cm" svg:x="21.786cm" svg:y="-0.794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text-style-name="P3" draw:layer="layout" svg:width="0.238cm" svg:height="0.668cm" svg:x="22.407cm" svg:y="-0.934cm" svg:viewBox="0 0 239 669" svg:d="M142 89c0-26 18-70 92-74 2-2 5-4 5-7 0-8-5-8-13-8-66 0-129 34-129 84v152c0 26 0 47-27 70-24 19-49 21-64 21-4 2-6 4-6 8 0 7 4 7 11 7 44 4 76 27 84 59 2 8 2 10 2 34v133c0 27 0 50 32 75 27 21 70 26 97 26 8 0 13 0 13-5 0-8-3-8-11-8-42-4-76-25-84-59-2-6-2-8-2-32v-141c0-30-5-42-26-63-15-13-34-21-53-26 55-16 79-46 79-86z">
            <text:p/>
          </draw:path>
          <draw:path draw:style-name="gr3" draw:text-style-name="P3" draw:layer="layout" svg:width="0.246cm" svg:height="0.303cm" svg:x="22.728cm" svg:y="-0.72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143cm" svg:height="0.316cm" svg:x="23.026cm" svg:y="-0.644cm" svg:viewBox="0 0 144 317" svg:d="M131 17c0-7-6-17-19-17s-27 11-27 27c0 7 6 17 19 17 14 0 27-14 27-27zM34 257c-2 5-4 11-4 21 0 20 19 39 46 39 47 0 68-66 68-72 0-7-7-7-7-7-8 0-8 3-10 9-11 36-32 57-51 57-10 0-11-7-11-17 0-11 3-19 7-30 6-14 10-25 15-38 4-12 21-54 23-59 2-6 4-12 4-16 0-22-19-39-46-39-47 0-68 64-68 72 0 6 8 6 8 6 7 0 7-2 9-8 11-40 32-57 49-57 8 0 14 4 14 17 0 9-4 17-15 46z">
            <text:p/>
          </draw:path>
          <draw:path draw:style-name="gr3" draw:text-style-name="P3" draw:layer="layout" svg:width="0.079cm" svg:height="0.201cm" svg:x="23.285cm" svg:y="-0.50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3.558cm" svg:y="-0.72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3.834cm" svg:y="-0.539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79cm" svg:height="0.201cm" svg:x="24.2cm" svg:y="-0.50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4.474cm" svg:y="-0.72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4.751cm" svg:y="-0.539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5.057cm" svg:y="-0.65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25.299cm" svg:y="-0.50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5.572cm" svg:y="-0.72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5.848cm" svg:y="-0.539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6.154cm" svg:y="-0.65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6.3cm" svg:y="-0.65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38cm" svg:height="0.668cm" svg:x="26.534cm" svg:y="-0.934cm" svg:viewBox="0 0 239 669" svg:d="M97 582c0 26-17 68-91 74-4 0-6 2-6 8 0 5 8 5 13 5 65 0 128-32 129-83v-153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olygon draw:style-name="gr3" draw:text-style-name="P3" draw:layer="layout" svg:width="5.606cm" svg:height="0.028cm" svg:x="21.223cm" svg:y="-0.163cm" svg:viewBox="0 0 5607 29" draw:points="2804,29 0,29 0,0 5607,0 5607,29">
            <text:p/>
          </draw:polygon>
        </draw:g>
        <draw:g>
          <svg:title>TexMaths</svg:title>
          <svg:desc>19§latex§\pmb{update $PMSI \leftarrow P_{new}$}§svg§600§TRUE§</svg:desc>
          <draw:polygon draw:style-name="gr4" draw:text-style-name="P4" draw:layer="layout" svg:width="6.765cm" svg:height="0.62cm" svg:x="1.029cm" svg:y="-4.999cm" svg:viewBox="0 0 6766 621" draw:points="3382,621 0,621 0,0 6766,0 6766,621">
            <text:p/>
          </draw:polygon>
          <draw:path draw:style-name="gr3" draw:text-style-name="P3" draw:layer="layout" svg:width="0.337cm" svg:height="0.303cm" svg:x="1.05cm" svg:y="-4.804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.419cm" svg:y="-4.804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1.812cm" svg:y="-4.973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2.188cm" svg:y="-4.807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2.507cm" svg:y="-4.92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259cm" svg:height="0.307cm" svg:x="2.773cm" svg:y="-4.80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478cm" svg:height="0.457cm" svg:x="3.3cm" svg:y="-4.96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3.824cm" svg:y="-4.96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4.55cm" svg:y="-4.98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4.987cm" svg:y="-4.96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94cm" svg:height="0.349cm" svg:x="5.532cm" svg:y="-4.84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6.376cm" svg:y="-4.96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799cm" svg:y="-4.615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138cm" svg:y="-4.61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383cm" svg:y="-4.61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337cm" svg:height="0.303cm" svg:x="1.067cm" svg:y="-4.8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.436cm" svg:y="-4.83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1.829cm" svg:y="-4.999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2.205cm" svg:y="-4.834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2.524cm" svg:y="-4.946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259cm" svg:height="0.307cm" svg:x="2.79cm" svg:y="-4.83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478cm" svg:height="0.457cm" svg:x="3.317cm" svg:y="-4.992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3.839cm" svg:y="-4.992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4.567cm" svg:y="-5.007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5.004cm" svg:y="-4.992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94cm" svg:height="0.349cm" svg:x="5.549cm" svg:y="-4.87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6.391cm" svg:y="-4.992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816cm" svg:y="-4.642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155cm" svg:y="-4.642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4cm" svg:y="-4.642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337cm" svg:height="0.303cm" svg:x="1.084cm" svg:y="-4.804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.453cm" svg:y="-4.804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1.846cm" svg:y="-4.973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2.222cm" svg:y="-4.807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2.541cm" svg:y="-4.92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259cm" svg:height="0.307cm" svg:x="2.806cm" svg:y="-4.80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478cm" svg:height="0.457cm" svg:x="3.334cm" svg:y="-4.96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3.856cm" svg:y="-4.96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4.584cm" svg:y="-4.98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5.019cm" svg:y="-4.96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94cm" svg:height="0.349cm" svg:x="5.566cm" svg:y="-4.84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6.408cm" svg:y="-4.96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832cm" svg:y="-4.615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172cm" svg:y="-4.61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415cm" svg:y="-4.61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</draw:g>
        <draw:g>
          <svg:title>TexMaths</svg:title>
          <svg:desc>19§latex§\pmb{if $s_{p'} = PMSI \text{  } \underline{s_{p''} = null}$ then}§svg§600§TRUE§</svg:desc>
          <draw:polygon draw:style-name="gr4" draw:text-style-name="P4" draw:layer="layout" svg:width="9.151cm" svg:height="0.788cm" svg:x="10.392cm" svg:y="0cm" svg:viewBox="0 0 9152 789" draw:points="4575,789 0,789 0,0 9152,0 9152,789">
            <text:p/>
          </draw:polygon>
          <draw:path draw:style-name="gr3" draw:text-style-name="P3" draw:layer="layout" svg:width="0.143cm" svg:height="0.447cm" svg:x="10.415cm" svg:y="0.041cm" svg:viewBox="0 0 144 448" svg:d="M97 152l-95 8v21c45 0 51 3 51 36v180c0 30-7 31-53 31v20c21 0 59-1 74-1 25 0 48 1 70 1v-20c-43 0-47-4-47-29zM101 36c0-23-17-36-36-36-21 0-37 19-37 36s16 34 37 34c19 0 36-13 36-34z">
            <text:p/>
          </draw:path>
          <draw:path draw:style-name="gr3" draw:text-style-name="P3" draw:layer="layout" svg:width="0.217cm" svg:height="0.472cm" svg:x="10.599cm" svg:y="0.017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text-style-name="P3" draw:layer="layout" svg:width="0.246cm" svg:height="0.303cm" svg:x="11.038cm" svg:y="0.193cm" svg:viewBox="0 0 247 304" svg:d="M228 46c-19 0-32 15-32 30 0 10 5 19 21 19 15 0 30-11 30-38 0-28-29-57-80-57-89 0-114 68-114 99 0 51 51 63 70 66 35 6 71 14 71 52 0 17-15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1.313cm" svg:y="0.381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1.619cm" svg:y="0.26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5cm" svg:height="0.157cm" svg:x="12.026cm" svg:y="0.24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478cm" svg:height="0.457cm" svg:x="12.719cm" svg:y="0.03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3.24cm" svg:y="0.032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8l91-364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13.966cm" svg:y="0.017cm" svg:viewBox="0 0 397 488" svg:d="M397 8c0-4 0-8-6-8-3 0-5 0-13 10l-32 38c-17-31-52-48-95-48-86 0-167 78-167 158 0 55 36 85 70 95l72 19c25 5 63 17 63 72 0 59-55 123-122 123-44 0-118-15-118-98 0-16 4-33 4-36 2-2 2-4 2-4 0-8-6-8-8-8-3 0-5 0-7 2s-40 156-40 158c0 3 4 7 8 7 3 0 3-2 11-11l34-38c29 40 74 49 112 49 91 0 171-89 171-173 0-47-23-70-32-77-15-18-27-20-86-35-15-4-39-11-45-11-17-8-40-27-40-63 0-53 53-110 116-110 57 0 97 29 97 105 0 20-2 32-2 36 0 1 0 7 7 7 8 0 8-2 10-13z">
            <text:p/>
          </draw:path>
          <draw:path draw:style-name="gr3" draw:text-style-name="P3" draw:layer="layout" svg:width="0.311cm" svg:height="0.457cm" svg:x="14.399cm" svg:y="0.032cm" svg:viewBox="0 0 312 458" svg:d="M228 51c6-24 8-30 61-30 17 0 23 0 23-13 0-8-8-8-12-8-19 0-68 2-87 2-21 0-71-2-90-2-5 0-13 0-13 13 0 8 6 8 19 8 27 0 46 0 46 13 0 2 0 4-2 10l-89 363c-8 24-10 30-63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246cm" svg:height="0.303cm" svg:x="14.978cm" svg:y="0.193cm" svg:viewBox="0 0 247 304" svg:d="M228 46c-19 0-32 15-32 30 0 10 5 19 21 19 15 0 30-11 30-38 0-28-29-57-80-57-89 0-114 68-114 99 0 51 51 63 70 66 35 6 71 14 71 52 0 17-17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5.256cm" svg:y="0.381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5.562cm" svg:y="0.26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5.708cm" svg:y="0.26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5cm" svg:height="0.157cm" svg:x="16.115cm" svg:y="0.24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16.8cm" svg:y="0.193cm" svg:viewBox="0 0 363 304" svg:d="M40 257c-2 11-6 26-6 30 0 11 10 17 19 17 8 0 19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0-11 57z">
            <text:p/>
          </draw:path>
          <draw:path draw:style-name="gr3" draw:text-style-name="P3" draw:layer="layout" svg:width="0.345cm" svg:height="0.303cm" svg:x="17.199cm" svg:y="0.193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7.591cm" svg:y="0.024cm" svg:viewBox="0 0 144 473" svg:d="M144 8c0 0 0-8-7-8-17 0-67 6-84 8-6 0-13 0-13 13 0 8 7 8 17 8 32 0 34 5 34 11l-2 13-85 335c-2 7-4 13-4 22 0 38 30 63 61 63 23 0 40-13 51-38 13-25 21-65 21-66 0-6-6-6-8-6-7 0-7 2-9 11-12 44-25 84-53 84-19 0-19-21-19-30 0-18 0-20 3-33z">
            <text:p/>
          </draw:path>
          <draw:path draw:style-name="gr3" draw:text-style-name="P3" draw:layer="layout" svg:width="0.143cm" svg:height="0.472cm" svg:x="17.802cm" svg:y="0.024cm" svg:viewBox="0 0 144 473" svg:d="M144 8c0 0 0-8-7-8-17 0-67 6-84 8-6 0-13 0-13 13 0 8 7 8 17 8 32 0 34 5 34 11l-2 13-85 335c-2 7-4 13-4 22 0 38 30 63 61 63 23 0 40-13 51-38 13-25 21-65 21-66 0-6-6-6-8-6-7 0-7 2-9 11-13 44-25 84-53 84-19 0-19-21-19-30 0-18 0-20 3-33z">
            <text:p/>
          </draw:path>
          <draw:polygon draw:style-name="gr3" draw:text-style-name="P3" draw:layer="layout" svg:width="3.048cm" svg:height="0.028cm" svg:x="14.944cm" svg:y="0.76cm" svg:viewBox="0 0 3049 29" draw:points="1526,29 0,29 0,0 3049,0 3049,29">
            <text:p/>
          </draw:polygon>
          <draw:path draw:style-name="gr3" draw:text-style-name="P3" draw:layer="layout" svg:width="0.21cm" svg:height="0.419cm" svg:x="18.227cm" svg:y="0.077cm" svg:viewBox="0 0 211 420" svg:d="M104 144h95v-20h-95v-124h-17c-2 55-21 127-87 129v15h57v185c0 83 63 91 87 91 48 0 67-48 67-91v-38h-17v38c0 49-21 74-46 74-44 0-44-61-44-72z">
            <text:p/>
          </draw:path>
          <draw:path draw:style-name="gr3" draw:text-style-name="P3" draw:layer="layout" svg:width="0.337cm" svg:height="0.465cm" svg:x="18.495cm" svg:y="0.024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text-style-name="P3" draw:layer="layout" svg:width="0.259cm" svg:height="0.307cm" svg:x="18.862cm" svg:y="0.1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19.16cm" svg:y="0.193cm" svg:viewBox="0 0 338 296" svg:d="M53 67v178c0 30-7 31-53 31v20c23 0 57-1 76-1 17 0 51 1 76 1v-20c-46 0-53-1-53-31v-123c0-69 47-107 91-107 42 0 49 36 49 74v156c0 30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143cm" svg:height="0.447cm" svg:x="10.43cm" svg:y="0.015cm" svg:viewBox="0 0 144 448" svg:d="M97 152l-95 8v21c45 0 51 3 51 36v180c0 30-7 31-53 31v20c21 0 59-1 74-1 25 0 48 1 70 1v-20c-43 0-47-4-47-29zM101 36c0-23-17-36-36-36-21 0-37 19-37 36s16 34 37 34c19 0 36-13 36-34z">
            <text:p/>
          </draw:path>
          <draw:path draw:style-name="gr3" draw:text-style-name="P3" draw:layer="layout" svg:width="0.217cm" svg:height="0.472cm" svg:x="10.616cm" svg:y="-0.01cm" svg:viewBox="0 0 218 473" svg:d="M95 184v-78c0-59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text-style-name="P3" draw:layer="layout" svg:width="0.246cm" svg:height="0.303cm" svg:x="11.053cm" svg:y="0.167cm" svg:viewBox="0 0 247 304" svg:d="M228 46c-19 0-32 15-32 30 0 10 5 19 21 19 15 0 30-11 30-38 0-28-29-57-80-57-89 0-114 68-114 99 0 51 51 63 70 66 35 6 71 14 71 52 0 17-15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1.331cm" svg:y="0.355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1.636cm" svg:y="0.241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5cm" svg:height="0.157cm" svg:x="12.043cm" svg:y="0.2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478cm" svg:height="0.457cm" svg:x="12.735cm" svg:y="0.005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3.257cm" svg:y="0.005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8l91-364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13.981cm" svg:y="-0.01cm" svg:viewBox="0 0 397 488" svg:d="M397 8c0-4 0-8-6-8-3 0-5 0-13 10l-32 38c-17-31-52-48-95-48-86 0-167 78-167 158 0 55 36 85 70 95l72 19c25 5 63 17 63 72 0 59-55 123-122 123-44 0-118-15-118-98 0-16 4-33 4-36 2-2 2-4 2-4 0-8-6-8-8-8-3 0-5 0-7 2s-40 156-40 158c0 3 4 7 8 7 3 0 3-2 11-11l34-38c29 40 74 49 112 49 91 0 171-89 171-173 0-47-23-70-32-77-15-18-27-20-86-35-15-4-39-11-45-11-17-8-40-27-40-63 0-53 53-110 116-110 57 0 97 29 97 105 0 20-2 32-2 36 0 1 0 7 7 7 8 0 8-2 10-13z">
            <text:p/>
          </draw:path>
          <draw:path draw:style-name="gr3" draw:text-style-name="P3" draw:layer="layout" svg:width="0.311cm" svg:height="0.457cm" svg:x="14.416cm" svg:y="0.005cm" svg:viewBox="0 0 312 458" svg:d="M228 51c6-24 8-30 61-30 17 0 23 0 23-13 0-8-8-8-12-8-19 0-68 2-87 2-21 0-71-2-90-2-5 0-13 0-13 13 0 8 6 8 19 8 27 0 46 0 46 13 0 2 0 4-2 10l-89 363c-8 24-10 30-63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246cm" svg:height="0.303cm" svg:x="14.996cm" svg:y="0.167cm" svg:viewBox="0 0 247 304" svg:d="M228 46c-19 0-32 15-32 30 0 10 5 19 21 19 15 0 30-11 30-38 0-28-29-57-80-57-89 0-114 68-114 99 0 51 51 63 70 66 35 6 71 14 71 52 0 17-17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5.273cm" svg:y="0.355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5.579cm" svg:y="0.241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5.725cm" svg:y="0.241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5cm" svg:height="0.157cm" svg:x="16.132cm" svg:y="0.2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16.818cm" svg:y="0.167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0-11 57z">
            <text:p/>
          </draw:path>
          <draw:path draw:style-name="gr3" draw:text-style-name="P3" draw:layer="layout" svg:width="0.345cm" svg:height="0.303cm" svg:x="17.217cm" svg:y="0.167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7.608cm" svg:y="-0.002cm" svg:viewBox="0 0 144 473" svg:d="M144 8c0 0 0-8-7-8-17 0-67 6-84 8-6 0-13 0-13 13 0 8 7 8 17 8 32 0 34 5 34 11l-2 13-85 335c-2 7-4 13-4 22 0 38 30 63 61 63 23 0 40-13 51-38 13-25 21-65 21-66 0-6-6-6-8-6-7 0-7 2-9 11-13 44-25 84-53 84-19 0-19-21-19-30 0-18 0-20 3-33z">
            <text:p/>
          </draw:path>
          <draw:path draw:style-name="gr3" draw:text-style-name="P3" draw:layer="layout" svg:width="0.143cm" svg:height="0.472cm" svg:x="17.819cm" svg:y="-0.002cm" svg:viewBox="0 0 144 473" svg:d="M144 8c0 0 0-8-7-8-17 0-67 6-84 8-6 0-13 0-13 13 0 8 7 8 17 8 32 0 34 5 34 11l-2 13-85 335c-2 7-4 13-4 22 0 38 30 63 61 63 23 0 40-13 51-38 13-25 21-65 21-66 0-6-6-6-8-6-7 0-7 2-9 11-13 44-25 84-53 84-19 0-19-21-19-30 0-18 0-20 3-33z">
            <text:p/>
          </draw:path>
          <draw:polygon draw:style-name="gr3" draw:text-style-name="P3" draw:layer="layout" svg:width="3.048cm" svg:height="0.028cm" svg:x="14.961cm" svg:y="0.733cm" svg:viewBox="0 0 3049 29" draw:points="1526,29 0,29 0,0 3049,0 3049,29">
            <text:p/>
          </draw:polygon>
          <draw:path draw:style-name="gr3" draw:text-style-name="P3" draw:layer="layout" svg:width="0.21cm" svg:height="0.419cm" svg:x="18.244cm" svg:y="0.051cm" svg:viewBox="0 0 211 420" svg:d="M104 144h95v-20h-95v-124h-17c-2 55-21 127-87 129v15h57v185c0 83 63 91 87 91 48 0 67-48 67-91v-38h-17v38c0 49-21 74-46 74-44 0-44-61-44-72z">
            <text:p/>
          </draw:path>
          <draw:path draw:style-name="gr3" draw:text-style-name="P3" draw:layer="layout" svg:width="0.337cm" svg:height="0.465cm" svg:x="18.51cm" svg:y="-0.002cm" svg:viewBox="0 0 338 466" svg:d="M53 414c0 31-7 31-53 31v21c23 0 57-2 76-2 17 0 53 2 76 2v-21c-46 0-53 0-53-31v-123c0-71 47-107 91-107 42 0 49 36 49 74v156c0 31-7 31-53 31v21c25 0 59-2 76-2s53 2 76 2v-21c-36 0-51 0-53-21v-128c0-57 0-78-21-102-9-12-30-25-70-25-57 0-86 40-97 67v-236l-97 8v21c47 0 53 3 53 38z">
            <text:p/>
          </draw:path>
          <draw:path draw:style-name="gr3" draw:text-style-name="P3" draw:layer="layout" svg:width="0.259cm" svg:height="0.307cm" svg:x="18.877cm" svg:y="0.16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19.175cm" svg:y="0.167cm" svg:viewBox="0 0 338 296" svg:d="M53 67v178c0 30-7 31-53 31v20c23 0 57-1 76-1 17 0 51 1 76 1v-20c-46 0-53-1-53-31v-123c0-69 47-107 91-107 42 0 49 36 49 74v156c0 30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143cm" svg:height="0.447cm" svg:x="10.447cm" svg:y="0.041cm" svg:viewBox="0 0 144 448" svg:d="M97 152l-95 8v21c45 0 51 3 51 36v180c0 30-7 31-53 31v20c21 0 59-1 74-1 25 0 48 1 70 1v-20c-43 0-47-4-47-29zM101 36c0-23-17-36-36-36-21 0-37 19-37 36s16 34 37 34c19 0 36-13 36-34z">
            <text:p/>
          </draw:path>
          <draw:path draw:style-name="gr3" draw:text-style-name="P3" draw:layer="layout" svg:width="0.217cm" svg:height="0.472cm" svg:x="10.631cm" svg:y="0.017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text-style-name="P3" draw:layer="layout" svg:width="0.246cm" svg:height="0.303cm" svg:x="11.07cm" svg:y="0.193cm" svg:viewBox="0 0 247 304" svg:d="M228 46c-19 0-32 15-32 30 0 10 5 19 21 19 15 0 30-11 30-38 0-28-29-57-80-57-89 0-114 68-114 99 0 51 51 63 70 66 35 6 71 14 71 52 0 17-15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1.348cm" svg:y="0.381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1.654cm" svg:y="0.26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5cm" svg:height="0.157cm" svg:x="12.06cm" svg:y="0.24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478cm" svg:height="0.457cm" svg:x="12.752cm" svg:y="0.03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2 34-102 34h-95z">
            <text:p/>
          </draw:path>
          <draw:path draw:style-name="gr3" draw:text-style-name="P3" draw:layer="layout" svg:width="0.67cm" svg:height="0.457cm" svg:x="13.274cm" svg:y="0.032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8l91-364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13.998cm" svg:y="0.017cm" svg:viewBox="0 0 397 488" svg:d="M397 8c0-4 0-8-6-8-3 0-5 0-13 10l-32 38c-17-31-52-48-95-48-86 0-167 78-167 158 0 55 36 85 70 95l72 19c25 5 63 17 63 72 0 59-55 123-122 123-44 0-118-15-118-98 0-16 4-33 4-36 2-2 2-4 2-4 0-8-6-8-8-8-3 0-5 0-7 2s-40 156-40 158c0 3 4 7 8 7 3 0 3-2 11-11l34-38c29 40 74 49 112 49 91 0 171-89 171-173 0-47-23-70-32-77-15-18-27-20-86-35-15-4-39-11-45-11-17-8-40-27-40-63 0-53 53-110 116-110 57 0 97 29 97 105 0 20-2 32-2 36 0 1 0 7 7 7 8 0 8-2 10-13z">
            <text:p/>
          </draw:path>
          <draw:path draw:style-name="gr3" draw:text-style-name="P3" draw:layer="layout" svg:width="0.311cm" svg:height="0.457cm" svg:x="14.433cm" svg:y="0.032cm" svg:viewBox="0 0 312 458" svg:d="M228 51c6-24 8-30 61-30 17 0 23 0 23-13 0-8-8-8-12-8-19 0-68 2-87 2-21 0-71-2-90-2-5 0-13 0-13 13 0 8 6 8 19 8 27 0 46 0 46 13 0 2 0 4-2 10l-89 363c-8 24-10 30-63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246cm" svg:height="0.303cm" svg:x="15.013cm" svg:y="0.193cm" svg:viewBox="0 0 247 304" svg:d="M228 46c-19 0-32 15-32 30 0 10 5 19 21 19 15 0 30-11 30-38 0-28-29-57-80-57-89 0-114 68-114 99 0 51 51 63 70 66 35 6 71 14 71 52 0 17-17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5.288cm" svg:y="0.381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5.594cm" svg:y="0.26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5.74cm" svg:y="0.26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5cm" svg:height="0.157cm" svg:x="16.149cm" svg:y="0.24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16.833cm" svg:y="0.193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0-11 57z">
            <text:p/>
          </draw:path>
          <draw:path draw:style-name="gr3" draw:text-style-name="P3" draw:layer="layout" svg:width="0.345cm" svg:height="0.303cm" svg:x="17.234cm" svg:y="0.193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7.623cm" svg:y="0.024cm" svg:viewBox="0 0 144 473" svg:d="M144 8c0 0 0-8-7-8-17 0-67 6-84 8-6 0-13 0-13 13 0 8 7 8 17 8 32 0 34 5 34 11l-2 13-85 335c-2 7-4 13-4 22 0 38 30 63 61 63 23 0 40-13 51-38 13-25 21-65 21-66 0-6-6-6-8-6-7 0-7 2-9 11-13 44-25 84-53 84-19 0-19-21-19-30 0-18 0-20 3-33z">
            <text:p/>
          </draw:path>
          <draw:path draw:style-name="gr3" draw:text-style-name="P3" draw:layer="layout" svg:width="0.143cm" svg:height="0.472cm" svg:x="17.836cm" svg:y="0.024cm" svg:viewBox="0 0 144 473" svg:d="M144 8c0 0 0-8-7-8-17 0-67 6-84 8-6 0-13 0-13 13 0 8 7 8 17 8 32 0 34 5 34 11l-2 13-85 335c-2 7-4 13-4 22 0 38 30 63 61 63 23 0 40-13 51-38 13-25 21-65 21-66 0-6-6-6-8-6-7 0-7 2-9 11-13 44-25 84-53 84-19 0-19-21-19-30 0-18 0-20 3-33z">
            <text:p/>
          </draw:path>
          <draw:polygon draw:style-name="gr3" draw:text-style-name="P3" draw:layer="layout" svg:width="3.048cm" svg:height="0.028cm" svg:x="14.977cm" svg:y="0.76cm" svg:viewBox="0 0 3049 29" draw:points="1526,29 0,29 0,0 3049,0 3049,29">
            <text:p/>
          </draw:polygon>
          <draw:path draw:style-name="gr3" draw:text-style-name="P3" draw:layer="layout" svg:width="0.21cm" svg:height="0.419cm" svg:x="18.26cm" svg:y="0.077cm" svg:viewBox="0 0 211 420" svg:d="M104 144h95v-20h-95v-124h-17c-2 55-21 127-87 129v15h57v185c0 83 63 91 87 91 48 0 67-48 67-91v-38h-17v38c0 49-21 74-46 74-44 0-44-61-44-72z">
            <text:p/>
          </draw:path>
          <draw:path draw:style-name="gr3" draw:text-style-name="P3" draw:layer="layout" svg:width="0.337cm" svg:height="0.465cm" svg:x="18.528cm" svg:y="0.024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text-style-name="P3" draw:layer="layout" svg:width="0.259cm" svg:height="0.307cm" svg:x="18.894cm" svg:y="0.1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19.193cm" svg:y="0.193cm" svg:viewBox="0 0 338 296" svg:d="M53 67v178c0 30-7 31-53 31v20c23 0 57-1 76-1 17 0 53 1 76 1v-20c-46 0-53-1-53-31v-123c0-69 47-107 91-107 42 0 49 36 49 74v156c0 30-7 31-53 31v20c25 0 59-1 76-1s53 1 76 1v-20c-36 0-51 0-53-19v-130c0-57 0-78-21-102-9-12-30-25-70-25-50 0-80 29-99 70v-70l-95 8v21c47 0 53 3 53 38z">
            <text:p/>
          </draw:path>
        </draw:g>
        <draw:g>
          <svg:title>TexMaths</svg:title>
          <svg:desc>19§latex§\pmb{update  $s_p \leftarrow s_{p'}$} §svg§600§TRUE§</svg:desc>
          <draw:polygon draw:style-name="gr4" draw:text-style-name="P4" draw:layer="layout" svg:width="4.675cm" svg:height="0.683cm" svg:x="12.89cm" svg:y="0.692cm" svg:viewBox="0 0 4676 684" draw:points="2337,684 0,684 0,0 4676,0 4676,684">
            <text:p/>
          </draw:polygon>
          <draw:path draw:style-name="gr3" draw:text-style-name="P3" draw:layer="layout" svg:width="0.337cm" svg:height="0.303cm" svg:x="12.911cm" svg:y="0.88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3.28cm" svg:y="0.888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13.673cm" svg:y="0.719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14.049cm" svg:y="0.884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14.368cm" svg:y="0.772cm" svg:viewBox="0 0 211 420" svg:d="M105 144h95v-20h-95v-124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4.634cm" svg:y="0.88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5.17cm" svg:y="0.888cm" svg:viewBox="0 0 247 304" svg:d="M228 46c-19 0-32 15-32 30 0 10 5 19 21 19 15 0 30-11 30-38 0-28-28-57-80-57-89 0-114 68-114 99 0 51 52 63 71 66 34 6 70 14 70 52 0 17-15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5.447cm" svg:y="1.076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5.979cm" svg:y="0.842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246cm" svg:height="0.303cm" svg:x="16.831cm" svg:y="0.888cm" svg:viewBox="0 0 247 304" svg:d="M228 46c-19 0-32 15-32 30 0 10 5 19 21 19 15 0 30-11 30-38 0-28-28-57-80-57-89 0-114 68-114 99 0 51 52 63 71 66 34 6 70 14 70 52 0 17-15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7.108cm" svg:y="1.076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7.414cm" svg:y="0.96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37cm" svg:height="0.303cm" svg:x="12.928cm" svg:y="0.86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3.297cm" svg:y="0.861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13.69cm" svg:y="0.692cm" svg:viewBox="0 0 331 473" svg:d="M232 428v45l99-7v-21c-46 0-52-6-52-38v-407l-97 8v21c48 0 52 3 52 38v144c-19-25-48-42-84-42-80 0-150 67-150 152 0 86 67 152 143 152 43 0 72-23 89-45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14.066cm" svg:y="0.857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14.385cm" svg:y="0.745cm" svg:viewBox="0 0 211 420" svg:d="M105 144h95v-20h-95v-124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4.651cm" svg:y="0.85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5.185cm" svg:y="0.861cm" svg:viewBox="0 0 247 304" svg:d="M228 46c-19 0-32 15-32 30 0 10 5 19 21 19 15 0 30-11 30-38 0-28-28-57-80-57-89 0-114 68-114 99 0 51 52 63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5.465cm" svg:y="1.049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5.997cm" svg:y="0.814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246cm" svg:height="0.303cm" svg:x="16.846cm" svg:y="0.861cm" svg:viewBox="0 0 247 304" svg:d="M228 46c-19 0-32 15-32 30 0 10 5 19 21 19 15 0 30-11 30-38 0-28-28-57-80-57-89 0-114 68-114 99 0 51 52 63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7.125cm" svg:y="1.049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7.431cm" svg:y="0.93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37cm" svg:height="0.303cm" svg:x="12.945cm" svg:y="0.88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3.314cm" svg:y="0.888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13.707cm" svg:y="0.719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14.083cm" svg:y="0.884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14.402cm" svg:y="0.772cm" svg:viewBox="0 0 211 420" svg:d="M105 144h95v-20h-95v-124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4.667cm" svg:y="0.88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5.202cm" svg:y="0.888cm" svg:viewBox="0 0 247 304" svg:d="M228 46c-19 0-32 15-32 30 0 10 5 19 21 19 15 0 30-11 30-38 0-28-28-57-80-57-89 0-114 68-114 99 0 51 52 63 71 66 34 6 70 14 70 52 0 17-15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5.48cm" svg:y="1.076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6.012cm" svg:y="0.842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246cm" svg:height="0.303cm" svg:x="16.863cm" svg:y="0.888cm" svg:viewBox="0 0 247 304" svg:d="M228 46c-19 0-32 15-32 30 0 10 5 19 21 19 15 0 30-11 30-38 0-28-28-57-80-57-89 0-114 68-114 99 0 51 52 63 71 66 34 6 70 14 70 52 0 17-15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7.14cm" svg:y="1.076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7.448cm" svg:y="0.962cm" svg:viewBox="0 0 95 177" svg:d="M91 32c0 0 4-7 4-13 0-11-11-19-21-19-15 0-19 11-21 15l-51 147c-2 3-2 5-2 5 0 6 15 10 15 10 2 0 4-2 6-6z">
            <text:p/>
          </draw:path>
        </draw:g>
        <draw:g>
          <svg:title>TexMaths</svg:title>
          <svg:desc>19§latex§\pmb{ update $ s_{p''} \leftarrow \left\lbrace 0,1\right\rbrace^{34} \notin \left\lbrace \right s_p,s_{p'},\underline{s_{p''}}\vert \forall s \in S\rbrace$} §svg§600§TRUE§</svg:desc>
          <draw:polygon draw:style-name="gr4" draw:text-style-name="P4" draw:layer="layout" svg:width="13.219cm" svg:height="0.963cm" svg:x="12.832cm" svg:y="1.16cm" svg:viewBox="0 0 13220 964" draw:points="6610,964 0,964 0,0 13220,0 13220,964">
            <text:p/>
          </draw:polygon>
          <draw:path draw:style-name="gr3" draw:text-style-name="P3" draw:layer="layout" svg:width="0.337cm" svg:height="0.303cm" svg:x="12.853cm" svg:y="1.527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text-style-name="P3" draw:layer="layout" svg:width="0.33cm" svg:height="0.427cm" svg:x="13.22cm" svg:y="1.527cm" svg:viewBox="0 0 331 428" svg:d="M97 44v-44l-97 8v21c47 0 53 3 53 32v315c0 31-7 31-53 31v21c23-2 57-4 76-4 17 0 51 2 76 4v-21c-46 0-53 0-53-31v-114-5c4 11 32 47 81 47 82 0 151-66 151-152 0-85-65-152-141-152-51 0-80 30-93 44zM99 221v-151c19-34 53-53 87-53 48 0 89 59 89 135 0 82-47 137-96 137-27 0-54-13-71-40-9-15-9-15-9-28z">
            <text:p/>
          </draw:path>
          <draw:path draw:style-name="gr3" draw:text-style-name="P3" draw:layer="layout" svg:width="0.33cm" svg:height="0.472cm" svg:x="13.613cm" svg:y="1.36cm" svg:viewBox="0 0 331 473" svg:d="M232 428v45l99-7v-21c-46 0-52-6-52-38v-407l-97 8v21c48 0 52 3 52 38v144c-19-25-48-42-84-42-80 0-150 67-150 152 0 86 66 152 142 152 44 0 73-22 90-45zM232 249v137c0 13 0 13-8 25-19 32-49 47-78 47-30 0-55-17-70-44-19-26-21-64-21-93 0-24 2-64 21-95 15-21 40-42 76-42 25 0 51 10 72 40 8 12 8 14 8 25z">
            <text:p/>
          </draw:path>
          <draw:path draw:style-name="gr3" draw:text-style-name="P3" draw:layer="layout" svg:width="0.303cm" svg:height="0.307cm" svg:x="13.987cm" svg:y="1.523cm" svg:viewBox="0 0 304 308" svg:d="M196 251c2 27 21 55 53 55 13 0 55-9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14.304cm" svg:y="1.413cm" svg:viewBox="0 0 211 420" svg:d="M104 144h95v-20h-95v-124h-17c-2 55-21 127-87 129v15h57v185c0 84 63 91 87 91 48 0 67-47 67-91v-38h-17v38c0 49-19 74-46 74-44 0-44-61-44-72z">
            <text:p/>
          </draw:path>
          <draw:path draw:style-name="gr3" draw:text-style-name="P3" draw:layer="layout" svg:width="0.259cm" svg:height="0.307cm" svg:x="14.569cm" svg:y="1.523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246cm" svg:height="0.303cm" svg:x="15.104cm" svg:y="1.5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5.38cm" svg:y="1.7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5.686cm" svg:y="1.60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5.832cm" svg:y="1.60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16.241cm" svg:y="1.481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238cm" svg:height="0.668cm" svg:x="17.101cm" svg:y="1.322cm" svg:viewBox="0 0 239 669" svg:d="M142 89c0-26 18-70 92-74 2-2 5-4 5-7 0-8-5-8-13-8-66 0-129 34-129 84v152c0 26 0 47-27 70-24 19-49 21-64 21-4 2-6 4-6 8 0 7 4 7 11 7 44 4 76 27 84 59 2 8 2 10 2 34v133c0 27 0 50 32 75 27 20 70 26 97 26 8 0 13 0 13-6 0-7-3-7-11-7-42-4-76-25-84-59-2-6-2-8-2-32v-141c0-30-5-42-26-63-15-13-34-21-53-26 55-16 79-46 79-86z">
            <text:p/>
          </draw:path>
          <draw:path draw:style-name="gr3" draw:text-style-name="P3" draw:layer="layout" svg:width="0.282cm" svg:height="0.461cm" svg:x="17.413cm" svg:y="1.379cm" svg:viewBox="0 0 283 462" svg:d="M283 232c0-53-4-107-27-156-30-65-85-76-114-76-41 0-89 17-117 80-21 45-25 99-25 152 0 51 2 110 30 162 29 55 78 68 111 68 36 0 87-15 117-78 21-46 25-99 25-152zM141 447c-25 0-65-17-78-82-8-40-8-101-8-141 0-43 0-87 6-123 13-80 62-86 80-86 22 0 66 12 79 78 8 38 8 89 8 131 0 50 0 95-8 139-11 63-49 84-79 84z">
            <text:p/>
          </draw:path>
          <draw:path draw:style-name="gr3" draw:text-style-name="P3" draw:layer="layout" svg:width="0.079cm" svg:height="0.201cm" svg:x="17.778cm" svg:y="1.751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21cm" svg:height="0.446cm" svg:x="18.076cm" svg:y="1.379cm" svg:viewBox="0 0 222 447" svg:d="M139 17c0-15 0-17-16-17-41 44-102 44-123 44v21c13 0 53 0 87-19v348c0 24-2 32-62 32h-21v21c24-2 81-2 110-2 27 0 85 0 108 2v-21h-21c-60 0-62-8-62-32z">
            <text:p/>
          </draw:path>
          <draw:path draw:style-name="gr3" draw:text-style-name="P3" draw:layer="layout" svg:width="0.238cm" svg:height="0.668cm" svg:x="18.397cm" svg:y="1.322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216cm" svg:height="0.32cm" svg:x="18.711cm" svg:y="1.177cm" svg:viewBox="0 0 217 321" svg:d="M103 156c38 0 64 25 64 76 0 57-34 74-63 74-19 0-58-4-79-32 22 0 28-17 28-27 0-15-11-25-26-25-14 0-27 8-27 27 0 44 49 72 106 72 65 0 111-43 111-89 0-38-31-74-82-86 49-17 66-53 66-81 0-36-41-65-95-65-51 0-91 25-91 63 0 17 10 24 25 24 13 0 23-9 23-22 0-16-10-25-23-25 15-21 47-27 66-27 21 0 50 12 50 52 0 21-6 41-19 57-15 17-29 19-52 19-11 2-13 2-15 2s-5 0-5 5c0 8 5 8 13 8z">
            <text:p/>
          </draw:path>
          <draw:path draw:style-name="gr3" draw:text-style-name="P3" draw:layer="layout" svg:width="0.231cm" svg:height="0.316cm" svg:x="18.969cm" svg:y="1.172cm" svg:viewBox="0 0 232 317" svg:d="M232 240v-18h-53v-209c0-9 0-13-10-13-6 0-8 0-13 6l-156 216v18h139v39c0 16 0 21-38 21h-14v17c25-1 54-1 71-1 19 0 47 0 72 1v-17h-13c-38 0-38-5-38-21v-39zM142 51v171h-125z">
            <text:p/>
          </draw:path>
          <draw:path draw:style-name="gr3" draw:text-style-name="P3" draw:layer="layout" svg:width="0.261cm" svg:height="0.668cm" svg:x="19.548cm" svg:y="1.322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19.493cm" svg:y="1.462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text-style-name="P3" draw:layer="layout" svg:width="0.238cm" svg:height="0.668cm" svg:x="20.116cm" svg:y="1.322cm" svg:viewBox="0 0 239 669" svg:d="M142 89c0-26 18-70 92-74 2-2 5-4 5-7 0-8-5-8-13-8-66 0-129 34-129 84v152c0 26 0 47-27 70-24 19-49 21-64 21-4 2-6 4-6 8 0 7 4 7 11 7 44 4 76 27 84 59 2 8 2 10 2 34v133c0 27 0 50 32 75 27 20 70 26 97 26 8 0 13 0 13-6 0-7-3-7-11-7-42-4-76-25-84-59-2-6-2-8-2-32v-141c0-30-5-42-26-63-15-13-34-21-53-26 55-16 79-46 79-86z">
            <text:p/>
          </draw:path>
          <draw:path draw:style-name="gr3" draw:text-style-name="P3" draw:layer="layout" svg:width="0.246cm" svg:height="0.303cm" svg:x="20.628cm" svg:y="1.5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0.905cm" svg:y="1.7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79cm" svg:height="0.201cm" svg:x="21.272cm" svg:y="1.751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1.545cm" svg:y="1.5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1.821cm" svg:y="1.7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2.127cm" svg:y="1.60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22.368cm" svg:y="1.75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246cm" svg:height="0.303cm" svg:x="22.642cm" svg:y="1.5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2.919cm" svg:y="1.7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3.225cm" svg:y="1.60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3.371cm" svg:y="1.603cm" svg:viewBox="0 0 95 177" svg:d="M91 32c0 0 4-7 4-13 0-11-11-19-21-19-15 0-19 11-21 15l-51 147c-2 3-2 5-2 5 0 6 15 10 15 10 2 0 4-2 6-6z">
            <text:p/>
          </draw:path>
          <draw:polygon draw:style-name="gr3" draw:text-style-name="P3" draw:layer="layout" svg:width="0.951cm" svg:height="0.028cm" svg:x="22.607cm" svg:y="2.094cm" svg:viewBox="0 0 952 29" draw:points="475,29 0,29 0,0 952,0 952,29">
            <text:p/>
          </draw:polygon>
          <draw:path draw:style-name="gr3" draw:text-style-name="P3" draw:layer="layout" svg:width="0.027cm" svg:height="0.668cm" svg:x="23.635cm" svg:y="1.322cm" svg:viewBox="0 0 28 669" svg:d="M28 25c0-14 0-25-13-25-15 0-15 11-15 25v621c0 12 0 23 15 23 13 0 13-11 13-23z">
            <text:p/>
          </draw:path>
          <draw:path draw:style-name="gr3" draw:text-style-name="P3" draw:layer="layout" svg:width="0.371cm" svg:height="0.48cm" svg:x="23.742cm" svg:y="1.36cm" svg:viewBox="0 0 372 481" svg:d="M370 25c2-6 2-8 2-12 0-5-3-13-13-13-8 0-11 8-15 15l-55 148h-204l-57-148c-3-9-5-15-15-15-5 0-13 8-13 13 0 2 0 2 4 12l167 441c4 7 8 15 15 15 10 0 13-8 15-15zM95 190h182l-91 238z">
            <text:p/>
          </draw:path>
          <draw:path draw:style-name="gr3" draw:text-style-name="P3" draw:layer="layout" svg:width="0.246cm" svg:height="0.303cm" svg:x="24.146cm" svg:y="1.5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9cm" svg:x="24.663cm" svg:y="1.462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text-style-name="P3" draw:layer="layout" svg:width="0.396cm" svg:height="0.488cm" svg:x="25.271cm" svg:y="1.352cm" svg:viewBox="0 0 397 489" svg:d="M397 8c0-4 0-8-6-8-3 0-5 0-13 10l-32 38c-17-31-52-48-95-48-86 0-167 78-167 158 0 55 36 85 70 95l72 19c25 6 61 17 61 72 0 59-53 124-120 124-44 0-118-16-118-99 0-15 4-33 4-36 2-2 2-4 2-4 0-8-6-8-8-8-3 0-5 0-7 2s-40 156-40 158c0 4 4 8 8 8 3 0 3-2 11-12l34-38c29 40 74 50 112 50 91 0 171-90 171-173 0-48-23-71-32-78-17-17-27-19-86-35-15-3-39-11-45-11-17-8-40-27-40-63 0-53 53-110 116-110 57 0 97 29 97 105 0 20-2 32-2 36 0 2 0 7 7 7 8 0 8-2 10-13z">
            <text:p/>
          </draw:path>
          <draw:path draw:style-name="gr3" draw:text-style-name="P3" draw:layer="layout" svg:width="0.238cm" svg:height="0.668cm" svg:x="25.731cm" svg:y="1.322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337cm" svg:height="0.303cm" svg:x="12.87cm" svg:y="1.5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text-style-name="P3" draw:layer="layout" svg:width="0.33cm" svg:height="0.427cm" svg:x="13.237cm" svg:y="1.5cm" svg:viewBox="0 0 331 428" svg:d="M97 44v-44l-97 8v21c47 0 53 3 53 32v315c0 31-7 31-53 31v21c23-2 57-4 76-4 17 0 51 2 76 4v-21c-46 0-53 0-53-31v-114-5c4 11 32 47 81 47 82 0 151-66 151-152 0-85-65-152-141-152-51 0-80 30-93 44zM99 221v-151c19-34 53-53 87-53 48 0 89 59 89 135 0 82-47 137-96 137-27 0-54-13-71-40-9-15-9-15-9-28z">
            <text:p/>
          </draw:path>
          <draw:path draw:style-name="gr3" draw:text-style-name="P3" draw:layer="layout" svg:width="0.33cm" svg:height="0.472cm" svg:x="13.63cm" svg:y="1.333cm" svg:viewBox="0 0 331 473" svg:d="M232 428v45l99-7v-21c-46 0-52-6-52-38v-407l-97 8v21c48 0 52 3 52 38v144c-19-25-48-42-84-42-80 0-150 67-150 152 0 86 66 152 142 152 44 0 73-22 90-45zM232 249v137c0 13 0 13-8 25-19 32-49 47-78 47-30 0-55-17-70-44-19-26-21-64-21-93 0-24 2-64 21-95 15-21 40-42 76-42 25 0 51 10 72 40 8 12 8 14 8 25z">
            <text:p/>
          </draw:path>
          <draw:path draw:style-name="gr3" draw:text-style-name="P3" draw:layer="layout" svg:width="0.303cm" svg:height="0.307cm" svg:x="14.004cm" svg:y="1.497cm" svg:viewBox="0 0 304 308" svg:d="M196 251c2 27 21 55 53 55 13 0 55-9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14.322cm" svg:y="1.386cm" svg:viewBox="0 0 211 420" svg:d="M104 144h95v-20h-95v-124h-17c-2 55-21 127-87 129v15h57v185c0 84 63 91 87 91 48 0 67-47 67-91v-38h-17v38c0 49-19 74-46 74-44 0-44-61-44-72z">
            <text:p/>
          </draw:path>
          <draw:path draw:style-name="gr3" draw:text-style-name="P3" draw:layer="layout" svg:width="0.259cm" svg:height="0.307cm" svg:x="14.586cm" svg:y="1.497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246cm" svg:height="0.303cm" svg:x="15.12cm" svg:y="1.5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5.397cm" svg:y="1.691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5.703cm" svg:y="1.57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5.849cm" svg:y="1.57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16.258cm" svg:y="1.455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238cm" svg:height="0.668cm" svg:x="17.118cm" svg:y="1.295cm" svg:viewBox="0 0 239 669" svg:d="M142 89c0-26 18-70 92-74 2-2 5-4 5-7 0-8-5-8-13-8-66 0-129 34-129 84v152c0 26 0 47-27 70-24 19-49 21-64 21-4 2-6 4-6 8 0 7 4 7 11 7 44 4 76 27 84 59 2 8 2 10 2 34v133c0 27 0 50 32 75 27 20 70 26 97 26 8 0 13 0 13-6 0-7-3-7-11-7-42-4-76-25-84-59-2-6-2-8-2-32v-141c0-30-5-42-26-63-15-13-34-21-53-26 55-16 79-46 79-86z">
            <text:p/>
          </draw:path>
          <draw:path draw:style-name="gr3" draw:text-style-name="P3" draw:layer="layout" svg:width="0.282cm" svg:height="0.461cm" svg:x="17.43cm" svg:y="1.352cm" svg:viewBox="0 0 283 462" svg:d="M283 232c0-53-4-107-27-156-30-65-85-76-114-76-41 0-89 17-117 80-21 45-25 99-25 152 0 51 2 110 30 162 29 55 78 68 111 68 36 0 87-15 117-78 21-46 25-99 25-152zM141 447c-25 0-65-17-78-82-8-40-8-101-8-141 0-43 0-87 6-123 13-80 62-86 80-86 22 0 66 12 79 78 8 38 8 89 8 131 0 50 0 95-8 139-11 63-49 84-79 84z">
            <text:p/>
          </draw:path>
          <draw:path draw:style-name="gr3" draw:text-style-name="P3" draw:layer="layout" svg:width="0.079cm" svg:height="0.201cm" svg:x="17.795cm" svg:y="1.72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21cm" svg:height="0.446cm" svg:x="18.093cm" svg:y="1.352cm" svg:viewBox="0 0 222 447" svg:d="M139 17c0-15 0-17-16-17-41 44-102 44-123 44v21c13 0 53 0 87-19v348c0 24-2 32-62 32h-21v21c24-2 81-2 110-2 27 0 85 0 108 2v-21h-21c-60 0-62-8-62-32z">
            <text:p/>
          </draw:path>
          <draw:path draw:style-name="gr3" draw:text-style-name="P3" draw:layer="layout" svg:width="0.238cm" svg:height="0.668cm" svg:x="18.414cm" svg:y="1.295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216cm" svg:height="0.32cm" svg:x="18.728cm" svg:y="1.151cm" svg:viewBox="0 0 217 321" svg:d="M103 156c38 0 64 25 64 76 0 57-34 74-63 74-19 0-58-4-79-32 22 0 28-17 28-27 0-15-11-25-26-25-14 0-27 8-27 27 0 44 49 72 106 72 65 0 111-43 111-89 0-38-31-74-82-86 49-17 66-53 66-81 0-36-41-65-95-65-51 0-91 25-91 63 0 17 10 24 25 24 13 0 23-9 23-22 0-16-10-25-23-25 15-21 47-27 66-27 21 0 50 12 50 52 0 21-6 41-19 57-15 17-29 19-52 19-11 2-13 2-15 2s-5 0-5 5c0 8 5 8 13 8z">
            <text:p/>
          </draw:path>
          <draw:path draw:style-name="gr3" draw:text-style-name="P3" draw:layer="layout" svg:width="0.231cm" svg:height="0.316cm" svg:x="18.986cm" svg:y="1.145cm" svg:viewBox="0 0 232 317" svg:d="M232 240v-18h-53v-209c0-9 0-13-10-13-6 0-8 0-13 6l-156 216v18h139v39c0 16 0 21-38 21h-14v17c25-1 54-1 71-1 19 0 47 0 72 1v-17h-13c-38 0-38-5-38-21v-39zM142 51v171h-125z">
            <text:p/>
          </draw:path>
          <draw:path draw:style-name="gr3" draw:text-style-name="P3" draw:layer="layout" svg:width="0.261cm" svg:height="0.668cm" svg:x="19.565cm" svg:y="1.295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19.508cm" svg:y="1.436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text-style-name="P3" draw:layer="layout" svg:width="0.238cm" svg:height="0.668cm" svg:x="20.132cm" svg:y="1.295cm" svg:viewBox="0 0 239 669" svg:d="M142 89c0-26 18-70 92-74 2-2 5-4 5-7 0-8-5-8-13-8-66 0-129 34-129 84v152c0 26 0 47-27 70-24 19-49 21-64 21-4 2-6 4-6 8 0 7 4 7 11 7 44 4 76 27 84 59 2 8 2 10 2 34v133c0 27 0 50 32 75 27 20 70 26 97 26 8 0 13 0 13-6 0-7-3-7-11-7-42-4-76-25-84-59-2-6-2-8-2-32v-141c0-30-5-42-26-63-15-13-34-21-53-26 55-16 79-46 79-86z">
            <text:p/>
          </draw:path>
          <draw:path draw:style-name="gr3" draw:text-style-name="P3" draw:layer="layout" svg:width="0.246cm" svg:height="0.303cm" svg:x="20.645cm" svg:y="1.5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0.92cm" svg:y="1.691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79cm" svg:height="0.201cm" svg:x="21.287cm" svg:y="1.72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1.56cm" svg:y="1.5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1.838cm" svg:y="1.691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2.144cm" svg:y="1.57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22.385cm" svg:y="1.72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2.659cm" svg:y="1.5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2.934cm" svg:y="1.691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3.24cm" svg:y="1.57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3.388cm" svg:y="1.577cm" svg:viewBox="0 0 95 177" svg:d="M91 32c0 0 4-7 4-13 0-11-11-19-21-19-15 0-19 11-21 15l-51 147c-2 3-2 5-2 5 0 6 15 10 15 10 2 0 4-2 6-6z">
            <text:p/>
          </draw:path>
          <draw:polygon draw:style-name="gr3" draw:text-style-name="P3" draw:layer="layout" svg:width="0.951cm" svg:height="0.028cm" svg:x="22.624cm" svg:y="2.067cm" svg:viewBox="0 0 952 29" draw:points="475,29 0,29 0,0 952,0 952,29">
            <text:p/>
          </draw:polygon>
          <draw:path draw:style-name="gr3" draw:text-style-name="P3" draw:layer="layout" svg:width="0.027cm" svg:height="0.668cm" svg:x="23.652cm" svg:y="1.295cm" svg:viewBox="0 0 28 669" svg:d="M28 25c0-14 0-25-13-25-15 0-15 11-15 25v621c0 12 0 23 15 23 13 0 13-11 13-23z">
            <text:p/>
          </draw:path>
          <draw:path draw:style-name="gr3" draw:text-style-name="P3" draw:layer="layout" svg:width="0.371cm" svg:height="0.48cm" svg:x="23.759cm" svg:y="1.333cm" svg:viewBox="0 0 372 481" svg:d="M370 25c2-6 2-8 2-12 0-5-3-13-13-13-8 0-11 8-15 15l-55 148h-204l-57-148c-3-9-5-15-15-15-5 0-13 8-13 13 0 2 0 2 4 12l167 441c4 7 8 15 15 15 10 0 13-8 15-15zM95 190h182l-91 238z">
            <text:p/>
          </draw:path>
          <draw:path draw:style-name="gr3" draw:text-style-name="P3" draw:layer="layout" svg:width="0.246cm" svg:height="0.303cm" svg:x="24.162cm" svg:y="1.5cm" svg:viewBox="0 0 247 304" svg:d="M228 46c-19 0-32 15-32 30 0 10 5 19 21 19 15 0 30-11 30-38 0-28-29-57-80-57-89 0-114 68-114 99 0 51 51 63 70 66 35 6 71 14 71 52 0 17-15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9cm" svg:x="24.68cm" svg:y="1.436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text-style-name="P3" draw:layer="layout" svg:width="0.396cm" svg:height="0.488cm" svg:x="25.288cm" svg:y="1.326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text-style-name="P3" draw:layer="layout" svg:width="0.238cm" svg:height="0.668cm" svg:x="25.748cm" svg:y="1.295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337cm" svg:height="0.303cm" svg:x="12.887cm" svg:y="1.527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text-style-name="P3" draw:layer="layout" svg:width="0.33cm" svg:height="0.427cm" svg:x="13.254cm" svg:y="1.527cm" svg:viewBox="0 0 331 428" svg:d="M97 44v-44l-97 8v21c47 0 53 3 53 32v315c0 31-7 31-53 31v21c23-2 57-4 76-4 17 0 51 2 76 4v-21c-46 0-53 0-53-31v-114-5c4 11 32 47 81 47 82 0 151-66 151-152 0-85-65-152-141-152-51 0-80 30-93 44zM99 221v-151c19-34 53-53 87-53 48 0 89 59 89 135 0 82-47 137-96 137-27 0-54-13-71-40-9-15-9-15-9-28z">
            <text:p/>
          </draw:path>
          <draw:path draw:style-name="gr3" draw:text-style-name="P3" draw:layer="layout" svg:width="0.33cm" svg:height="0.472cm" svg:x="13.645cm" svg:y="1.36cm" svg:viewBox="0 0 331 473" svg:d="M232 428v45l99-7v-21c-46 0-52-6-52-38v-407l-97 8v21c48 0 52 3 52 38v144c-19-25-48-42-84-42-80 0-150 67-150 152 0 86 66 152 142 152 44 0 73-22 90-45zM232 249v137c0 13 0 13-8 25-19 32-49 47-78 47-30 0-55-17-70-44-19-26-21-64-21-93 0-24 2-64 21-95 15-21 40-42 76-42 25 0 51 10 72 40 8 12 8 14 8 25z">
            <text:p/>
          </draw:path>
          <draw:path draw:style-name="gr3" draw:text-style-name="P3" draw:layer="layout" svg:width="0.303cm" svg:height="0.307cm" svg:x="14.021cm" svg:y="1.523cm" svg:viewBox="0 0 304 308" svg:d="M196 251c2 27 21 55 53 55 13 0 55-9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14.339cm" svg:y="1.413cm" svg:viewBox="0 0 211 420" svg:d="M104 144h95v-20h-95v-124h-17c-2 55-21 127-87 129v15h57v185c0 84 63 91 87 91 48 0 67-47 67-91v-38h-17v38c0 49-19 74-46 74-44 0-44-61-44-72z">
            <text:p/>
          </draw:path>
          <draw:path draw:style-name="gr3" draw:text-style-name="P3" draw:layer="layout" svg:width="0.259cm" svg:height="0.307cm" svg:x="14.603cm" svg:y="1.523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246cm" svg:height="0.303cm" svg:x="15.137cm" svg:y="1.5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5.414cm" svg:y="1.7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5.72cm" svg:y="1.60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5.866cm" svg:y="1.60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16.273cm" svg:y="1.481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238cm" svg:height="0.668cm" svg:x="17.135cm" svg:y="1.322cm" svg:viewBox="0 0 239 669" svg:d="M142 89c0-26 18-70 92-74 2-2 5-4 5-7 0-8-5-8-13-8-66 0-129 34-129 84v152c0 26 0 47-27 70-24 19-49 21-64 21-4 2-6 4-6 8 0 7 4 7 11 7 44 4 76 27 84 59 2 8 2 10 2 34v133c0 27 0 50 32 75 27 20 70 26 97 26 8 0 13 0 13-6 0-7-3-7-11-7-42-4-76-25-84-59-2-6-2-8-2-32v-141c0-30-5-42-26-63-15-13-34-21-53-26 55-16 79-46 79-86z">
            <text:p/>
          </draw:path>
          <draw:path draw:style-name="gr3" draw:text-style-name="P3" draw:layer="layout" svg:width="0.282cm" svg:height="0.461cm" svg:x="17.447cm" svg:y="1.379cm" svg:viewBox="0 0 283 462" svg:d="M283 232c0-53-4-107-27-156-30-65-85-76-114-76-41 0-89 17-117 80-21 45-25 99-25 152 0 51 2 110 30 162 29 55 78 68 111 68 36 0 87-15 117-78 21-46 25-99 25-152zM141 447c-25 0-65-17-78-82-8-40-8-101-8-141 0-43 0-87 6-123 13-80 62-86 80-86 22 0 66 12 79 78 8 38 8 89 8 131 0 50 0 95-8 139-11 63-49 84-79 84z">
            <text:p/>
          </draw:path>
          <draw:path draw:style-name="gr3" draw:text-style-name="P3" draw:layer="layout" svg:width="0.079cm" svg:height="0.201cm" svg:x="17.812cm" svg:y="1.751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21cm" svg:height="0.446cm" svg:x="18.108cm" svg:y="1.379cm" svg:viewBox="0 0 222 447" svg:d="M139 17c0-15 0-17-16-17-41 44-102 44-123 44v21c13 0 53 0 87-19v348c0 24-2 32-62 32h-21v21c24-2 81-2 110-2 27 0 85 0 108 2v-21h-21c-60 0-62-8-62-32z">
            <text:p/>
          </draw:path>
          <draw:path draw:style-name="gr3" draw:text-style-name="P3" draw:layer="layout" svg:width="0.238cm" svg:height="0.668cm" svg:x="18.431cm" svg:y="1.322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216cm" svg:height="0.32cm" svg:x="18.745cm" svg:y="1.177cm" svg:viewBox="0 0 217 321" svg:d="M103 156c38 0 64 25 64 76 0 57-34 74-63 74-19 0-58-4-79-32 22 0 28-17 28-27 0-15-11-25-26-25-14 0-27 8-27 27 0 44 49 72 106 72 65 0 111-43 111-89 0-38-31-74-82-86 49-17 66-53 66-81 0-36-41-65-95-65-51 0-91 25-91 63 0 17 10 24 25 24 13 0 23-9 23-22 0-16-10-25-23-25 15-21 47-27 66-27 21 0 50 12 50 52 0 21-6 41-19 57-15 17-29 19-52 19-11 2-13 2-15 2s-5 0-5 5c0 8 5 8 13 8z">
            <text:p/>
          </draw:path>
          <draw:path draw:style-name="gr3" draw:text-style-name="P3" draw:layer="layout" svg:width="0.231cm" svg:height="0.316cm" svg:x="19.003cm" svg:y="1.172cm" svg:viewBox="0 0 232 317" svg:d="M232 240v-18h-53v-209c0-9 0-13-10-13-6 0-8 0-13 6l-156 216v18h139v39c0 16 0 21-38 21h-14v17c25-1 54-1 71-1 19 0 47 0 72 1v-17h-13c-38 0-38-5-38-21v-39zM142 51v171h-125z">
            <text:p/>
          </draw:path>
          <draw:path draw:style-name="gr3" draw:text-style-name="P3" draw:layer="layout" svg:width="0.261cm" svg:height="0.668cm" svg:x="19.581cm" svg:y="1.322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19.526cm" svg:y="1.462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text-style-name="P3" draw:layer="layout" svg:width="0.238cm" svg:height="0.668cm" svg:x="20.149cm" svg:y="1.322cm" svg:viewBox="0 0 239 669" svg:d="M142 89c0-26 18-70 92-74 2-2 5-4 5-7 0-8-5-8-13-8-66 0-129 34-129 84v152c0 26 0 47-27 70-24 19-49 21-64 21-4 2-6 4-6 8 0 7 4 7 11 7 44 4 76 27 84 59 2 8 2 10 2 34v133c0 27 0 50 32 75 27 20 70 26 97 26 8 0 13 0 13-6 0-7-3-7-11-7-42-4-76-25-84-59-2-6-2-8-2-32v-141c0-30-5-42-26-63-15-13-34-21-53-26 55-16 79-46 79-86z">
            <text:p/>
          </draw:path>
          <draw:path draw:style-name="gr3" draw:text-style-name="P3" draw:layer="layout" svg:width="0.246cm" svg:height="0.303cm" svg:x="20.662cm" svg:y="1.5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0.937cm" svg:y="1.7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79cm" svg:height="0.201cm" svg:x="21.304cm" svg:y="1.751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1.578cm" svg:y="1.5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1.855cm" svg:y="1.7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2.161cm" svg:y="1.60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22.402cm" svg:y="1.751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2.676cm" svg:y="1.5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2.951cm" svg:y="1.7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3.257cm" svg:y="1.60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3.403cm" svg:y="1.603cm" svg:viewBox="0 0 95 177" svg:d="M91 32c0 0 4-7 4-13 0-11-11-19-21-19-15 0-19 11-21 15l-51 147c-2 3-2 5-2 5 0 6 15 10 15 10 2 0 4-2 6-6z">
            <text:p/>
          </draw:path>
          <draw:polygon draw:style-name="gr3" draw:text-style-name="P3" draw:layer="layout" svg:width="0.951cm" svg:height="0.028cm" svg:x="22.64cm" svg:y="2.094cm" svg:viewBox="0 0 952 29" draw:points="475,29 0,29 0,0 952,0 952,29">
            <text:p/>
          </draw:polygon>
          <draw:path draw:style-name="gr3" draw:text-style-name="P3" draw:layer="layout" svg:width="0.027cm" svg:height="0.668cm" svg:x="23.669cm" svg:y="1.322cm" svg:viewBox="0 0 28 669" svg:d="M28 25c0-14 0-25-13-25-15 0-15 11-15 25v621c0 12 0 23 15 23 13 0 13-11 13-23z">
            <text:p/>
          </draw:path>
          <draw:path draw:style-name="gr3" draw:text-style-name="P3" draw:layer="layout" svg:width="0.371cm" svg:height="0.48cm" svg:x="23.774cm" svg:y="1.36cm" svg:viewBox="0 0 372 481" svg:d="M370 25c2-6 2-8 2-12 0-5-3-13-13-13-8 0-11 8-15 15l-55 148h-204l-57-148c-3-9-5-15-15-15-5 0-13 8-13 13 0 2 0 2 4 12l167 441c4 7 8 15 15 15 10 0 13-8 15-15zM95 190h182l-91 238z">
            <text:p/>
          </draw:path>
          <draw:path draw:style-name="gr3" draw:text-style-name="P3" draw:layer="layout" svg:width="0.246cm" svg:height="0.303cm" svg:x="24.179cm" svg:y="1.527cm" svg:viewBox="0 0 247 304" svg:d="M228 46c-19 0-32 15-32 30 0 10 5 19 21 19 15 0 30-11 30-38 0-28-29-57-80-57-89 0-114 68-114 99 0 51 51 63 70 66 35 6 71 14 71 52 0 17-15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9cm" svg:x="24.697cm" svg:y="1.462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text-style-name="P3" draw:layer="layout" svg:width="0.396cm" svg:height="0.488cm" svg:x="25.305cm" svg:y="1.352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text-style-name="P3" draw:layer="layout" svg:width="0.238cm" svg:height="0.668cm" svg:x="25.765cm" svg:y="1.322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</draw:g>
        <draw:line draw:style-name="gr5" draw:text-style-name="P5" draw:layer="layout" svg:x1="14.224cm" svg:y1="6.824cm" svg:x2="25.4cm" svg:y2="6.824cm">
          <text:p/>
        </draw:line>
        <draw:g>
          <svg:title>TexMaths</svg:title>
          <svg:desc>19§latex§$RAND,AUTN,XRES,K_{ASME}$§svg§600§TRUE§</svg:desc>
          <draw:polygon draw:style-name="gr4" draw:text-style-name="P4" draw:layer="layout" svg:width="9.497cm" svg:height="0.584cm" svg:x="15.128cm" svg:y="5.958cm" svg:viewBox="0 0 9498 585" draw:points="4748,585 0,585 0,0 9498,0 9498,585">
            <text:p/>
          </draw:polygon>
          <draw:path draw:style-name="gr3" draw:text-style-name="P3" draw:layer="layout" svg:width="0.478cm" svg:height="0.472cm" svg:x="15.155cm" svg:y="5.956cm" svg:viewBox="0 0 479 473" svg:d="M224 46c4-16 6-23 19-25 6 0 27 0 40 0 48 0 122 0 122 66 0 23-10 69-36 95-18 17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3-9 9-17 50-46 61-61 61-23 0-27-15-27-42 0-19 4-53 6-76 2-9 4-21 4-30 0-52-46-73-63-80z">
            <text:p/>
          </draw:path>
          <draw:path draw:style-name="gr3" draw:text-style-name="P3" draw:layer="layout" svg:width="0.459cm" svg:height="0.48cm" svg:x="15.662cm" svg:y="5.935cm" svg:viewBox="0 0 460 481" svg:d="M97 403c-27 45-53 55-84 57-7 0-13 0-13 13 0 4 4 8 9 8 18 0 38-2 57-2 23 0 46 2 67 2 4 0 13 0 13-14 0-7-5-7-11-7-15-2-31-8-31-25 0-8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6.163cm" svg:y="5.956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text-style-name="P3" draw:layer="layout" svg:width="0.512cm" svg:height="0.457cm" svg:x="16.771cm" svg:y="5.956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8 0-2 0-3 4-15z">
            <text:p/>
          </draw:path>
          <draw:path draw:style-name="gr3" draw:text-style-name="P3" draw:layer="layout" svg:width="0.079cm" svg:height="0.2cm" svg:x="17.372cm" svg:y="6.3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7.634cm" svg:y="5.935cm" svg:viewBox="0 0 460 481" svg:d="M97 403c-27 45-53 55-84 57-7 0-13 0-13 13 0 4 4 8 9 8 18 0 38-2 57-2 23 0 46 2 67 2 4 0 13 0 13-14 0-7-5-7-11-7-15-2-31-8-31-25 0-8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3" draw:text-style-name="P3" draw:layer="layout" svg:width="0.464cm" svg:height="0.472cm" svg:x="18.153cm" svg:y="5.956cm" svg:viewBox="0 0 465 473" svg:d="M380 70c8-26 19-47 74-49 2 0 11 0 11-13 0 0 0-8-9-8-23 0-46 2-68 2-23 0-48-2-71-2-4 0-11 0-11 13 0 8 6 8 11 8 38 0 46 15 46 28 0 4 0 14-2 16l-61 239c-23 89-99 148-165 148-46 0-82-30-82-87 0-2 0-23 6-53l66-261c6-24 6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8.652cm" svg:y="5.96cm" svg:viewBox="0 0 456 454" svg:d="M270 48c5-19 7-23 15-25s28-2 44-2c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2-24-3-24-13 0-2 0-6 1-15z">
            <text:p/>
          </draw:path>
          <draw:path draw:style-name="gr3" draw:text-style-name="P3" draw:layer="layout" svg:width="0.563cm" svg:height="0.457cm" svg:x="19.143cm" svg:y="5.956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text-style-name="P3" draw:layer="layout" svg:width="0.079cm" svg:height="0.2cm" svg:x="19.745cm" svg:y="6.3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552cm" svg:height="0.457cm" svg:x="20.001cm" svg:y="5.956cm" svg:viewBox="0 0 553 458" svg:d="M308 182l-57-133c-2-5-4-7-4-9 0-4 11-17 40-19 6 0 13-2 13-13 0-8-7-8-9-8-29 0-57 2-86 2-17 0-57-2-74-2-4 0-13 0-13 13 0 8 7 8 17 8 40 0 44 6 49 21l80 188-142 152-8 8c-34 34-65 45-99 47-9 0-15 0-15 13 0 2 0 8 9 8 19 0 42-2 63-2 25 0 51 2 74 2 4 0 14 0 14-13 0-8-8-8-10-8-6 0-27-2-27-21 0-9 12-21 19-30l69-72 59-65 68 160c4 7 4 7 4 9 0 6-13 17-40 19-6 0-13 2-13 13 0 8 7 8 11 8 19 0 65-2 84-2 17 0 57 2 74 2 6 0 13 0 13-13 0-8-7-8-11-8-46 0-48-2-59-28-27-63-70-168-86-208 46-47 116-127 137-146 19-17 46-32 86-34 7 0 15 0 15-13 0 0 0-8-10-8-21 0-41 2-62 2-25 0-52-2-74-2-4 0-14 0-14 13 0 6 4 8 8 8 6 0 26 2 26 21 0 9-7 17-11 25z">
            <text:p/>
          </draw:path>
          <draw:path draw:style-name="gr3" draw:text-style-name="P3" draw:layer="layout" svg:width="0.478cm" svg:height="0.472cm" svg:x="20.615cm" svg:y="5.956cm" svg:viewBox="0 0 479 473" svg:d="M224 46c4-16 6-23 19-25 6 0 27 0 40 0 48 0 124 0 124 66 0 23-12 69-38 95-18 17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3-9 9-17 50-46 61-61 61-23 0-27-15-27-42 0-19 4-53 6-76 2-9 4-21 4-30 0-52-46-73-63-80z">
            <text:p/>
          </draw:path>
          <draw:path draw:style-name="gr3" draw:text-style-name="P3" draw:layer="layout" svg:width="0.486cm" svg:height="0.455cm" svg:x="21.122cm" svg:y="5.958cm" svg:viewBox="0 0 487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96cm" svg:height="0.487cm" svg:x="21.662cm" svg:y="5.941cm" svg:viewBox="0 0 397 488" svg:d="M397 8c0-4 0-8-6-8-3 0-5 0-13 10l-32 38c-17-31-52-48-95-48-86 0-166 78-166 158 0 55 35 85 69 95l72 19c25 5 63 17 63 72 0 59-55 123-122 123-44 0-118-15-118-98 0-16 4-33 4-36 2-2 2-4 2-4 0-8-4-8-8-8-3 0-5 0-7 2s-40 156-40 158c0 4 4 7 8 7 3 0 3-2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079cm" svg:height="0.2cm" svg:x="22.093cm" svg:y="6.34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569cm" svg:height="0.457cm" svg:x="22.357cm" svg:y="5.956cm" svg:viewBox="0 0 570 458" svg:d="M315 186c0-2-3-5-3-7s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7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352cm" svg:height="0.333cm" svg:x="22.924cm" svg:y="6.18cm" svg:viewBox="0 0 353 334" svg:d="M70 279c-17 25-32 38-59 40-5 0-11 0-11 10 0 3 4 5 6 5 13 0 28-2 41-2 16 0 35 2 48 2 2 0 9 0 9-9 0-6-5-6-7-6-4-2-21-2-21-15 0-6 6-13 8-17l38-59h133l11 78c-2 6-4 13-32 13-6 0-12 0-12 10 0 2 2 5 8 5 13 0 45-2 61-2 7 0 19 2 26 2 10 0 19 0 27 0 7 0 9-3 9-9s-5-6-13-6c-27 0-27-4-28-15l-42-291c-2-9-2-13-12-13-9 0-11 4-15 11zM133 211l97-154 23 154z">
            <text:p/>
          </draw:path>
          <draw:path draw:style-name="gr3" draw:text-style-name="P3" draw:layer="layout" svg:width="0.297cm" svg:height="0.339cm" svg:x="23.332cm" svg:y="6.184cm" svg:viewBox="0 0 298 340" svg:d="M298 6c0-2-2-6-5-6-4 0-4 0-10 6l-23 28c-19-26-47-34-76-34-66 0-125 53-125 108 0 6 2 25 15 42 17 19 34 25 67 31 7 3 32 7 39 9 14 4 44 15 44 49 0 38-40 84-95 84-40 0-91-15-91-66 0-6 2-16 4-25 0-2 0-2 0-2 0-6-6-6-8-6-6 0-7 0-9 10l-23 93c-2 2-2 5-2 7s2 6 6 6c3 0 3 0 9-7 6-6 19-20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499cm" svg:height="0.32cm" svg:x="23.686cm" svg:y="6.193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8 0 8-9 0-8-6-8-10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text-style-name="P3" draw:layer="layout" svg:width="0.362cm" svg:height="0.318cm" svg:x="24.24cm" svg:y="6.195cm" svg:viewBox="0 0 363 319" svg:d="M340 211c2-6 2-8 2-10s-2-5-8-5c0 0-3 0-5 2 0 0 0 1-6 13-30 68-55 91-131 91h-80c-15 0-15 0-15-4 0-2 0-4 2-11l30-125h53c36 0 42 5 42 22 0 4 0 12-2 21-2 4-2 4-2 6 0 0 0 6 8 6s8-2 9-10l25-104c2-6 2-6 2-6 0-6-4-8-8-8-5 0-5 4-9 14-10 36-25 41-65 41h-49l28-112c4-13 6-15 25-15h76c63 0 78 13 78 55 0 12-2 25-2 29s2 7 8 7c7 0 7-3 7-13l10-82c2-13-2-13-13-13h-259c-9 0-15 0-15 10 0 7 6 7 15 7 8 0 10 0 17 0 10 2 12 2 12 8 0 4-2 7-2 9l-63 247c-4 17-4 21-42 21-7 0-13 0-13 12 0 5 6 5 13 5h266c12 0 14 0 17-7z">
            <text:p/>
          </draw:path>
        </draw:g>
        <draw:line draw:style-name="gr5" draw:text-style-name="P5" draw:layer="layout" svg:x1="2.286cm" svg:y1="6.824cm" svg:x2="14.224cm" svg:y2="6.824cm">
          <text:p/>
        </draw:line>
        <draw:g>
          <svg:title>TexMaths</svg:title>
          <svg:desc>19§latex§authentication request $\left(RAND,AUTN\right)$§svg§600§TRUE§</svg:desc>
          <draw:polygon draw:style-name="gr4" draw:text-style-name="P4" draw:layer="layout" svg:width="11.849cm" svg:height="0.666cm" svg:x="2.375cm" svg:y="5.91cm" svg:viewBox="0 0 11850 667" draw:points="5926,667 0,667 0,0 11850,0 11850,667">
            <text:p/>
          </draw:polygon>
          <draw:path draw:style-name="gr3" draw:text-style-name="P3" draw:layer="layout" svg:width="0.303cm" svg:height="0.307cm" svg:x="2.403cm" svg:y="6.109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337cm" svg:height="0.303cm" svg:x="2.728cm" svg:y="6.11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3.089cm" svg:y="5.997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337cm" svg:height="0.465cm" svg:x="3.357cm" svg:y="5.946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text-style-name="P3" draw:layer="layout" svg:width="0.259cm" svg:height="0.307cm" svg:x="3.724cm" svg:y="6.10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4.022cm" svg:y="6.113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1cm" svg:height="0.419cm" svg:x="4.364cm" svg:y="5.997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4.632cm" svg:y="5.961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55cm" svg:height="0.307cm" svg:x="4.818cm" svg:y="6.109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text-style-name="P3" draw:layer="layout" svg:width="0.301cm" svg:height="0.307cm" svg:x="5.12cm" svg:y="6.109cm" svg:viewBox="0 0 302 308" svg:d="M196 251c2 26 21 55 51 55 15 0 55-10 55-65v-38h-15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5.436cm" svg:y="5.997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5.706cm" svg:y="5.961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97cm" svg:height="0.307cm" svg:x="5.886cm" svg:y="6.109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6.222cm" svg:y="6.113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25cm" svg:height="0.295cm" svg:x="6.811cm" svg:y="6.113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259cm" svg:height="0.307cm" svg:x="7.072cm" svg:y="6.10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cm" svg:height="0.427cm" svg:x="7.372cm" svg:y="6.113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text-style-name="P3" draw:layer="layout" svg:width="0.337cm" svg:height="0.303cm" svg:x="7.721cm" svg:y="6.11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8.088cm" svg:y="6.10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19cm" svg:height="0.307cm" svg:x="8.386cm" svg:y="6.109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text-style-name="P3" draw:layer="layout" svg:width="0.21cm" svg:height="0.419cm" svg:x="8.641cm" svg:y="5.997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157cm" svg:height="0.668cm" svg:x="9.175cm" svg:y="5.908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8cm" svg:height="0.472cm" svg:x="9.395cm" svg:y="5.954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9.903cm" svg:y="5.931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0.404cm" svg:y="5.954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11.012cm" svg:y="5.954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079cm" svg:height="0.2cm" svg:x="11.613cm" svg:y="6.3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1.873cm" svg:y="5.931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464cm" svg:height="0.472cm" svg:x="12.393cm" svg:y="5.954cm" svg:viewBox="0 0 465 473" svg:d="M380 70c8-26 19-47 74-49 2 0 11 0 11-13 0 0 0-8-9-8-23 0-46 2-68 2-23 0-48-2-71-2-4 0-11 0-11 13 0 8 6 8 11 8 38 0 46 15 46 28 0 4 0 14-2 16l-61 239c-23 89-99 148-165 148-46 0-82-30-82-87 0-2 0-23 6-53l66-261c6-24 8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2.893cm" svg:y="5.957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text-style-name="P3" draw:layer="layout" svg:width="0.563cm" svg:height="0.457cm" svg:x="13.383cm" svg:y="5.954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157cm" svg:height="0.668cm" svg:x="14.003cm" svg:y="5.908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9" draw:text-style-name="P6" draw:layer="layout" svg:width="13.968cm" svg:height="0.942cm" svg:x="0.764cm" svg:y="7.234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225cm" svg:y1="14.902cm" svg:x2="2.164cm" svg:y2="14.902cm">
          <text:p/>
        </draw:line>
        <draw:g>
          <svg:title>TexMaths</svg:title>
          <svg:desc>19§latex§\text{authentication response ($SRES$)}§svg§600§TRUE§</svg:desc>
          <draw:polygon draw:style-name="gr4" draw:text-style-name="P4" draw:layer="layout" svg:width="9.558cm" svg:height="0.666cm" svg:x="3.343cm" svg:y="14.067cm" svg:viewBox="0 0 9559 667" draw:points="4780,667 0,667 0,0 9559,0 9559,667">
            <text:p/>
          </draw:polygon>
          <draw:path draw:style-name="gr3" draw:text-style-name="P3" draw:layer="layout" svg:width="0.303cm" svg:height="0.307cm" svg:x="3.372cm" svg:y="14.26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337cm" svg:height="0.303cm" svg:x="3.696cm" svg:y="14.2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4.057cm" svg:y="14.154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337cm" svg:height="0.465cm" svg:x="4.325cm" svg:y="14.103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259cm" svg:height="0.307cm" svg:x="4.692cm" svg:y="14.2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4.99cm" svg:y="14.2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cm" svg:height="0.419cm" svg:x="5.332cm" svg:y="14.154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5.6cm" svg:y="14.11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56cm" svg:height="0.307cm" svg:x="5.786cm" svg:y="14.266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301cm" svg:height="0.307cm" svg:x="6.089cm" svg:y="14.266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6.404cm" svg:y="14.154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6.674cm" svg:y="14.11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97cm" svg:height="0.307cm" svg:x="6.854cm" svg:y="14.26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7.191cm" svg:y="14.2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25cm" svg:height="0.295cm" svg:x="7.78cm" svg:y="14.27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8.04cm" svg:y="14.2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8.338cm" svg:y="14.26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3cm" svg:height="0.427cm" svg:x="8.598cm" svg:y="14.27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97cm" svg:height="0.307cm" svg:x="8.986cm" svg:y="14.26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9.32cm" svg:y="14.2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9cm" svg:height="0.307cm" svg:x="9.691cm" svg:y="14.26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59cm" svg:height="0.307cm" svg:x="9.951cm" svg:y="14.2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10.516cm" svg:y="14.065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96cm" svg:height="0.487cm" svg:x="10.744cm" svg:y="14.095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1.182cm" svg:y="14.111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1.692cm" svg:y="14.113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2.229cm" svg:y="14.095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157cm" svg:height="0.668cm" svg:x="12.68cm" svg:y="14.065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10" draw:text-style-name="P1" draw:layer="layout" svg:x1="1.27cm" svg:y1="21.034cm" svg:x2="2.794cm" svg:y2="21.034cm">
          <text:p/>
        </draw:line>
        <draw:line draw:style-name="gr10" draw:text-style-name="P1" draw:layer="layout" svg:x1="13.37cm" svg:y1="21.034cm" svg:x2="14.894cm" svg:y2="21.034cm">
          <text:p/>
        </draw:line>
        <draw:line draw:style-name="gr10" draw:text-style-name="P1" draw:layer="layout" svg:x1="24.47cm" svg:y1="21.034cm" svg:x2="25.994cm" svg:y2="21.034cm">
          <text:p/>
        </draw:line>
        <draw:g>
          <svg:title>TexMaths</svg:title>
          <svg:desc>19§latex§$\pmb{PMSI,P_{new}, \kappa}},\mathcal{K},SQN$§svg§600§TRUE§</svg:desc>
          <draw:polygon draw:style-name="gr4" draw:text-style-name="P4" draw:layer="layout" svg:width="7.187cm" svg:height="0.605cm" svg:x="0.488cm" svg:y="-8.577cm" svg:viewBox="0 0 7188 606" draw:points="3593,606 0,606 0,0 7188,0 7188,606">
            <text:p/>
          </draw:polygon>
          <draw:path draw:style-name="gr3" draw:text-style-name="P3" draw:layer="layout" svg:width="0.478cm" svg:height="0.457cm" svg:x="0.515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37cm" svg:y="-8.558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65cm" svg:y="-8.573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2cm" svg:y="-8.55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079cm" svg:height="0.2cm" svg:x="2.582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2.848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3.272cm" svg:y="-8.208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612cm" svg:y="-8.208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3.855cm" svg:y="-8.208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079cm" svg:height="0.2cm" svg:x="4.322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cm" svg:height="0.303cm" svg:x="4.6cm" svg:y="-8.396cm" svg:viewBox="0 0 331 304" svg:d="M2 272c-2 7-2 9-2 15 0 11 10 17 19 17 21 0 25-15 30-38 6-23 2-12 31-124 57 2 116 14 116 57 0 6 0 8-2 16-2 9-4 17-4 22 0 40 29 67 63 67 21 0 38-12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478cm" svg:height="0.457cm" svg:x="0.53cm" svg:y="-8.577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52cm" svg:y="-8.577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8cm" svg:y="-8.592cm" svg:viewBox="0 0 397 488" svg:d="M397 8c0-4 0-8-6-8-3 0-5 0-13 9l-32 38c-17-30-51-47-95-47-86 0-167 78-167 158 0 55 36 85 70 95l72 19c25 5 61 17 61 72 0 59-53 123-120 123-43 0-118-15-118-99 0-15 4-32 4-36 2-2 2-3 2-3 0-8-6-8-7-8-4 0-6 0-8 2s-40 156-40 157c0 4 4 8 8 8 3 0 3-2 11-11l34-38c29 40 74 49 112 49 92 0 171-89 171-173 0-47-22-70-32-78-17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215cm" svg:y="-8.577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079cm" svg:height="0.2cm" svg:x="2.597cm" svg:y="-8.19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2.863cm" svg:y="-8.577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3.287cm" svg:y="-8.227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625cm" svg:y="-8.227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3.87cm" svg:y="-8.227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079cm" svg:height="0.2cm" svg:x="4.338cm" svg:y="-8.19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cm" svg:height="0.303cm" svg:x="4.613cm" svg:y="-8.415cm" svg:viewBox="0 0 331 304" svg:d="M2 272c-2 7-2 9-2 15 0 11 10 17 19 17 21 0 25-15 30-38 6-23 2-12 31-124 57 2 116 14 116 57 0 6 0 8-2 16-2 9-4 17-4 22 0 40 29 67 63 67 21 0 38-12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478cm" svg:height="0.457cm" svg:x="0.545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68cm" svg:y="-8.558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95cm" svg:y="-8.573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23cm" svg:y="-8.55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079cm" svg:height="0.2cm" svg:x="2.61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2.876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3.302cm" svg:y="-8.208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64cm" svg:y="-8.208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3.885cm" svg:y="-8.208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079cm" svg:height="0.2cm" svg:x="4.353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cm" svg:height="0.303cm" svg:x="4.628cm" svg:y="-8.396cm" svg:viewBox="0 0 331 304" svg:d="M2 272c-2 7-2 9-2 15 0 11 10 17 19 17 21 0 25-15 30-38 6-23 2-12 31-124 57 2 116 14 116 57 0 6 0 8-2 16-2 9-4 17-4 22 0 40 29 67 63 67 21 0 38-12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079cm" svg:height="0.2cm" svg:x="5.035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cm" svg:height="0.487cm" svg:x="5.293cm" svg:y="-8.573cm" svg:viewBox="0 0 471 488" svg:d="M112 46c-7 146-68 322-108 427-4 7-4 9-4 9 0 6 6 6 8 6 11 0 36-13 45-27 4-3 91-224 110-393 4-26 6-55 6-57 0-9 0-11-7-11-8 0-27 9-40 17-33 15-57 29-57 40 0 4 3 4 7 4 6 0 8 0 40-15zM467 387c0 0 0-5-7-5-4 0-12 0-21 7-8 6-10 8-13 19-17 50-84 50-84 50-66 0-160-209-160-270 0-11 2-17 25-42 50-49 169-118 200-118 15 0 24 12 24 29 0 4-2 8-2 11 0 4 2 8 8 8 2 0 34-4 34-36 0-23-13-40-38-40-45 0-138 53-192 91-28 21-100 72-100 114 0 57 68 201 117 251 23 23 37 32 57 32 52 0 107-28 132-61 19-21 20-38 20-40z">
            <text:p/>
          </draw:path>
          <draw:path draw:style-name="gr3" draw:text-style-name="P3" draw:layer="layout" svg:width="0.079cm" svg:height="0.2cm" svg:x="5.85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6.124cm" svg:y="-8.573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6.57cm" svg:y="-8.573cm" svg:viewBox="0 0 464 602" svg:d="M260 467c105-38 204-157 204-287 0-108-73-180-171-180-145 0-293 152-293 308 0 112 76 178 171 178 17 0 40-2 67-9-2 41-2 43-2 51 0 21 0 74 55 74 80 0 112-123 112-129s-6-8-8-8c-5 0-7 4-7 8-17 47-55 64-80 64-31 0-40-19-48-70zM135 463c-53-21-76-74-76-134 0-46 17-141 68-213 50-69 112-99 162-99 66 0 116 51 116 143 0 66-34 222-147 284-3-22-11-72-60-72-35 0-69 34-69 69 0 13 6 20 6 22zM175 471c-8 0-31 0-31-30 0-27 27-54 54-54 28 0 41 18 41 57 0 10 0 12-7 14-17 7-38 13-57 13z">
            <text:p/>
          </draw:path>
          <draw:path draw:style-name="gr3" draw:text-style-name="P3" draw:layer="layout" svg:width="0.563cm" svg:height="0.457cm" svg:x="7.091cm" svg:y="-8.558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</draw:g>
        <draw:custom-shape draw:style-name="gr11" draw:text-style-name="P7" draw:layer="layout" svg:width="8.382cm" svg:height="1.754cm" svg:x="0.762cm" svg:y="8.40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pmb{verify $XSQN = u_{SQN}$}§svg§600§TRUE§</svg:desc>
          <draw:polygon draw:style-name="gr4" draw:text-style-name="P4" draw:layer="layout" svg:width="6.581cm" svg:height="0.681cm" svg:x="1.337cm" svg:y="9.395cm" svg:viewBox="0 0 6582 682" draw:points="3291,682 0,682 0,0 6582,0 6582,682">
            <text:p/>
          </draw:polygon>
          <draw:path draw:style-name="gr3" draw:text-style-name="P3" draw:layer="layout" svg:width="0.328cm" svg:height="0.296cm" svg:x="1.35cm" svg:y="9.596cm" svg:viewBox="0 0 329 297" svg:d="M266 67c8-16 19-46 63-46v-21c-15 2-36 2-52 2-15 0-45-2-57-2v21c25 0 33 15 33 28 0 6-2 10-6 18l-68 171-74-189c-4-7-4-9-4-11 0-17 24-17 38-17v-21c-21 0-59 2-74 2-17 0-44 0-65-2v21c42 0 46 4 53 25l97 239c4 10 6 12 15 12 8 0 12-6 14-12z">
            <text:p/>
          </draw:path>
          <draw:path draw:style-name="gr3" draw:text-style-name="P3" draw:layer="layout" svg:width="0.259cm" svg:height="0.307cm" svg:x="1.689cm" svg:y="9.585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225cm" svg:height="0.296cm" svg:x="1.985cm" svg:y="9.588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2.247cm" svg:y="9.43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2.433cm" svg:y="9.412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328cm" svg:height="0.427cm" svg:x="2.627cm" svg:y="9.596cm" svg:viewBox="0 0 329 428" svg:d="M266 65c17-44 51-44 63-44v-21c-15 2-36 2-52 2-11 0-43-2-57-2v21c21 0 31 11 31 28 0 8 0 8-4 18l-68 163-74-181c-2-5-4-7-4-11 0-17 24-17 38-17v-21c-17 0-63 2-74 2-17 0-44 0-65-2v21c32 0 46 0 55 23l101 245c-4 9-13 30-17 40-15 36-34 84-76 84-4 0-19 0-33-14 21-2 27-17 27-26 0-19-13-29-28-29-14 0-29 8-29 29 0 30 29 55 63 55 42 0 68-40 85-78z">
            <text:p/>
          </draw:path>
          <draw:path draw:style-name="gr3" draw:text-style-name="P3" draw:layer="layout" svg:width="0.552cm" svg:height="0.457cm" svg:x="3.207cm" svg:y="9.427cm" svg:viewBox="0 0 553 458" svg:d="M308 183l-57-134c-2-5-4-7-4-9 0-4 11-17 40-19 6 0 13-2 13-13 0-8-7-8-9-8-29 0-57 2-86 2-17 0-57-2-74-2-4 0-13 0-13 13 0 8 7 8 17 8 40 0 44 6 49 21l80 188-142 152-8 8c-34 34-65 45-99 47-9 0-15 0-15 14 0 1 0 7 10 7 19 0 41-2 62-2 25 0 52 2 74 2 4 0 14 0 14-13 0-8-8-8-10-8-6 0-26-2-26-21 0-9 11-21 19-30l68-72 59-65 68 160c4 7 4 7 4 9 0 6-13 17-40 19-6 0-13 2-13 14 0 7 7 7 11 7 19 0 65-2 84-2 17 0 57 2 74 2 6 0 13 0 13-13 0-8-7-8-11-8-46 0-48-2-59-28-27-63-70-168-86-207 46-48 116-128 137-147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8cm" svg:x="3.826cm" svg:y="9.412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4.271cm" svg:y="9.412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4.79cm" svg:y="9.42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446cm" svg:height="0.157cm" svg:x="5.593cm" svg:y="9.63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5cm" svg:height="0.303cm" svg:x="6.279cm" svg:y="9.588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97cm" svg:height="0.339cm" svg:x="6.676cm" svg:y="9.655cm" svg:viewBox="0 0 298 340" svg:d="M298 6c0-2-2-6-5-6-2 0-4 0-10 6l-23 28c-17-26-47-34-76-34-66 0-125 53-125 108 0 6 2 25 15 42 17 19 34 25 67 31 7 3 32 7 40 9 13 4 43 15 43 50 0 38-40 83-95 83-40 0-91-15-91-66 0-6 2-16 4-25 0-2 0-2 0-2 0-6-6-6-8-6-5 0-7 0-9 10l-23 93c-2 2-2 6-2 8 0 1 2 5 6 5s4 0 9-7c6-6 19-19 23-25 25 27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7.024cm" svg:y="9.655cm" svg:viewBox="0 0 357 422" svg:d="M186 359c0 31 6 63 44 63 57 0 85-82 85-91 0-4-3-8-7-8s-6 4-6 6c-11 34-42 44-59 44-19 0-28-8-36-46 84-30 150-114 150-196 0-74-53-131-137-131-112 0-220 105-220 211 0 76 55 129 137 129 9 0 25-2 49-7zM105 319c-25-9-59-34-59-97 0-30 9-93 53-144 28-38 74-63 118-63 51 0 95 34 95 103 0 47-23 148-109 190-7-29-21-49-47-49-27 0-53 22-53 47 0 10 0 10 2 13zM186 316c-11 3-28 9-45 9-8 0-25 0-25-19 0-17 19-34 40-34 17 0 28 7 30 44z">
            <text:p/>
          </draw:path>
          <draw:path draw:style-name="gr3" draw:text-style-name="P3" draw:layer="layout" svg:width="0.417cm" svg:height="0.32cm" svg:x="7.444cm" svg:y="9.664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  <draw:path draw:style-name="gr3" draw:text-style-name="P3" draw:layer="layout" svg:width="0.328cm" svg:height="0.296cm" svg:x="1.366cm" svg:y="9.569cm" svg:viewBox="0 0 329 297" svg:d="M266 67c8-16 19-46 63-46v-21c-15 2-36 2-52 2-15 0-45-2-57-2v21c25 0 33 15 33 28 0 6-2 10-6 18l-68 171-74-189c-4-7-4-9-4-11 0-17 24-17 38-17v-21c-21 0-59 2-74 2-17 0-44 0-65-2v21c42 0 46 4 53 25l97 239c4 10 6 12 15 12 8 0 12-6 14-12z">
            <text:p/>
          </draw:path>
          <draw:path draw:style-name="gr3" draw:text-style-name="P3" draw:layer="layout" svg:width="0.259cm" svg:height="0.307cm" svg:x="1.706cm" svg:y="9.558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225cm" svg:height="0.296cm" svg:x="2cm" svg:y="9.562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2.264cm" svg:y="9.41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2.449cm" svg:y="9.385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328cm" svg:height="0.427cm" svg:x="2.644cm" svg:y="9.569cm" svg:viewBox="0 0 329 428" svg:d="M266 65c17-44 51-44 63-44v-21c-15 2-36 2-52 2-11 0-43-2-57-2v21c21 0 31 11 31 28 0 8 0 8-4 18l-68 163-74-181c-2-5-4-7-4-11 0-17 24-17 38-17v-21c-17 0-63 2-74 2-17 0-44 0-65-2v21c32 0 46 0 55 23l101 245c-4 9-13 30-17 40-15 36-34 84-76 84-4 0-19 0-33-14 21-2 27-17 27-26 0-19-13-29-28-29-14 0-29 8-29 29 0 30 29 55 63 55 42 0 68-40 85-78z">
            <text:p/>
          </draw:path>
          <draw:path draw:style-name="gr3" draw:text-style-name="P3" draw:layer="layout" svg:width="0.552cm" svg:height="0.457cm" svg:x="3.222cm" svg:y="9.4cm" svg:viewBox="0 0 553 458" svg:d="M308 183l-57-134c-2-5-4-7-4-9 0-4 11-17 40-19 6 0 13-2 13-13 0-8-7-8-9-8-29 0-57 2-86 2-17 0-57-2-74-2-4 0-13 0-13 13 0 8 7 8 17 8 40 0 44 6 49 21l80 188-142 152-8 8c-34 34-65 45-99 47-9 0-15 0-15 14 0 1 0 7 10 7 19 0 41-2 62-2 25 0 52 2 74 2 4 0 14 0 14-13 0-8-8-8-10-8-6 0-26-2-26-21 0-9 11-21 19-30l68-72 59-65 68 160c4 7 4 7 4 9 0 6-13 17-40 19-6 0-13 2-13 14 0 7 7 7 11 7 19 0 65-2 84-2 17 0 57 2 74 2 6 0 13 0 13-13 0-8-7-8-11-8-46 0-48-2-59-28-27-63-70-168-86-207 46-48 116-128 137-147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8cm" svg:x="3.843cm" svg:y="9.385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4.288cm" svg:y="9.385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4.807cm" svg:y="9.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446cm" svg:height="0.157cm" svg:x="5.61cm" svg:y="9.6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5cm" svg:height="0.303cm" svg:x="6.296cm" svg:y="9.562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97cm" svg:height="0.339cm" svg:x="6.692cm" svg:y="9.628cm" svg:viewBox="0 0 298 340" svg:d="M298 6c0-2 0-6-5-6-2 0-4 0-10 6l-23 28c-17-26-47-34-76-34-66 0-125 53-125 108 0 6 2 25 15 42 17 19 34 25 67 31 7 3 32 7 40 9 13 4 43 15 43 50 0 38-40 83-95 83-40 0-91-15-91-66 0-6 2-16 4-25 0-2 0-2 0-2 0-6-6-6-8-6-5 0-7 0-9 10l-23 93c-2 2-2 6-2 8 0 1 2 5 6 5s4 0 9-7c6-6 19-19 23-25 25 27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7.041cm" svg:y="9.628cm" svg:viewBox="0 0 357 422" svg:d="M186 359c0 31 6 63 44 63 57 0 85-82 85-91 0-4-3-8-7-8s-6 4-6 6c-11 34-42 44-59 44-19 0-28-8-36-46 84-30 150-114 150-196 0-74-53-131-137-131-112 0-220 105-220 211 0 76 55 129 137 129 9 0 25-2 49-7zM105 319c-25-9-59-34-59-97 0-30 9-93 53-144 28-38 74-63 118-63 51 0 95 34 95 103 0 47-23 148-109 190-7-29-21-49-47-49-27 0-53 22-53 47 0 10 0 10 2 13zM186 316c-11 3-28 9-45 9-8 0-25 0-25-19 0-17 19-34 40-34 17 0 28 7 30 44z">
            <text:p/>
          </draw:path>
          <draw:path draw:style-name="gr3" draw:text-style-name="P3" draw:layer="layout" svg:width="0.417cm" svg:height="0.32cm" svg:x="7.461cm" svg:y="9.638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  <draw:path draw:style-name="gr3" draw:text-style-name="P3" draw:layer="layout" svg:width="0.328cm" svg:height="0.296cm" svg:x="1.383cm" svg:y="9.596cm" svg:viewBox="0 0 329 297" svg:d="M266 67c8-16 19-46 63-46v-21c-15 2-36 2-52 2-15 0-45-2-57-2v21c25 0 33 15 33 28 0 6-2 10-6 18l-68 171-74-189c-4-7-4-9-4-11 0-17 24-17 38-17v-21c-21 0-59 2-74 2-17 0-44 0-65-2v21c42 0 46 4 53 25l97 239c4 10 6 12 15 12 8 0 12-6 14-12z">
            <text:p/>
          </draw:path>
          <draw:path draw:style-name="gr3" draw:text-style-name="P3" draw:layer="layout" svg:width="0.259cm" svg:height="0.307cm" svg:x="1.721cm" svg:y="9.585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225cm" svg:height="0.296cm" svg:x="2.017cm" svg:y="9.588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2.281cm" svg:y="9.43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2.466cm" svg:y="9.412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328cm" svg:height="0.427cm" svg:x="2.659cm" svg:y="9.596cm" svg:viewBox="0 0 329 428" svg:d="M266 65c17-44 51-44 63-44v-21c-15 2-36 2-52 2-11 0-43-2-57-2v21c21 0 31 11 31 28 0 8 0 8-4 18l-68 163-74-181c-2-5-4-7-4-11 0-17 24-17 38-17v-21c-17 0-63 2-74 2-17 0-44 0-65-2v21c32 0 46 0 55 23l101 245c-4 9-13 30-17 40-15 36-34 84-76 84-4 0-19 0-33-14 21-2 27-17 27-26 0-19-13-29-28-29-14 0-29 8-29 29 0 30 29 55 63 55 42 0 68-40 85-78z">
            <text:p/>
          </draw:path>
          <draw:path draw:style-name="gr3" draw:text-style-name="P3" draw:layer="layout" svg:width="0.552cm" svg:height="0.457cm" svg:x="3.239cm" svg:y="9.427cm" svg:viewBox="0 0 553 458" svg:d="M308 183l-57-134c-2-5-4-7-4-9 0-4 11-17 40-19 6 0 13-2 13-13 0-8-7-8-9-8-29 0-57 2-86 2-17 0-57-2-74-2-4 0-13 0-13 13 0 8 7 8 17 8 40 0 44 6 49 21l80 188-142 152-8 8c-34 34-65 45-99 47-9 0-15 0-15 14 0 1 0 7 10 7 19 0 41-2 62-2 25 0 52 2 74 2 4 0 14 0 14-13 0-8-8-8-10-8-6 0-26-2-26-21 0-9 11-21 19-30l68-72 59-65 68 160c4 7 4 7 4 9 0 6-13 17-40 19-6 0-13 2-13 14 0 7 7 7 11 7 19 0 65-2 84-2 17 0 57 2 74 2 6 0 13 0 13-13 0-8-7-8-11-8-46 0-48-2-59-28-27-63-70-168-86-207 46-48 116-128 137-147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8cm" svg:x="3.86cm" svg:y="9.412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4.303cm" svg:y="9.412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4.824cm" svg:y="9.42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446cm" svg:height="0.157cm" svg:x="5.627cm" svg:y="9.63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5cm" svg:height="0.303cm" svg:x="6.312cm" svg:y="9.588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97cm" svg:height="0.339cm" svg:x="6.709cm" svg:y="9.655cm" svg:viewBox="0 0 298 340" svg:d="M298 6c0-2 0-6-5-6-2 0-4 0-10 6l-23 28c-17-26-47-34-76-34-66 0-125 53-125 108 0 6 2 25 15 42 17 19 34 25 67 31 7 3 32 7 40 9 13 4 43 15 43 50 0 38-40 83-95 83-40 0-91-15-91-66 0-6 2-16 4-25 0-2 0-2 0-2 0-6-6-6-8-6-5 0-7 0-9 10l-23 93c-2 2-2 6-2 8 0 1 2 5 6 5s4 0 9-7c6-6 19-19 23-25 25 27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7.058cm" svg:y="9.655cm" svg:viewBox="0 0 357 422" svg:d="M186 359c0 31 6 63 44 63 57 0 85-82 85-91 0-4-3-8-7-8s-6 4-6 6c-11 34-42 44-59 44-19 0-28-8-36-46 84-30 150-114 150-196 0-74-53-131-137-131-112 0-220 105-220 211 0 76 55 129 137 129 9 0 25-2 49-7zM105 319c-25-9-59-34-59-97 0-30 9-93 53-144 28-38 74-63 118-63 51 0 95 34 95 103 0 47-23 148-109 190-7-29-21-49-47-49-27 0-53 22-53 47 0 10 0 10 2 13zM186 316c-9 3-28 9-45 9-8 0-25 0-25-19 0-17 19-34 40-34 17 0 28 7 30 44z">
            <text:p/>
          </draw:path>
          <draw:path draw:style-name="gr3" draw:text-style-name="P3" draw:layer="layout" svg:width="0.417cm" svg:height="0.32cm" svg:x="7.478cm" svg:y="9.664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</draw:g>
        <draw:custom-shape draw:style-name="gr12" draw:text-style-name="P7" draw:layer="layout" svg:width="7.112cm" svg:height="0.811cm" svg:x="10.73cm" svg:y="15.21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verify $SRES = XRES$§svg§600§TRUE§</svg:desc>
          <draw:polygon draw:style-name="gr4" draw:text-style-name="P4" draw:layer="layout" svg:width="6.763cm" svg:height="0.592cm" svg:x="10.828cm" svg:y="15.334cm" svg:viewBox="0 0 6764 593" draw:points="3382,593 0,593 0,0 6764,0 6764,593">
            <text:p/>
          </draw:polygon>
          <draw:path draw:style-name="gr3" draw:text-style-name="P3" draw:layer="layout" svg:width="0.328cm" svg:height="0.295cm" svg:x="10.841cm" svg:y="15.508cm" svg:viewBox="0 0 329 296" svg:d="M266 67c8-16 19-46 63-46v-21c-15 2-36 2-52 2-15 0-45-2-57-2v21c25 0 33 15 33 28 0 6-2 10-6 18l-68 171-74-189c-4-7-4-9-4-11 0-17 24-17 38-17v-21c-21 0-59 2-74 2-18 0-44 0-65-2v21c42 0 46 4 53 25l97 239c4 10 6 11 15 11 8 0 12-5 14-11z">
            <text:p/>
          </draw:path>
          <draw:path draw:style-name="gr3" draw:text-style-name="P3" draw:layer="layout" svg:width="0.259cm" svg:height="0.307cm" svg:x="11.18cm" svg:y="15.49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25cm" svg:height="0.295cm" svg:x="11.476cm" svg:y="15.501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11.738cm" svg:y="15.349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1.924cm" svg:y="15.324cm" svg:viewBox="0 0 219 473" svg:d="M95 184v-78c0-58 32-91 63-91 2 0 11 0 23 4-10 4-21 11-21 29 0 15 11 28 28 28 21 0 31-13 31-28 0-25-25-48-61-48-48 0-105 36-105 106v78h-53v21h53v217c0 30-7 30-53 30v21c27-2 59-2 78-2 26 0 59 0 85 2v-21h-15c-49 0-51-7-51-32v-215h78v-21z">
            <text:p/>
          </draw:path>
          <draw:path draw:style-name="gr3" draw:text-style-name="P3" draw:layer="layout" svg:width="0.328cm" svg:height="0.427cm" svg:x="12.118cm" svg:y="15.508cm" svg:viewBox="0 0 329 428" svg:d="M266 65c17-44 51-44 63-44v-21c-15 2-36 2-52 2-11 0-43-2-57-2v21c21 0 31 11 31 28 0 8 0 8-4 18l-68 163-74-181c-2-5-4-7-4-11 0-17 24-17 38-17v-21c-17 0-63 2-74 2-18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396cm" svg:height="0.487cm" svg:x="12.713cm" svg:y="15.324cm" svg:viewBox="0 0 397 488" svg:d="M397 8c0-4 0-8-6-8-3 0-5 0-13 10l-32 38c-17-31-52-48-95-48-86 0-167 78-167 158 0 55 36 85 70 95l72 19c25 5 63 17 63 72 0 59-55 124-122 124-43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3.152cm" svg:y="15.3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3.661cm" svg:y="15.3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4.201cm" svg:y="15.3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46cm" svg:height="0.157cm" svg:x="14.835cm" svg:y="15.5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552cm" svg:height="0.457cm" svg:x="15.517cm" svg:y="15.339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16.131cm" svg:y="15.3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6.638cm" svg:y="15.3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7.178cm" svg:y="15.3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</draw:g>
        <draw:custom-shape draw:style-name="gr13" draw:text-style-name="P7" draw:layer="layout" svg:width="19.05cm" svg:height="0.978cm" svg:x="8.636cm" svg:y="3.156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2.639cm" svg:height="0.962cm" svg:x="0.917cm" svg:y="7.292cm">
          <draw:text-box>
            <text:p><text:span text:style-name="T1">B</text:span><text:span text:style-name="T1">O</text:span><text:span text:style-name="T1">X</text:span><text:span text:style-name="T1"> </text:span><text:span text:style-name="T1">B</text:span></text:p>
          </draw:text-box>
        </draw:frame>
        <draw:frame draw:style-name="gr15" draw:text-style-name="P8" draw:layer="layout" svg:width="2.498cm" svg:height="0.962cm" svg:x="25.08cm" svg:y="3.172cm">
          <draw:text-box>
            <text:p><text:span text:style-name="T1">B</text:span><text:span text:style-name="T1">O</text:span><text:span text:style-name="T1">X</text:span><text:span text:style-name="T1"> </text:span><text:span text:style-name="T1">A</text:span></text:p>
          </draw:text-box>
        </draw:frame>
        <draw:custom-shape draw:style-name="gr16" draw:text-style-name="P7" draw:layer="layout" svg:width="8.382cm" svg:height="3.156cm" svg:x="0.762cm" svg:y="10.30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pmb{update $PMSI \leftarrow P_{new}$}§svg§600§TRUE§</svg:desc>
          <draw:polygon draw:style-name="gr4" draw:text-style-name="P4" draw:layer="layout" svg:width="6.765cm" svg:height="0.62cm" svg:x="1.941cm" svg:y="11.841cm" svg:viewBox="0 0 6766 621" draw:points="3382,621 0,621 0,0 6766,0 6766,621">
            <text:p/>
          </draw:polygon>
          <draw:path draw:style-name="gr3" draw:text-style-name="P3" draw:layer="layout" svg:width="0.337cm" svg:height="0.303cm" svg:x="1.962cm" svg:y="12.03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2.331cm" svg:y="12.036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2.724cm" svg:y="11.867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3.1cm" svg:y="12.033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3.419cm" svg:y="11.92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259cm" svg:height="0.307cm" svg:x="3.685cm" svg:y="12.03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478cm" svg:height="0.457cm" svg:x="4.212cm" svg:y="11.87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4.736cm" svg:y="11.87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5.462cm" svg:y="11.86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5.899cm" svg:y="11.87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94cm" svg:height="0.349cm" svg:x="6.444cm" svg:y="11.99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7.288cm" svg:y="11.87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7.711cm" svg:y="12.225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8.05cm" svg:y="12.22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8.295cm" svg:y="12.22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337cm" svg:height="0.303cm" svg:x="1.979cm" svg:y="12.0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2.348cm" svg:y="12.01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2.741cm" svg:y="11.841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3.117cm" svg:y="12.00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3.436cm" svg:y="11.894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259cm" svg:height="0.307cm" svg:x="3.702cm" svg:y="12.00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478cm" svg:height="0.457cm" svg:x="4.229cm" svg:y="11.848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4.751cm" svg:y="11.848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5.479cm" svg:y="11.833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5.916cm" svg:y="11.848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94cm" svg:height="0.349cm" svg:x="6.461cm" svg:y="11.962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7.303cm" svg:y="11.848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7.728cm" svg:y="12.198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8.067cm" svg:y="12.198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8.312cm" svg:y="12.198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337cm" svg:height="0.303cm" svg:x="1.996cm" svg:y="12.03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2.365cm" svg:y="12.036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2.758cm" svg:y="11.867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3.134cm" svg:y="12.033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3.453cm" svg:y="11.92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259cm" svg:height="0.307cm" svg:x="3.718cm" svg:y="12.03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478cm" svg:height="0.457cm" svg:x="4.246cm" svg:y="11.87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4.768cm" svg:y="11.87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5.496cm" svg:y="11.86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5.931cm" svg:y="11.87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94cm" svg:height="0.349cm" svg:x="6.478cm" svg:y="11.99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7.32cm" svg:y="11.87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7.744cm" svg:y="12.225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8.084cm" svg:y="12.22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8.327cm" svg:y="12.22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</draw:g>
        <draw:line draw:style-name="gr17" draw:text-style-name="P1" draw:layer="layout" svg:x1="1.027cm" svg:y1="-4.733cm" svg:x2="8.382cm" svg:y2="-4.672cm">
          <text:p/>
        </draw:line>
        <draw:line draw:style-name="gr17" draw:text-style-name="P1" draw:layer="layout" svg:x1="11.07cm" svg:y1="0.316cm" svg:x2="14.721cm" svg:y2="0.316cm">
          <text:p/>
        </draw:line>
        <draw:line draw:style-name="gr18" draw:text-style-name="P1" draw:layer="layout" svg:x1="12.446cm" svg:y1="1.032cm" svg:x2="18.034cm" svg:y2="1.032cm">
          <text:p/>
        </draw:line>
        <draw:g>
          <svg:title>TexMaths</svg:title>
          <svg:desc>19§latex§\underline{\pmb{update $q \leftarrow P_{new}$ }}§svg§600§TRUE§</svg:desc>
          <draw:polygon draw:style-name="gr4" draw:text-style-name="P4" draw:layer="layout" svg:width="5.306cm" svg:height="0.729cm" svg:x="1.127cm" svg:y="-4.331cm" svg:viewBox="0 0 5307 730" draw:points="2655,730 0,730 0,0 5307,0 5307,730">
            <text:p/>
          </draw:polygon>
          <draw:path draw:style-name="gr3" draw:text-style-name="P3" draw:layer="layout" svg:width="0.337cm" svg:height="0.303cm" svg:x="1.148cm" svg:y="-4.135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text-style-name="P3" draw:layer="layout" svg:width="0.33cm" svg:height="0.427cm" svg:x="1.517cm" svg:y="-4.135cm" svg:viewBox="0 0 331 428" svg:d="M97 44v-44l-97 8v21c48 0 53 3 53 32v315c0 31-7 31-53 31v21c23-2 57-4 76-4 17 0 51 2 76 4v-21c-46 0-53 0-53-31v-114-5c4 11 32 47 82 47 81 0 150-66 150-152 0-85-65-152-141-152-51 0-80 30-93 44zM99 221v-151c19-34 53-53 87-53 48 0 90 59 90 135 0 82-48 137-97 137-27 0-54-13-71-40-9-15-9-15-9-28z">
            <text:p/>
          </draw:path>
          <draw:path draw:style-name="gr3" draw:text-style-name="P3" draw:layer="layout" svg:width="0.33cm" svg:height="0.472cm" svg:x="1.91cm" svg:y="-4.304cm" svg:viewBox="0 0 331 473" svg:d="M232 428v45l99-7v-21c-46 0-52-6-52-38v-407l-97 8v21c48 0 52 3 52 38v144c-19-25-48-42-84-42-80 0-150 67-150 152 0 86 67 152 143 152 43 0 72-22 89-45zM232 249v137c0 13 0 13-8 25-19 32-49 47-78 47-30 0-55-17-70-44-19-26-21-64-21-93 0-24 2-64 21-95 15-21 40-42 76-42 25 0 51 10 72 40 8 12 8 14 8 25z">
            <text:p/>
          </draw:path>
          <draw:path draw:style-name="gr3" draw:text-style-name="P3" draw:layer="layout" svg:width="0.303cm" svg:height="0.307cm" svg:x="2.286cm" svg:y="-4.139cm" svg:viewBox="0 0 304 308" svg:d="M196 251c2 27 21 55 53 55 13 0 55-9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2.605cm" svg:y="-4.251cm" svg:viewBox="0 0 211 420" svg:d="M105 144h95v-20h-95v-124h-18c-1 55-20 127-87 129v15h57v185c0 84 63 91 87 91 48 0 67-47 67-91v-38h-17v38c0 49-19 74-46 74-43 0-43-61-43-72z">
            <text:p/>
          </draw:path>
          <draw:path draw:style-name="gr3" draw:text-style-name="P3" draw:layer="layout" svg:width="0.259cm" svg:height="0.307cm" svg:x="2.871cm" svg:y="-4.139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276cm" svg:height="0.427cm" svg:x="3.398cm" svg:y="-4.135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594cm" svg:height="0.349cm" svg:x="3.916cm" svg:y="-4.18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4.76cm" svg:y="-4.29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5.184cm" svg:y="-3.947cm" svg:viewBox="0 0 287 213" svg:d="M36 179c-2 5-6 17-6 19 0 9 10 15 18 15 7 0 15-6 17-11 2-4 5-19 9-29 2-10 8-30 10-42 3-11 5-21 7-32 6-19 8-23 21-42s34-44 70-44c27 0 27 25 27 33 0 28-19 81-27 100-5 14-7 17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5.522cm" svg:y="-3.947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5.767cm" svg:y="-3.947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337cm" svg:height="0.303cm" svg:x="1.165cm" svg:y="-4.162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text-style-name="P3" draw:layer="layout" svg:width="0.33cm" svg:height="0.427cm" svg:x="1.534cm" svg:y="-4.162cm" svg:viewBox="0 0 331 428" svg:d="M97 44v-44l-97 8v21c48 0 53 3 53 32v315c0 31-7 31-53 31v21c23-2 57-4 76-4 17 0 51 2 76 4v-21c-46 0-53 0-53-31v-114-5c4 11 32 47 82 47 81 0 150-66 150-152 0-85-65-152-141-152-51 0-80 30-93 44zM99 221v-151c19-34 53-53 87-53 48 0 90 59 90 135 0 82-48 137-97 137-27 0-54-13-71-40-9-15-9-15-9-28z">
            <text:p/>
          </draw:path>
          <draw:path draw:style-name="gr3" draw:text-style-name="P3" draw:layer="layout" svg:width="0.33cm" svg:height="0.472cm" svg:x="1.927cm" svg:y="-4.331cm" svg:viewBox="0 0 331 473" svg:d="M232 428v45l99-7v-21c-46 0-52-6-52-38v-407l-97 8v21c48 0 52 3 52 38v144c-19-25-48-42-84-42-80 0-150 67-150 152 0 86 67 152 143 152 43 0 72-22 89-45zM232 249v137c0 13 0 13-8 25-19 32-49 47-78 47-30 0-55-17-70-44-19-26-21-64-21-93 0-24 2-64 21-95 15-21 40-42 76-42 25 0 51 10 72 40 8 12 8 14 8 25z">
            <text:p/>
          </draw:path>
          <draw:path draw:style-name="gr3" draw:text-style-name="P3" draw:layer="layout" svg:width="0.303cm" svg:height="0.307cm" svg:x="2.303cm" svg:y="-4.166cm" svg:viewBox="0 0 304 308" svg:d="M196 251c2 27 21 55 53 55 13 0 55-9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2.622cm" svg:y="-4.278cm" svg:viewBox="0 0 211 420" svg:d="M105 144h95v-20h-95v-124h-18c-1 55-20 127-87 129v15h57v185c0 84 63 91 87 91 48 0 67-47 67-91v-38h-17v38c0 49-19 74-46 74-43 0-43-61-43-72z">
            <text:p/>
          </draw:path>
          <draw:path draw:style-name="gr3" draw:text-style-name="P3" draw:layer="layout" svg:width="0.259cm" svg:height="0.307cm" svg:x="2.888cm" svg:y="-4.166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276cm" svg:height="0.427cm" svg:x="3.415cm" svg:y="-4.162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594cm" svg:height="0.349cm" svg:x="3.934cm" svg:y="-4.20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4.775cm" svg:y="-4.323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5.201cm" svg:y="-3.974cm" svg:viewBox="0 0 287 213" svg:d="M36 179c-2 5-6 17-6 19 0 9 10 15 18 15 7 0 15-6 17-11 2-4 5-20 9-29 2-10 8-30 10-42 3-11 5-21 7-32 6-19 8-23 21-42s34-44 70-44c27 0 27 25 27 33 0 28-19 81-27 100-5 14-7 17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5.539cm" svg:y="-3.97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5.784cm" svg:y="-3.974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337cm" svg:height="0.303cm" svg:x="1.182cm" svg:y="-4.135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text-style-name="P3" draw:layer="layout" svg:width="0.33cm" svg:height="0.427cm" svg:x="1.551cm" svg:y="-4.135cm" svg:viewBox="0 0 331 428" svg:d="M97 44v-44l-97 8v21c48 0 53 3 53 32v315c0 31-7 31-53 31v21c23-2 57-4 76-4 17 0 51 2 76 4v-21c-46 0-53 0-53-31v-114-5c4 11 32 47 82 47 81 0 150-66 150-152 0-85-65-152-141-152-51 0-80 30-93 44zM99 221v-151c19-34 53-53 87-53 48 0 90 59 90 135 0 82-48 137-97 137-27 0-54-13-71-40-9-15-9-15-9-28z">
            <text:p/>
          </draw:path>
          <draw:path draw:style-name="gr3" draw:text-style-name="P3" draw:layer="layout" svg:width="0.33cm" svg:height="0.472cm" svg:x="1.944cm" svg:y="-4.304cm" svg:viewBox="0 0 331 473" svg:d="M232 428v45l99-7v-21c-46 0-52-6-52-38v-407l-97 8v21c48 0 52 3 52 38v144c-19-25-48-42-84-42-80 0-150 67-150 152 0 86 67 152 143 152 43 0 72-22 89-45zM232 249v137c0 13 0 13-8 25-19 32-49 47-78 47-30 0-55-17-70-44-19-26-21-64-21-93 0-24 2-64 21-95 15-21 40-42 76-42 25 0 51 10 72 40 8 12 8 14 8 25z">
            <text:p/>
          </draw:path>
          <draw:path draw:style-name="gr3" draw:text-style-name="P3" draw:layer="layout" svg:width="0.303cm" svg:height="0.307cm" svg:x="2.32cm" svg:y="-4.139cm" svg:viewBox="0 0 304 308" svg:d="M196 251c2 27 21 55 53 55 13 0 55-9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2.64cm" svg:y="-4.251cm" svg:viewBox="0 0 211 420" svg:d="M105 144h95v-20h-95v-124h-18c-1 55-20 127-87 129v15h57v185c0 84 63 91 87 91 48 0 67-47 67-91v-38h-17v38c0 49-19 74-46 74-43 0-43-61-43-72z">
            <text:p/>
          </draw:path>
          <draw:path draw:style-name="gr3" draw:text-style-name="P3" draw:layer="layout" svg:width="0.259cm" svg:height="0.307cm" svg:x="2.904cm" svg:y="-4.139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276cm" svg:height="0.427cm" svg:x="3.432cm" svg:y="-4.135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594cm" svg:height="0.349cm" svg:x="3.951cm" svg:y="-4.18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4.792cm" svg:y="-4.29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5.216cm" svg:y="-3.947cm" svg:viewBox="0 0 287 213" svg:d="M36 179c-2 5-6 17-6 19 0 9 10 15 18 15 7 0 15-6 17-11 2-4 5-19 9-29 2-10 8-30 10-42 3-11 5-21 7-32 6-19 8-23 21-42s34-44 70-44c27 0 27 25 27 33 0 28-19 81-27 100-5 14-7 17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5.556cm" svg:y="-3.947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5.799cm" svg:y="-3.947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olygon draw:style-name="gr3" draw:text-style-name="P3" draw:layer="layout" svg:width="5.274cm" svg:height="0.028cm" svg:x="1.161cm" svg:y="-3.63cm" svg:viewBox="0 0 5275 29" draw:points="2637,29 0,29 0,0 5275,0 5275,29">
            <text:p/>
          </draw:polygon>
        </draw:g>
        <draw:g>
          <svg:title>TexMaths</svg:title>
          <svg:desc>19§latex§\underline{\pmb{it is allowed to update $q \leftarrow PMSI$}}§svg§600§TRUE§</svg:desc>
          <draw:polygon draw:style-name="gr4" draw:text-style-name="P4" draw:layer="layout" svg:width="10.206cm" svg:height="0.728cm" svg:x="1.139cm" svg:y="-3.429cm" svg:viewBox="0 0 10207 729" draw:points="5104,729 0,729 0,0 10207,0 10207,729">
            <text:p/>
          </draw:polygon>
          <draw:path draw:style-name="gr3" draw:text-style-name="P3" draw:layer="layout" svg:width="0.143cm" svg:height="0.447cm" svg:x="1.162cm" svg:y="-3.386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cm" svg:height="0.419cm" svg:x="1.337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143cm" svg:height="0.447cm" svg:x="1.829cm" svg:y="-3.386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9cm" svg:height="0.307cm" svg:x="2.015cm" svg:y="-3.238cm" svg:viewBox="0 0 220 308" svg:d="M118 171c15 2 70 13 70 61 0 34-23 62-76 62-57 0-82-39-93-96-2-8-4-12-9-12-10 0-10 6-10 17v90c0 11 0 15 8 15 3 0 3 0 17-14 0 0 0-1 13-15 29 29 59 29 74 29 78 0 108-44 108-93 0-36-20-55-28-63-23-23-48-29-76-32-38-8-84-17-84-55 0-25 17-52 76-52 74 0 76 61 78 82 2 6 8 6 8 6 9 0 9-4 9-17v-69c0-11 0-15-7-15-4 0-4 0-14 8-1 3-9 9-11 11-25-19-53-19-63-19-83 0-108 46-108 82 0 24 11 43 29 59 22 17 41 20 89 30z">
            <text:p/>
          </draw:path>
          <draw:path draw:style-name="gr3" draw:text-style-name="P3" draw:layer="layout" svg:width="0.303cm" svg:height="0.307cm" svg:x="2.507cm" svg:y="-3.238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149cm" svg:height="0.464cm" svg:x="2.834cm" svg:y="-3.403cm" svg:viewBox="0 0 150 465" svg:d="M97 0l-97 8v20c48 0 53 4 53 38v348c0 30-7 30-53 30v21c23 0 59-2 76-2 15 0 49 2 74 2v-21c-45 0-53 0-53-30z">
            <text:p/>
          </draw:path>
          <draw:path draw:style-name="gr3" draw:text-style-name="P3" draw:layer="layout" svg:width="0.149cm" svg:height="0.464cm" svg:x="3.02cm" svg:y="-3.403cm" svg:viewBox="0 0 150 465" svg:d="M97 0l-97 8v20c48 0 53 4 53 38v348c0 30-7 30-53 30v21c23 0 59-2 76-2 15 0 49 2 74 2v-21c-45 0-53 0-53-30z">
            <text:p/>
          </draw:path>
          <draw:path draw:style-name="gr3" draw:text-style-name="P3" draw:layer="layout" svg:width="0.297cm" svg:height="0.307cm" svg:x="3.202cm" svg:y="-3.238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text-style-name="P3" draw:layer="layout" svg:width="0.459cm" svg:height="0.295cm" svg:x="3.51cm" svg:y="-3.226cm" svg:viewBox="0 0 460 296" svg:d="M403 65c11-35 32-44 57-44v-21c-15 2-34 2-50 2-19 0-49-2-62-2v21c24 0 40 13 40 32 0 4 0 6-4 13l-61 173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259cm" svg:height="0.307cm" svg:x="3.981cm" svg:y="-3.238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72cm" svg:x="4.282cm" svg:y="-3.403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text-style-name="P3" draw:layer="layout" svg:width="0.21cm" svg:height="0.419cm" svg:x="4.865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97cm" svg:height="0.307cm" svg:x="5.131cm" svg:y="-3.238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text-style-name="P3" draw:layer="layout" svg:width="0.337cm" svg:height="0.303cm" svg:x="5.69cm" svg:y="-3.234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6.058cm" svg:y="-3.234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6.452cm" svg:y="-3.403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text-style-name="P3" draw:layer="layout" svg:width="0.303cm" svg:height="0.307cm" svg:x="6.828cm" svg:y="-3.238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21cm" svg:height="0.419cm" svg:x="7.147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7.413cm" svg:y="-3.238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76cm" svg:height="0.426cm" svg:x="7.939cm" svg:y="-3.234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text-style-name="P3" draw:layer="layout" svg:width="0.594cm" svg:height="0.349cm" svg:x="8.458cm" svg:y="-3.279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478cm" svg:height="0.457cm" svg:x="9.302cm" svg:y="-3.395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9.824cm" svg:y="-3.395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0.552cm" svg:y="-3.41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10.987cm" svg:y="-3.395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143cm" svg:height="0.447cm" svg:x="1.177cm" svg:y="-3.41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cm" svg:height="0.419cm" svg:x="1.354cm" svg:y="-3.376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143cm" svg:height="0.447cm" svg:x="1.846cm" svg:y="-3.41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9cm" svg:height="0.307cm" svg:x="2.03cm" svg:y="-3.264cm" svg:viewBox="0 0 220 308" svg:d="M118 171c15 2 70 13 70 61 0 34-23 62-76 62-57 0-82-39-93-96-2-8-4-12-9-12-10 0-10 6-10 17v90c0 11 0 15 8 15 3 0 3 0 17-14 0 0 0-1 13-15 29 29 59 29 74 29 78 0 108-44 108-93 0-36-20-55-28-63-23-23-48-29-76-32-38-8-84-17-84-55 0-25 17-52 76-52 74 0 76 61 78 82 2 6 8 6 8 6 9 0 9-4 9-17v-69c0-11 0-15-7-15-4 0-4 0-14 8-1 3-9 9-11 11-25-19-53-19-63-19-83 0-108 46-108 82 0 24 11 43 29 59 22 17 41 20 89 30z">
            <text:p/>
          </draw:path>
          <draw:path draw:style-name="gr3" draw:text-style-name="P3" draw:layer="layout" svg:width="0.303cm" svg:height="0.307cm" svg:x="2.522cm" svg:y="-3.264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149cm" svg:height="0.464cm" svg:x="2.851cm" svg:y="-3.429cm" svg:viewBox="0 0 150 465" svg:d="M97 0l-97 8v20c48 0 53 4 53 38v348c0 30-7 30-53 30v21c23 0 59-2 76-2 15 0 49 2 74 2v-21c-45 0-53 0-53-30z">
            <text:p/>
          </draw:path>
          <draw:path draw:style-name="gr3" draw:text-style-name="P3" draw:layer="layout" svg:width="0.149cm" svg:height="0.464cm" svg:x="3.037cm" svg:y="-3.429cm" svg:viewBox="0 0 150 465" svg:d="M97 0l-97 8v20c48 0 53 4 53 38v348c0 30-7 30-53 30v21c23 0 59-2 76-2 15 0 49 2 74 2v-21c-45 0-53 0-53-30z">
            <text:p/>
          </draw:path>
          <draw:path draw:style-name="gr3" draw:text-style-name="P3" draw:layer="layout" svg:width="0.297cm" svg:height="0.307cm" svg:x="3.218cm" svg:y="-3.264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text-style-name="P3" draw:layer="layout" svg:width="0.459cm" svg:height="0.295cm" svg:x="3.527cm" svg:y="-3.253cm" svg:viewBox="0 0 460 296" svg:d="M403 65c11-35 32-44 57-44v-21c-15 2-34 2-50 2-19 0-49-2-62-2v21c24 0 40 13 40 32 0 4 0 6-4 13l-61 173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259cm" svg:height="0.307cm" svg:x="3.999cm" svg:y="-3.26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72cm" svg:x="4.299cm" svg:y="-3.429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text-style-name="P3" draw:layer="layout" svg:width="0.21cm" svg:height="0.419cm" svg:x="4.882cm" svg:y="-3.376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97cm" svg:height="0.307cm" svg:x="5.148cm" svg:y="-3.264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text-style-name="P3" draw:layer="layout" svg:width="0.337cm" svg:height="0.303cm" svg:x="5.707cm" svg:y="-3.2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6.075cm" svg:y="-3.26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6.469cm" svg:y="-3.429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text-style-name="P3" draw:layer="layout" svg:width="0.303cm" svg:height="0.307cm" svg:x="6.845cm" svg:y="-3.264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21cm" svg:height="0.419cm" svg:x="7.164cm" svg:y="-3.376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7.43cm" svg:y="-3.26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76cm" svg:height="0.426cm" svg:x="7.956cm" svg:y="-3.26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text-style-name="P3" draw:layer="layout" svg:width="0.594cm" svg:height="0.349cm" svg:x="8.475cm" svg:y="-3.308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478cm" svg:height="0.457cm" svg:x="9.317cm" svg:y="-3.422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9.841cm" svg:y="-3.422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0.567cm" svg:y="-3.437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11.004cm" svg:y="-3.422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143cm" svg:height="0.447cm" svg:x="1.194cm" svg:y="-3.386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cm" svg:height="0.419cm" svg:x="1.371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143cm" svg:height="0.447cm" svg:x="1.863cm" svg:y="-3.386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9cm" svg:height="0.307cm" svg:x="2.047cm" svg:y="-3.238cm" svg:viewBox="0 0 220 308" svg:d="M118 171c15 2 70 13 70 61 0 34-23 62-76 62-57 0-82-39-93-96-2-8-4-12-9-12-10 0-10 6-10 17v90c0 11 0 15 8 15 3 0 3 0 17-14 0 0 0-1 13-15 29 29 59 29 74 29 78 0 108-44 108-93 0-36-20-55-28-63-23-23-48-29-76-32-38-8-84-17-84-55 0-25 17-52 76-52 74 0 76 61 78 82 2 6 8 6 8 6 9 0 9-4 9-17v-69c0-11 0-15-7-15-4 0-4 0-14 8-1 3-9 9-11 11-25-19-53-19-63-19-83 0-108 46-108 82 0 24 11 43 29 59 22 17 41 20 89 30z">
            <text:p/>
          </draw:path>
          <draw:path draw:style-name="gr3" draw:text-style-name="P3" draw:layer="layout" svg:width="0.303cm" svg:height="0.307cm" svg:x="2.539cm" svg:y="-3.238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149cm" svg:height="0.464cm" svg:x="2.868cm" svg:y="-3.403cm" svg:viewBox="0 0 150 465" svg:d="M97 0l-97 8v20c48 0 53 4 53 38v348c0 30-7 30-53 30v21c23 0 59-2 76-2 15 0 49 2 74 2v-21c-45 0-53 0-53-30z">
            <text:p/>
          </draw:path>
          <draw:path draw:style-name="gr3" draw:text-style-name="P3" draw:layer="layout" svg:width="0.149cm" svg:height="0.464cm" svg:x="3.052cm" svg:y="-3.403cm" svg:viewBox="0 0 150 465" svg:d="M97 0l-97 8v20c48 0 53 4 53 38v348c0 30-7 30-53 30v21c23 0 59-2 76-2 15 0 49 2 74 2v-21c-45 0-53 0-53-30z">
            <text:p/>
          </draw:path>
          <draw:path draw:style-name="gr3" draw:text-style-name="P3" draw:layer="layout" svg:width="0.297cm" svg:height="0.307cm" svg:x="3.235cm" svg:y="-3.238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text-style-name="P3" draw:layer="layout" svg:width="0.459cm" svg:height="0.295cm" svg:x="3.544cm" svg:y="-3.226cm" svg:viewBox="0 0 460 296" svg:d="M403 65c11-35 32-44 57-44v-21c-15 2-34 2-50 2-19 0-49-2-62-2v21c24 0 40 13 40 32 0 4 0 6-4 13l-61 173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259cm" svg:height="0.307cm" svg:x="4.014cm" svg:y="-3.238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72cm" svg:x="4.316cm" svg:y="-3.403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text-style-name="P3" draw:layer="layout" svg:width="0.21cm" svg:height="0.419cm" svg:x="4.899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97cm" svg:height="0.307cm" svg:x="5.165cm" svg:y="-3.238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text-style-name="P3" draw:layer="layout" svg:width="0.337cm" svg:height="0.303cm" svg:x="5.724cm" svg:y="-3.234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6.092cm" svg:y="-3.234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6.486cm" svg:y="-3.403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text-style-name="P3" draw:layer="layout" svg:width="0.303cm" svg:height="0.307cm" svg:x="6.862cm" svg:y="-3.238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21cm" svg:height="0.419cm" svg:x="7.181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7.445cm" svg:y="-3.238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76cm" svg:height="0.426cm" svg:x="7.973cm" svg:y="-3.234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text-style-name="P3" draw:layer="layout" svg:width="0.594cm" svg:height="0.349cm" svg:x="8.492cm" svg:y="-3.279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478cm" svg:height="0.457cm" svg:x="9.334cm" svg:y="-3.395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9.856cm" svg:y="-3.395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0.584cm" svg:y="-3.41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11.021cm" svg:y="-3.395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olygon draw:style-name="gr3" draw:text-style-name="P3" draw:layer="layout" svg:width="10.172cm" svg:height="0.027cm" svg:x="1.173cm" svg:y="-2.728cm" svg:viewBox="0 0 10173 28" draw:points="5086,28 0,28 0,0 10173,0 10173,28">
            <text:p/>
          </draw:polygon>
        </draw:g>
        <draw:line draw:style-name="gr7" draw:text-style-name="P1" draw:layer="layout" svg:x1="14.182cm" svg:y1="17.044cm" svg:x2="25.314cm" svg:y2="17.044cm">
          <text:p/>
        </draw:line>
        <draw:g>
          <svg:title>TexMaths</svg:title>
          <svg:desc>19§latex§location update ($q$)§svg§600§TRUE§</svg:desc>
          <draw:polygon draw:style-name="gr4" draw:text-style-name="P4" draw:layer="layout" svg:width="5.61cm" svg:height="0.666cm" svg:x="16.986cm" svg:y="16.322cm" svg:viewBox="0 0 5611 667" draw:points="2805,667 0,667 0,0 5611,0 5611,667">
            <text:p/>
          </draw:polygon>
          <draw:path draw:style-name="gr3" draw:text-style-name="P3" draw:layer="layout" svg:width="0.149cm" svg:height="0.465cm" svg:x="17.009cm" svg:y="16.358cm" svg:viewBox="0 0 150 466" svg:d="M97 0l-97 8v21c48 0 53 3 53 38v347c0 31-7 31-53 31v21c23 0 59-2 76-2 15 0 49 2 74 2v-21c-45 0-53 0-53-31z">
            <text:p/>
          </draw:path>
          <draw:path draw:style-name="gr3" draw:text-style-name="P3" draw:layer="layout" svg:width="0.297cm" svg:height="0.307cm" svg:x="17.189cm" svg:y="16.521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256cm" svg:height="0.307cm" svg:x="17.545cm" svg:y="16.521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303cm" svg:height="0.307cm" svg:x="17.845cm" svg:y="16.521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18.162cm" svg:y="16.409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18.432cm" svg:y="16.373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97cm" svg:height="0.307cm" svg:x="18.612cm" svg:y="16.521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18.949cm" svg:y="16.525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7cm" svg:height="0.303cm" svg:x="19.54cm" svg:y="16.525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9.906cm" svg:y="16.525cm" svg:viewBox="0 0 331 428" svg:d="M97 44v-44l-97 8v21c48 0 53 3 53 32v315c0 31-7 31-53 31v21c23-2 57-4 76-4 17 0 51 2 76 4v-21c-46 0-53 0-53-31v-114-5c4 11 32 47 82 47 79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20.3cm" svg:y="16.358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1cm" svg:height="0.307cm" svg:x="20.674cm" svg:y="16.521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20.991cm" svg:y="16.409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259cm" svg:height="0.307cm" svg:x="21.256cm" svg:y="16.521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21.822cm" svg:y="16.3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276cm" svg:height="0.427cm" svg:x="22.042cm" svg:y="16.525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157cm" svg:height="0.668cm" svg:x="22.373cm" svg:y="16.3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custom-shape draw:style-name="gr19" draw:text-style-name="P6" draw:layer="layout" svg:width="18.434cm" svg:height="3.206cm" svg:x="9.652cm" svg:y="17.36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underline{\pmb{ if $s_{p''} !=null  \land q \in \left\lbrace s_{p'},s_{p''} \right\rbrace $ then}}§svg§600§TRUE§</svg:desc>
          <draw:polygon draw:style-name="gr4" draw:text-style-name="P4" draw:layer="layout" svg:width="10.187cm" svg:height="0.824cm" svg:x="9.797cm" svg:y="18.466cm" svg:viewBox="0 0 10188 825" draw:points="5094,825 0,825 0,0 10188,0 10188,825">
            <text:p/>
          </draw:polygon>
          <draw:path draw:style-name="gr3" draw:text-style-name="P3" draw:layer="layout" svg:width="0.143cm" svg:height="0.448cm" svg:x="10.008cm" svg:y="18.54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0.192cm" svg:y="18.521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246cm" svg:height="0.303cm" svg:x="10.631cm" svg:y="18.696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0.909cm" svg:y="18.886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1.214cm" svg:y="18.77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1.361cm" svg:y="18.77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1cm" svg:height="0.48cm" svg:x="11.602cm" svg:y="18.513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text-style-name="P3" draw:layer="layout" svg:width="0.446cm" svg:height="0.157cm" svg:x="11.954cm" svg:y="18.74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2.638cm" svg:y="18.696cm" svg:viewBox="0 0 363 304" svg:d="M40 257c-2 11-6 26-6 30 0 11 10 17 19 17 8 0 19-6 25-19 0 0 8-32 11-49l16-61c3-13 7-29 11-44 4-11 8-32 9-34 10-21 46-82 109-82 30 0 36 25 36 48 0 40-32 127-44 156-6 15-6 22-6 30 0 32 23 55 54 55 62 0 89-97 89-102 0-8-8-8-10-8-5 0-5 2-9 13-13 46-36 82-68 82-12 0-16-6-16-21 0-17 6-34 12-47 13-37 42-111 42-149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3.037cm" svg:y="18.696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3.428cm" svg:y="18.52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13.639cm" svg:y="18.52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371cm" svg:height="0.415cm" svg:x="14.007cm" svg:y="18.591cm" svg:viewBox="0 0 372 416" svg:d="M201 13c-3-11-9-13-15-13-7 0-9 4-15 13l-167 377c-4 7-4 9-4 13 0 8 6 13 13 13 6 0 10-2 16-15l157-355 158 355c6 15 13 15 15 15 8 0 13-5 13-13 0-2 0-4-3-11z">
            <text:p/>
          </draw:path>
          <draw:path draw:style-name="gr3" draw:text-style-name="P3" draw:layer="layout" svg:width="0.276cm" svg:height="0.427cm" svg:x="14.589cm" svg:y="18.696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335cm" svg:height="0.389cm" svg:x="15.125cm" svg:y="18.631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text-style-name="P3" draw:layer="layout" svg:width="0.238cm" svg:height="0.668cm" svg:x="15.746cm" svg:y="18.491cm" svg:viewBox="0 0 239 669" svg:d="M143 89c0-26 17-70 91-74 2-2 5-4 5-7 0-8-5-8-13-8-66 0-129 34-129 84v152c0 26 0 47-27 70-24 19-49 21-64 21-4 2-6 4-6 8 0 7 4 7 11 7 44 4 76 27 84 59 2 8 2 10 2 34v133c0 27 0 50 32 75 27 21 71 26 97 26 8 0 13 0 13-5 0-8-3-8-11-8-42-4-76-25-84-59-1-6-1-8-1-32v-141c0-30-6-42-27-63-15-13-34-21-53-26 55-16 80-46 80-86z">
            <text:p/>
          </draw:path>
          <draw:path draw:style-name="gr3" draw:text-style-name="P3" draw:layer="layout" svg:width="0.246cm" svg:height="0.303cm" svg:x="16.067cm" svg:y="18.69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6.343cm" svg:y="18.886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6.649cm" svg:y="18.77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16.89cm" svg:y="18.92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17.163cm" svg:y="18.69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7.441cm" svg:y="18.886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7.747cm" svg:y="18.77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7.893cm" svg:y="18.77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38cm" svg:height="0.668cm" svg:x="18.125cm" svg:y="18.491cm" svg:viewBox="0 0 239 669" svg:d="M97 582c0 26-17 68-91 74-4 0-6 2-6 8 0 5 8 5 13 5 65 0 128-32 130-83v-153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21cm" svg:height="0.419cm" svg:x="18.649cm" svg:y="18.582cm" svg:viewBox="0 0 211 420" svg:d="M105 144h95v-20h-95v-124h-18c-1 55-20 127-87 129v15h57v185c0 84 63 91 87 91 48 0 67-47 67-91v-38h-17v38c0 49-21 74-46 74-43 0-43-61-43-72z">
            <text:p/>
          </draw:path>
          <draw:path draw:style-name="gr3" draw:text-style-name="P3" draw:layer="layout" svg:width="0.337cm" svg:height="0.465cm" svg:x="18.917cm" svg:y="18.529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text-style-name="P3" draw:layer="layout" svg:width="0.259cm" svg:height="0.307cm" svg:x="19.284cm" svg:y="18.692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337cm" svg:height="0.296cm" svg:x="19.582cm" svg:y="18.696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  <draw:path draw:style-name="gr3" draw:text-style-name="P3" draw:layer="layout" svg:width="0.143cm" svg:height="0.448cm" svg:x="10.025cm" svg:y="18.517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0.209cm" svg:y="18.494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246cm" svg:height="0.303cm" svg:x="10.648cm" svg:y="18.669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0.926cm" svg:y="18.859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1.232cm" svg:y="18.74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1.378cm" svg:y="18.74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1cm" svg:height="0.48cm" svg:x="11.619cm" svg:y="18.487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text-style-name="P3" draw:layer="layout" svg:width="0.446cm" svg:height="0.157cm" svg:x="11.969cm" svg:y="18.72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2.655cm" svg:y="18.669cm" svg:viewBox="0 0 363 304" svg:d="M40 257c-2 11-6 26-6 30 0 11 10 17 19 17 8 0 19-6 25-19 0 0 8-32 11-49l16-61c3-13 7-29 11-44 4-11 8-32 9-34 10-21 46-82 109-82 30 0 36 25 36 48 0 40-32 127-44 156-6 15-6 22-6 30 0 32 23 55 54 55 62 0 89-97 89-102 0-8-8-8-10-8-5 0-5 2-9 13-13 46-36 82-68 82-12 0-16-6-16-21 0-17 6-34 12-47 13-37 42-111 42-149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3.054cm" svg:y="18.669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3.445cm" svg:y="18.502cm" svg:viewBox="0 0 144 473" svg:d="M144 8c0 0 0-8-7-8-17 0-67 6-84 8-5 0-13 0-13 13 0 8 8 8 17 8 32 0 34 5 34 11l-2 13-85 335c-2 7-4 13-4 23 0 38 30 62 61 62 23 0 40-13 51-38 13-24 21-64 21-66 0-6-6-6-8-6-7 0-7 2-9 12-11 43-25 83-53 83-19 0-19-21-19-30 0-17 0-19 4-33z">
            <text:p/>
          </draw:path>
          <draw:path draw:style-name="gr3" draw:text-style-name="P3" draw:layer="layout" svg:width="0.143cm" svg:height="0.472cm" svg:x="13.656cm" svg:y="18.502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371cm" svg:height="0.415cm" svg:x="14.025cm" svg:y="18.565cm" svg:viewBox="0 0 372 416" svg:d="M201 13c-3-11-9-13-15-13-7 0-9 4-15 13l-167 377c-4 7-4 9-4 13 0 8 6 13 13 13 6 0 10-2 16-15l157-355 158 355c6 15 13 15 15 15 8 0 13-5 13-13 0-2 0-4-3-11z">
            <text:p/>
          </draw:path>
          <draw:path draw:style-name="gr3" draw:text-style-name="P3" draw:layer="layout" svg:width="0.276cm" svg:height="0.427cm" svg:x="14.606cm" svg:y="18.669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335cm" svg:height="0.389cm" svg:x="15.142cm" svg:y="18.605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text-style-name="P3" draw:layer="layout" svg:width="0.238cm" svg:height="0.668cm" svg:x="15.763cm" svg:y="18.464cm" svg:viewBox="0 0 239 669" svg:d="M143 89c0-26 17-70 91-74 2-2 5-4 5-7 0-8-5-8-13-8-66 0-129 34-129 84v152c0 26 0 47-27 70-24 19-49 21-64 21-4 2-6 4-6 8 0 7 4 7 11 7 44 4 76 27 84 59 2 8 2 10 2 34v133c0 27 0 50 32 75 27 21 71 26 97 26 8 0 13 0 13-5 0-8-3-8-11-8-42-4-76-25-84-59-1-6-1-8-1-32v-141c0-30-6-42-27-63-15-13-34-21-53-26 55-16 80-46 80-86z">
            <text:p/>
          </draw:path>
          <draw:path draw:style-name="gr3" draw:text-style-name="P3" draw:layer="layout" svg:width="0.246cm" svg:height="0.303cm" svg:x="16.082cm" svg:y="18.669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6.36cm" svg:y="18.859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6.666cm" svg:y="18.74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16.907cm" svg:y="18.894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17.181cm" svg:y="18.669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7.456cm" svg:y="18.859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7.762cm" svg:y="18.74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7.91cm" svg:y="18.74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38cm" svg:height="0.668cm" svg:x="18.142cm" svg:y="18.464cm" svg:viewBox="0 0 239 669" svg:d="M97 582c0 26-17 68-91 74-4 0-6 2-6 8 0 5 8 5 13 5 65 0 128-32 130-83v-153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21cm" svg:height="0.419cm" svg:x="18.666cm" svg:y="18.553cm" svg:viewBox="0 0 211 420" svg:d="M105 144h95v-20h-95v-124h-18c-1 55-20 127-87 129v15h57v185c0 84 63 91 87 91 48 0 67-47 67-91v-38h-17v38c0 49-21 74-46 74-43 0-43-61-43-72z">
            <text:p/>
          </draw:path>
          <draw:path draw:style-name="gr3" draw:text-style-name="P3" draw:layer="layout" svg:width="0.337cm" svg:height="0.465cm" svg:x="18.934cm" svg:y="18.502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text-style-name="P3" draw:layer="layout" svg:width="0.259cm" svg:height="0.307cm" svg:x="19.301cm" svg:y="18.666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337cm" svg:height="0.296cm" svg:x="19.599cm" svg:y="18.669cm" svg:viewBox="0 0 338 297" svg:d="M53 67v178c0 31-7 31-53 31v21c23 0 57-2 76-2 17 0 51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  <draw:path draw:style-name="gr3" draw:text-style-name="P3" draw:layer="layout" svg:width="0.143cm" svg:height="0.448cm" svg:x="10.042cm" svg:y="18.54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0.226cm" svg:y="18.521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246cm" svg:height="0.303cm" svg:x="10.665cm" svg:y="18.696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0.941cm" svg:y="18.886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1.247cm" svg:y="18.77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1.395cm" svg:y="18.77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1cm" svg:height="0.48cm" svg:x="11.636cm" svg:y="18.513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text-style-name="P3" draw:layer="layout" svg:width="0.446cm" svg:height="0.157cm" svg:x="11.986cm" svg:y="18.74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4cm" svg:height="0.303cm" svg:x="12.672cm" svg:y="18.696cm" svg:viewBox="0 0 365 304" svg:d="M40 257c-2 11-6 26-6 30 0 11 10 17 19 17 8 0 21-6 25-19 0 0 9-32 13-49l15-61c4-13 8-29 10-44 4-11 9-32 9-34 10-21 46-82 111-82 30 0 36 25 36 48 0 40-34 127-44 156-6 15-8 22-8 30 0 32 25 55 56 55 62 0 89-97 89-102 0-8-8-8-10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3.071cm" svg:y="18.696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3.462cm" svg:y="18.529cm" svg:viewBox="0 0 144 473" svg:d="M144 8c0 0 0-8-7-8-17 0-67 6-84 8-5 0-13 0-13 13 0 8 8 8 17 8 32 0 34 5 34 11l-2 13-85 335c-2 7-4 13-4 23 0 38 30 62 61 62 23 0 40-13 51-38 13-24 21-64 21-66 0-6-6-6-8-6-7 0-7 2-9 12-11 43-25 83-53 83-19 0-19-21-19-30 0-17 0-19 4-33z">
            <text:p/>
          </draw:path>
          <draw:path draw:style-name="gr3" draw:text-style-name="P3" draw:layer="layout" svg:width="0.143cm" svg:height="0.472cm" svg:x="13.673cm" svg:y="18.52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371cm" svg:height="0.415cm" svg:x="14.04cm" svg:y="18.591cm" svg:viewBox="0 0 372 416" svg:d="M201 13c-3-11-9-13-15-13-7 0-9 4-15 13l-167 377c-4 7-4 9-4 13 0 8 6 13 13 13 6 0 10-2 16-15l157-355 158 355c6 15 13 15 15 15 8 0 13-5 13-13 0-2 0-4-3-11z">
            <text:p/>
          </draw:path>
          <draw:path draw:style-name="gr3" draw:text-style-name="P3" draw:layer="layout" svg:width="0.276cm" svg:height="0.427cm" svg:x="14.623cm" svg:y="18.696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335cm" svg:height="0.389cm" svg:x="15.157cm" svg:y="18.631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text-style-name="P3" draw:layer="layout" svg:width="0.238cm" svg:height="0.668cm" svg:x="15.778cm" svg:y="18.491cm" svg:viewBox="0 0 239 669" svg:d="M143 89c0-26 17-70 91-74 2-2 5-4 5-7 0-8-5-8-13-8-66 0-129 34-129 84v152c0 26 0 47-27 70-24 19-49 21-64 21-4 2-6 4-6 8 0 7 4 7 11 7 44 4 76 27 84 59 2 8 2 10 2 34v133c0 27 0 50 32 75 27 21 71 26 97 26 8 0 13 0 13-5 0-8-3-8-11-8-42-4-76-25-84-59-1-6-1-8-1-32v-141c0-30-6-42-27-63-15-13-34-21-53-26 55-16 80-46 80-86z">
            <text:p/>
          </draw:path>
          <draw:path draw:style-name="gr3" draw:text-style-name="P3" draw:layer="layout" svg:width="0.246cm" svg:height="0.303cm" svg:x="16.099cm" svg:y="18.69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6.377cm" svg:y="18.886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6.683cm" svg:y="18.77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16.924cm" svg:y="18.92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17.198cm" svg:y="18.69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7.473cm" svg:y="18.886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7.779cm" svg:y="18.77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7.925cm" svg:y="18.77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38cm" svg:height="0.668cm" svg:x="18.159cm" svg:y="18.491cm" svg:viewBox="0 0 239 669" svg:d="M97 582c0 26-17 68-91 74-4 0-6 2-6 8 0 5 8 5 13 5 65 0 128-32 130-83v-153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21cm" svg:height="0.419cm" svg:x="18.683cm" svg:y="18.582cm" svg:viewBox="0 0 211 420" svg:d="M105 144h95v-20h-95v-124h-18c-1 55-20 127-87 129v15h57v185c0 84 63 91 87 91 48 0 67-47 67-91v-38h-17v38c0 49-21 74-46 74-43 0-43-61-43-72z">
            <text:p/>
          </draw:path>
          <draw:path draw:style-name="gr3" draw:text-style-name="P3" draw:layer="layout" svg:width="0.337cm" svg:height="0.465cm" svg:x="18.949cm" svg:y="18.529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text-style-name="P3" draw:layer="layout" svg:width="0.259cm" svg:height="0.307cm" svg:x="19.318cm" svg:y="18.692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337cm" svg:height="0.296cm" svg:x="19.616cm" svg:y="18.696cm" svg:viewBox="0 0 338 297" svg:d="M53 67v178c0 31-7 31-53 31v21c23 0 57-2 76-2 17 0 51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  <draw:polygon draw:style-name="gr3" draw:text-style-name="P3" draw:layer="layout" svg:width="10.187cm" svg:height="0.028cm" svg:x="9.797cm" svg:y="19.262cm" svg:viewBox="0 0 10188 29" draw:points="5094,29 0,29 0,0 10188,0 10188,29">
            <text:p/>
          </draw:polygon>
        </draw:g>
        <draw:g>
          <svg:title>TexMaths</svg:title>
          <svg:desc>19§latex§\pmb{update $P_{new} \leftarrow u_{p''}$}§svg§600§TRUE§</svg:desc>
          <draw:polygon draw:style-name="gr4" draw:text-style-name="P4" draw:layer="layout" svg:width="5.699cm" svg:height="0.681cm" svg:x="1.943cm" svg:y="12.538cm" svg:viewBox="0 0 5700 682" draw:points="2850,682 0,682 0,0 5700,0 5700,682">
            <text:p/>
          </draw:polygon>
          <draw:path draw:style-name="gr3" draw:text-style-name="P3" draw:layer="layout" svg:width="0.337cm" svg:height="0.303cm" svg:x="1.964cm" svg:y="12.732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2.331cm" svg:y="12.732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2.724cm" svg:y="12.563cm" svg:viewBox="0 0 331 473" svg:d="M232 428v45l99-7v-21c-46 0-52-6-52-38v-407l-97 8v21c48 0 52 3 52 38v144c-19-25-48-42-84-42-80 0-150 67-150 152 0 86 67 152 143 152 43 0 72-23 89-45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3.098cm" svg:y="12.728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7 29-92 139-95z">
            <text:p/>
          </draw:path>
          <draw:path draw:style-name="gr3" draw:text-style-name="P3" draw:layer="layout" svg:width="0.21cm" svg:height="0.419cm" svg:x="3.416cm" svg:y="12.616cm" svg:viewBox="0 0 211 420" svg:d="M105 144h95v-20h-95v-124h-18c-1 55-20 127-87 129v15h57v185c0 83 63 91 87 91 48 0 67-48 67-91v-38h-17v38c0 49-19 74-46 74-44 0-43-61-43-72z">
            <text:p/>
          </draw:path>
          <draw:path draw:style-name="gr3" draw:text-style-name="P3" draw:layer="layout" svg:width="0.259cm" svg:height="0.307cm" svg:x="3.68cm" svg:y="12.728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478cm" svg:height="0.457cm" svg:x="4.206cm" svg:y="12.57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63cm" svg:y="12.92cm" svg:viewBox="0 0 287 213" svg:d="M36 179c-2 5-6 17-6 19 0 9 10 15 18 15 7 0 15-6 17-12 1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968cm" svg:y="12.92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5.211cm" svg:y="12.92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846cm" svg:y="12.686cm" svg:viewBox="0 0 595 350" svg:d="M570 188c13 0 25 0 25-13 0-14-12-13-25-13h-498c38-29 55-56 61-65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345cm" svg:height="0.303cm" svg:x="6.678cm" svg:y="12.732cm" svg:viewBox="0 0 346 304" svg:d="M215 260c7 27 32 44 61 44 22 0 37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261cm" svg:height="0.297cm" svg:x="7.039cm" svg:y="12.92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9 11-36 25-10 17-17 43-17 47 0 6 5 6 7 6 8 0 8-2 12-13 5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7.345cm" svg:y="12.806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7.491cm" svg:y="12.806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37cm" svg:height="0.303cm" svg:x="1.981cm" svg:y="12.705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2.348cm" svg:y="12.705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2.741cm" svg:y="12.536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3.115cm" svg:y="12.701cm" svg:viewBox="0 0 304 308" svg:d="M196 251c2 26 21 55 53 55 13 0 55-10 55-65v-38h-17v38c0 38-17 44-25 44-23 0-24-30-24-34v-135c0-29-1-53-25-80-27-25-59-36-91-36-56 0-103 32-103 76 0 21 13 32 32 32 17 0 31-13 31-32 0-8-4-30-34-30 17-23 51-31 72-31 32 0 70 27 70 86v24c-34 2-80 4-123 25-50 23-67 57-67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3.433cm" svg:y="12.589cm" svg:viewBox="0 0 211 420" svg:d="M105 144h95v-20h-95v-124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3.697cm" svg:y="12.701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4.223cm" svg:y="12.544cm" svg:viewBox="0 0 479 458" svg:d="M177 247h114c95 0 188-70 188-146 0-52-44-101-133-101h-217c-13 0-19 0-19 13 0 8 6 8 19 8 8 0 21 0 29 2 11 0 15 2 15 9 0 4-2 6-4 14l-89 361c-8 24-8 30-61 30-11 0-19 0-19 13 0 8 8 8 10 8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645cm" svg:y="12.893cm" svg:viewBox="0 0 287 213" svg:d="M36 179c-2 5-6 17-6 19 0 9 10 15 18 15 7 0 15-6 17-12 1-3 5-19 9-28 2-10 8-31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985cm" svg:y="12.893cm" svg:viewBox="0 0 201 213" svg:d="M74 101c13 0 51-2 76-10 34-13 42-36 42-49 0-27-27-42-59-42-57 0-133 44-133 124 0 47 30 89 86 89 79 0 115-48 115-53 0-4-3-8-7-8-2 0-4 0-8 4-36 43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5.226cm" svg:y="12.89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863cm" svg:y="12.66cm" svg:viewBox="0 0 595 350" svg:d="M570 188c13 0 25 0 25-13 0-14-12-13-25-13h-498c38-29 55-56 61-65 30-46 36-87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345cm" svg:height="0.303cm" svg:x="6.695cm" svg:y="12.705cm" svg:viewBox="0 0 346 304" svg:d="M215 260c7 27 32 44 61 44 22 0 38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6 0 68-30 80-44z">
            <text:p/>
          </draw:path>
          <draw:path draw:style-name="gr3" draw:text-style-name="P3" draw:layer="layout" svg:width="0.261cm" svg:height="0.297cm" svg:x="7.056cm" svg:y="12.893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7.362cm" svg:y="12.77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7.508cm" svg:y="12.77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37cm" svg:height="0.303cm" svg:x="1.998cm" svg:y="12.732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2.365cm" svg:y="12.732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2.756cm" svg:y="12.563cm" svg:viewBox="0 0 331 473" svg:d="M232 428v45l99-7v-21c-46 0-52-6-52-38v-407l-97 8v21c48 0 52 3 52 38v144c-19-25-48-42-84-42-80 0-150 67-150 152 0 86 67 152 143 152 43 0 72-23 89-45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3.132cm" svg:y="12.728cm" svg:viewBox="0 0 304 308" svg:d="M196 251c2 26 21 55 53 55 13 0 55-10 55-65v-38h-17v38c0 38-17 44-25 44-23 0-24-30-24-34v-135c0-29-1-53-25-80-27-25-59-36-91-36-56 0-103 32-103 76 0 21 13 32 32 32 17 0 31-13 31-32 0-8-4-30-34-30 17-23 51-31 72-31 32 0 70 27 70 86v24c-34 2-80 4-123 25-50 23-67 57-67 88 0 53 65 70 108 70 44 0 74-27 88-57zM190 141v66c0 65-48 88-78 88-32 0-61-25-61-59 0-37 29-92 139-95z">
            <text:p/>
          </draw:path>
          <draw:path draw:style-name="gr3" draw:text-style-name="P3" draw:layer="layout" svg:width="0.21cm" svg:height="0.419cm" svg:x="3.45cm" svg:y="12.616cm" svg:viewBox="0 0 211 420" svg:d="M105 144h95v-20h-95v-124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3.714cm" svg:y="12.728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4.24cm" svg:y="12.57cm" svg:viewBox="0 0 479 458" svg:d="M177 247h114c95 0 188-70 188-146 0-52-44-101-133-101h-217c-13 0-19 0-19 13 0 8 6 8 19 8 8 0 21 0 29 2 11 0 15 2 15 9 0 4-2 6-4 14l-89 361c-8 24-8 30-61 30-11 0-19 0-19 13 0 8 8 8 10 8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662cm" svg:y="12.92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5cm" svg:y="12.92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5.243cm" svg:y="12.92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1-38 31-57 50-57 9 0 13 6 13 17 0 12-6 21-8 27-26 70-26 78-26 93 0 55 49 63 76 63 7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88cm" svg:y="12.686cm" svg:viewBox="0 0 595 350" svg:d="M570 188c13 0 25 0 25-13 0-14-12-13-25-13h-498c38-29 55-56 61-65 30-46 36-88 36-89 0-8-8-8-13-8-12 0-14 2-15 13-16 67-55 122-131 154-8 2-10 4-10 8 0 5 4 5 10 9 70 29 115 82 131 156 1 8 3 10 15 10 5 0 13 0 13-8 0 0-6-44-34-87-13-21-32-44-63-67z">
            <text:p/>
          </draw:path>
          <draw:path draw:style-name="gr3" draw:text-style-name="P3" draw:layer="layout" svg:width="0.345cm" svg:height="0.303cm" svg:x="6.712cm" svg:y="12.732cm" svg:viewBox="0 0 346 304" svg:d="M215 260c7 27 32 44 61 44 22 0 37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261cm" svg:height="0.297cm" svg:x="7.073cm" svg:y="12.92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9 11-36 25-10 17-17 43-17 47 0 6 5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7.379cm" svg:y="12.806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7.525cm" svg:y="12.806cm" svg:viewBox="0 0 95 177" svg:d="M91 32c0 0 4-7 4-13 0-11-11-19-21-19-15 0-19 11-21 15l-51 147c-2 3-2 5-2 5 0 6 15 10 15 10 2 0 4-2 6-6z">
            <text:p/>
          </draw:path>
        </draw:g>
        <draw:g>
          <svg:title>TexMaths</svg:title>
          <svg:desc>19§latex§\text{IMSI inquiry}§svg§600§TRUE§</svg:desc>
          <draw:polygon draw:style-name="gr4" draw:text-style-name="P4" draw:layer="layout" svg:width="3.765cm" svg:height="0.584cm" svg:x="5.855cm" svg:y="-6.305cm" svg:viewBox="0 0 3766 585" draw:points="1883,585 0,585 0,0 3766,0 3766,585">
            <text:p/>
          </draw:polygon>
          <draw:path draw:style-name="gr3" draw:text-style-name="P3" draw:layer="layout" svg:width="0.204cm" svg:height="0.457cm" svg:x="5.874cm" svg:y="-6.307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563cm" svg:height="0.457cm" svg:x="6.119cm" svg:y="-6.307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297cm" svg:height="0.487cm" svg:x="6.742cm" svg:y="-6.322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204cm" svg:height="0.457cm" svg:x="7.094cm" svg:y="-6.307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143cm" svg:height="0.448cm" svg:x="7.559cm" svg:y="-6.297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337cm" svg:height="0.295cm" svg:x="7.744cm" svg:y="-6.145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cm" svg:height="0.427cm" svg:x="8.114cm" svg:y="-6.145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8.464cm" svg:y="-6.145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143cm" svg:height="0.448cm" svg:x="8.834cm" svg:y="-6.297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25cm" svg:height="0.295cm" svg:x="9.017cm" svg:y="-6.145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328cm" svg:height="0.427cm" svg:x="9.271cm" svg:y="-6.138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</draw:g>
        <draw:g>
          <svg:title>TexMaths</svg:title>
          <svg:desc>19§latex§\pmb{$RAND \leftarrow  E_{\kappa}\left( u = \left(\underline{p''}, SQN\right)\right)$}§svg§600§FALSE§</svg:desc>
          <draw:polygon draw:style-name="gr2" draw:text-style-name="P2" draw:layer="layout" svg:width="9.256cm" svg:height="0.831cm" svg:x="10.727cm" svg:y="2.011cm" svg:viewBox="0 0 9257 832" draw:points="4629,832 0,832 0,0 9257,0 9257,832">
            <text:p/>
          </draw:polygon>
          <draw:path draw:style-name="gr3" draw:text-style-name="P3" draw:layer="layout" svg:width="0.478cm" svg:height="0.472cm" svg:x="10.754cm" svg:y="2.15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4 0-7-6-7-19-7-25 0-44 0-44-12 0-3 2-7 4-11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59cm" svg:height="0.48cm" svg:x="11.261cm" svg:y="2.127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1.763cm" svg:y="2.15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512cm" svg:height="0.457cm" svg:x="12.371cm" svg:y="2.15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4 4-15z">
            <text:p/>
          </draw:path>
          <draw:path draw:style-name="gr3" draw:text-style-name="P3" draw:layer="layout" svg:width="0.594cm" svg:height="0.349cm" svg:x="13.136cm" svg:y="2.264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486cm" svg:height="0.455cm" svg:x="13.974cm" svg:y="2.152cm" svg:viewBox="0 0 487 456" svg:d="M448 300c2-4 4-7 4-9s0-8-7-8c-6 0-8 4-10 8-44 98-68 144-182 144h-97c-10 0-12 0-15 0-8-2-10-2-10-8 0-2 0-3 4-15l46-182h66c57 0 57 13 57 30 0 4 0 14-6 33 0 3-2 5-2 7 0 4 4 8 10 8s8-4 9-14l38-157c0-4-1-8-7-8s-8 6-10 13c-13 52-26 67-87 67h-63l40-162c6-24 6-26 36-26h95c82 0 101 19 101 74 0 17 0 17-2 36 0 4 0 8 0 11 0 4 2 8 8 8 7 0 7-4 9-15l13-116c2-19-1-19-19-19h-338c-13 0-19 0-19 13 0 8 6 8 17 8 25 0 44 0 44 11 0 4 0 4-2 17l-89 354c-8 26-8 32-61 32-11 0-19 0-19 13 0 8 6 8 19 8h348c15 0 15 0 21-12z">
            <text:p/>
          </draw:path>
          <draw:path draw:style-name="gr3" draw:text-style-name="P3" draw:layer="layout" svg:width="0.256cm" svg:height="0.212cm" svg:x="14.476cm" svg:y="2.499cm" svg:viewBox="0 0 257 213" svg:d="M89 87c17-9 40-26 44-28 32-25 44-31 59-36-2 2-2 5-2 7 0 12 8 19 19 19 13 0 25-13 25-26 0-12-8-19-19-19-33 0-63 24-90 43-36 29-49 33-60 37 5-21 7-25 9-35 2-11 8-32 8-34 0-9-6-15-15-15-10 0-18 6-21 11-2 6-46 183-46 187 0 9 8 15 15 15 17 0 21-15 23-23 2-4 11-42 23-89 25 0 89 2 89 38 0 0 0 5-2 11-2 8-2 10-2 13 0 35 29 50 52 50 45 0 59-72 59-72 0-6-6-6-8-6-6 0-8 2-10 11-5 17-17 53-41 53-12 0-16-11-16-24 0-8 0-10 2-21 2-6 2-10 2-15 0-52-81-52-97-52z">
            <text:p/>
          </draw:path>
          <draw:path draw:style-name="gr3" draw:text-style-name="P3" draw:layer="layout" svg:width="0.176cm" svg:height="0.801cm" svg:x="14.998cm" svg:y="2.038cm" svg:viewBox="0 0 177 802" svg:d="M177 796c0-4-2-4-4-6-30-34-76-87-105-197-15-61-22-130-22-192 0-175 43-298 125-386 6-6 6-7 6-7 0-8-6-8-10-8-9 0-45 40-55 49-68 82-112 202-112 352 0 95 17 230 105 342 7 9 51 59 62 59 4 0 10 0 10-6z">
            <text:p/>
          </draw:path>
          <draw:path draw:style-name="gr3" draw:text-style-name="P3" draw:layer="layout" svg:width="0.345cm" svg:height="0.303cm" svg:x="15.222cm" svg:y="2.309cm" svg:viewBox="0 0 346 304" svg:d="M215 260c7 27 32 44 61 44 22 0 38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446cm" svg:height="0.157cm" svg:x="15.808cm" svg:y="2.36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76cm" svg:height="0.801cm" svg:x="16.575cm" svg:y="2.038cm" svg:viewBox="0 0 177 802" svg:d="M177 796c0-4-2-4-4-6-30-34-76-87-105-197-15-61-20-130-20-192 0-175 41-298 123-386 6-6 6-7 6-7 0-8-6-8-10-8-9 0-45 40-55 49-68 82-112 202-112 352 0 95 17 230 105 342 7 9 51 59 62 59 4 0 10 0 10-6z">
            <text:p/>
          </draw:path>
          <draw:path draw:style-name="gr3" draw:text-style-name="P3" draw:layer="layout" svg:width="0.349cm" svg:height="0.426cm" svg:x="16.758cm" svg:y="2.309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7.136cm" svg:y="2.102cm" svg:viewBox="0 0 120 243" svg:d="M114 42c4-10 6-14 6-15 0-16-14-27-29-27-19 0-24 15-26 23l-63 203c0 2-2 8-2 8 0 5 15 9 19 9s4 0 6-7z">
            <text:p/>
          </draw:path>
          <draw:path draw:style-name="gr3" draw:text-style-name="P3" draw:layer="layout" svg:width="0.119cm" svg:height="0.242cm" svg:x="17.29cm" svg:y="2.102cm" svg:viewBox="0 0 120 243" svg:d="M116 42c4-10 4-14 4-15 0-16-14-27-29-27-19 0-24 15-26 23l-63 203c0 2-2 8-2 8 0 5 15 9 19 9s4 0 8-7z">
            <text:p/>
          </draw:path>
          <draw:polygon draw:style-name="gr3" draw:text-style-name="P3" draw:layer="layout" svg:width="0.677cm" svg:height="0.027cm" svg:x="16.779cm" svg:y="2.815cm" svg:viewBox="0 0 678 28" draw:points="340,28 0,28 0,0 678,0 678,28">
            <text:p/>
          </draw:polygon>
          <draw:path draw:style-name="gr3" draw:text-style-name="P3" draw:layer="layout" svg:width="0.079cm" svg:height="0.2cm" svg:x="17.514cm" svg:y="2.53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17.788cm" svg:y="2.134cm" svg:viewBox="0 0 397 488" svg:d="M397 8c0-4 0-8-6-8-3 0-5 0-13 9l-32 38c-17-30-51-47-95-47-86 0-165 78-165 158 0 55 34 85 68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18.232cm" svg:y="2.134cm" svg:viewBox="0 0 464 602" svg:d="M260 467c105-38 204-157 204-287 0-108-73-180-171-180-145 0-293 152-293 308 0 112 76 178 171 178 17 0 40-2 67-9-2 42-2 43-2 51 0 21 0 74 55 74 80 0 112-123 112-129s-6-8-8-8c-5 0-7 4-7 8-17 47-55 65-80 65-31 0-40-19-48-71zM135 463c-53-20-76-74-76-134 0-46 17-141 68-213 50-69 112-99 162-99 66 0 116 51 116 143 0 66-34 222-147 284-3-22-11-72-60-72-35 0-69 35-69 69 0 13 6 21 6 22zM175 471c-8 0-31 0-31-30 0-27 27-53 54-53 28 0 41 17 41 56 0 10 0 12-7 14-17 7-38 13-57 13z">
            <text:p/>
          </draw:path>
          <draw:path draw:style-name="gr3" draw:text-style-name="P3" draw:layer="layout" svg:width="0.563cm" svg:height="0.457cm" svg:x="18.751cm" svg:y="2.15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176cm" svg:height="0.801cm" svg:x="19.361cm" svg:y="2.038cm" svg:viewBox="0 0 177 802" svg:d="M177 401c0-95-17-228-107-342-5-8-49-59-62-59-4 0-8 2-8 8 0 1 2 3 4 5 32 34 76 90 104 196 16 61 21 129 21 192 0 68-5 137-23 201-26 93-66 148-100 184-6 6-6 8-6 10 0 6 4 6 8 6 11 0 47-40 55-50 70-81 114-201 114-351z">
            <text:p/>
          </draw:path>
          <draw:path draw:style-name="gr3" draw:text-style-name="P3" draw:layer="layout" svg:width="0.176cm" svg:height="0.801cm" svg:x="19.674cm" svg:y="2.038cm" svg:viewBox="0 0 177 802" svg:d="M177 401c0-95-17-228-107-342-5-8-49-59-62-59-4 0-8 2-8 8 0 1 2 3 4 5 32 34 76 90 104 196 16 61 21 129 21 192 0 68-5 137-23 201-26 93-66 148-100 184-6 6-6 8-6 10 0 6 4 6 8 6 11 0 47-40 55-50 70-81 114-201 114-351z">
            <text:p/>
          </draw:path>
          <draw:path draw:style-name="gr3" draw:text-style-name="P3" draw:layer="layout" svg:width="0.478cm" svg:height="0.472cm" svg:x="10.771cm" svg:y="2.123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4 0-7-6-7-19-7-25 0-44 0-44-12 0-3 2-7 4-11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59cm" svg:height="0.48cm" svg:x="11.278cm" svg:y="2.1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1.78cm" svg:y="2.12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512cm" svg:height="0.457cm" svg:x="12.388cm" svg:y="2.12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4 4-15z">
            <text:p/>
          </draw:path>
          <draw:path draw:style-name="gr3" draw:text-style-name="P3" draw:layer="layout" svg:width="0.594cm" svg:height="0.349cm" svg:x="13.153cm" svg:y="2.237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486cm" svg:height="0.455cm" svg:x="13.991cm" svg:y="2.125cm" svg:viewBox="0 0 487 456" svg:d="M448 300c2-4 4-7 4-9s0-8-7-8c-6 0-8 4-10 8-44 98-68 144-182 144h-97c-10 0-12 0-15 0-8-2-10-2-10-8 0-2 0-3 4-15l46-182h66c57 0 57 13 57 30 0 4 0 14-6 33 0 3-2 5-2 7 0 4 4 8 10 8s8-4 9-14l38-157c0-4-1-8-7-8s-8 6-10 13c-13 52-26 67-87 67h-63l40-162c6-24 6-26 36-26h95c82 0 101 19 101 74 0 17 0 17-2 36 0 4 0 8 0 11 0 4 2 8 8 8 7 0 7-4 9-15l13-116c2-19-1-19-19-19h-338c-13 0-19 0-19 13 0 8 6 8 17 8 25 0 44 0 44 11 0 4 0 4-2 17l-89 354c-8 26-8 32-61 32-11 0-19 0-19 13 0 8 6 8 19 8h348c15 0 15 0 21-12z">
            <text:p/>
          </draw:path>
          <draw:path draw:style-name="gr3" draw:text-style-name="P3" draw:layer="layout" svg:width="0.256cm" svg:height="0.212cm" svg:x="14.493cm" svg:y="2.473cm" svg:viewBox="0 0 257 213" svg:d="M89 87c17-9 40-26 44-28 32-25 44-31 59-36-2 2-2 5-2 7 0 12 8 19 19 19 13 0 25-13 25-26 0-12-8-19-19-19-33 0-63 24-90 43-36 29-49 33-60 37 5-21 7-25 9-35 2-11 8-32 8-34 0-9-6-15-15-15-10 0-18 6-21 11-2 6-46 183-46 187 0 9 8 15 15 15 17 0 21-15 23-23 2-4 11-42 23-89 25 0 89 2 89 38 0 0 0 5-2 11-2 8-2 10-2 13 0 35 29 50 52 50 45 0 59-72 59-72 0-6-6-6-8-6-6 0-8 2-10 11-5 17-17 53-41 53-12 0-16-11-16-24 0-8 0-10 2-21 2-6 2-10 2-15 0-52-81-52-97-52z">
            <text:p/>
          </draw:path>
          <draw:path draw:style-name="gr3" draw:text-style-name="P3" draw:layer="layout" svg:width="0.176cm" svg:height="0.801cm" svg:x="15.015cm" svg:y="2.011cm" svg:viewBox="0 0 177 802" svg:d="M177 796c0-4-2-4-4-6-30-34-76-87-105-197-15-61-22-130-22-192 0-175 43-298 125-386 6-6 6-7 6-7 0-8-6-8-10-8-9 0-45 40-55 49-68 82-112 202-112 352 0 95 17 230 105 342 7 9 51 59 62 59 4 0 10 0 10-6z">
            <text:p/>
          </draw:path>
          <draw:path draw:style-name="gr3" draw:text-style-name="P3" draw:layer="layout" svg:width="0.345cm" svg:height="0.303cm" svg:x="15.24cm" svg:y="2.283cm" svg:viewBox="0 0 346 304" svg:d="M215 260c7 27 32 44 61 44 22 0 38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446cm" svg:height="0.157cm" svg:x="15.825cm" svg:y="2.334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76cm" svg:height="0.801cm" svg:x="16.591cm" svg:y="2.011cm" svg:viewBox="0 0 177 802" svg:d="M177 796c0-4-2-4-4-6-30-34-76-87-105-197-15-61-20-130-20-192 0-175 41-298 123-386 6-6 6-7 6-7 0-8-6-8-10-8-9 0-45 40-55 49-68 82-112 202-112 352 0 95 17 230 105 342 7 9 51 59 62 59 4 0 10 0 10-6z">
            <text:p/>
          </draw:path>
          <draw:path draw:style-name="gr3" draw:text-style-name="P3" draw:layer="layout" svg:width="0.349cm" svg:height="0.426cm" svg:x="16.775cm" svg:y="2.283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7 7 8 0 8 0 12-15 11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7.153cm" svg:y="2.076cm" svg:viewBox="0 0 120 243" svg:d="M116 42c2-10 4-14 4-15 0-16-14-27-29-27-19 0-24 15-26 23l-63 203c0 2-2 8-2 8 0 5 15 9 19 9s4 0 6-7z">
            <text:p/>
          </draw:path>
          <draw:path draw:style-name="gr3" draw:text-style-name="P3" draw:layer="layout" svg:width="0.119cm" svg:height="0.242cm" svg:x="17.307cm" svg:y="2.076cm" svg:viewBox="0 0 120 243" svg:d="M116 42c4-10 4-14 4-15 0-16-14-27-29-27-19 0-24 15-26 23l-63 203c0 2-2 8-2 8 0 5 15 9 19 9s4 0 8-7z">
            <text:p/>
          </draw:path>
          <draw:polygon draw:style-name="gr3" draw:text-style-name="P3" draw:layer="layout" svg:width="0.677cm" svg:height="0.027cm" svg:x="16.796cm" svg:y="2.788cm" svg:viewBox="0 0 678 28" draw:points="340,28 0,28 0,0 678,0 678,28">
            <text:p/>
          </draw:polygon>
          <draw:path draw:style-name="gr3" draw:text-style-name="P3" draw:layer="layout" svg:width="0.079cm" svg:height="0.2cm" svg:x="17.531cm" svg:y="2.50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17.805cm" svg:y="2.108cm" svg:viewBox="0 0 397 488" svg:d="M397 8c0-4 0-8-6-8-3 0-5 0-13 9l-32 38c-17-30-51-47-95-47-86 0-165 78-165 158 0 55 34 85 68 95l72 19c25 5 63 17 63 72 0 59-55 123-122 123-43 0-118-15-118-98 0-16 4-33 4-37 2-1 2-3 2-3 0-8-4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18.249cm" svg:y="2.108cm" svg:viewBox="0 0 464 602" svg:d="M260 467c105-38 204-157 204-287 0-108-73-180-171-180-145 0-293 152-293 308 0 112 76 178 171 178 17 0 40-2 67-9-2 42-2 43-2 51 0 21 0 74 55 74 80 0 112-123 112-129s-6-8-8-8c-5 0-7 4-7 8-17 47-55 65-80 65-31 0-40-19-48-71zM135 463c-53-20-76-74-76-134 0-46 17-141 68-213 50-69 112-99 162-99 66 0 116 51 116 143 0 66-34 222-147 284-3-22-11-72-60-72-35 0-69 35-69 69 0 13 6 21 6 22zM175 471c-8 0-31 0-31-30 0-27 27-53 54-53 28 0 41 17 41 56 0 10 0 12-7 14-17 7-38 13-57 13z">
            <text:p/>
          </draw:path>
          <draw:path draw:style-name="gr3" draw:text-style-name="P3" draw:layer="layout" svg:width="0.563cm" svg:height="0.457cm" svg:x="18.768cm" svg:y="2.12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176cm" svg:height="0.801cm" svg:x="19.378cm" svg:y="2.011cm" svg:viewBox="0 0 177 802" svg:d="M177 401c0-95-17-228-107-342-5-8-49-59-62-59-4 0-8 2-8 8 0 1 2 3 4 5 32 34 76 90 104 196 16 61 21 129 21 192 0 68-5 137-23 201-26 93-66 148-100 184-6 6-6 8-6 10 0 6 4 6 8 6 11 0 47-40 55-50 70-81 114-201 114-351z">
            <text:p/>
          </draw:path>
          <draw:path draw:style-name="gr3" draw:text-style-name="P3" draw:layer="layout" svg:width="0.176cm" svg:height="0.801cm" svg:x="19.691cm" svg:y="2.011cm" svg:viewBox="0 0 177 802" svg:d="M177 401c0-95-17-228-107-342-5-8-49-59-62-59-4 0-8 2-8 8 0 1 2 3 4 5 32 34 76 90 104 196 16 61 21 129 21 192 0 68-5 137-23 201-26 93-66 148-100 184-6 6-6 8-6 10 0 6 4 6 8 6 11 0 47-40 55-50 70-81 114-201 114-351z">
            <text:p/>
          </draw:path>
          <draw:path draw:style-name="gr3" draw:text-style-name="P3" draw:layer="layout" svg:width="0.478cm" svg:height="0.472cm" svg:x="10.788cm" svg:y="2.15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4 0-7-6-7-19-7-25 0-44 0-44-12 0-3 2-7 4-11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59cm" svg:height="0.48cm" svg:x="11.293cm" svg:y="2.127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1.795cm" svg:y="2.15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512cm" svg:height="0.457cm" svg:x="12.403cm" svg:y="2.15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4 4-15z">
            <text:p/>
          </draw:path>
          <draw:path draw:style-name="gr3" draw:text-style-name="P3" draw:layer="layout" svg:width="0.594cm" svg:height="0.349cm" svg:x="13.169cm" svg:y="2.264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486cm" svg:height="0.455cm" svg:x="14.008cm" svg:y="2.152cm" svg:viewBox="0 0 487 456" svg:d="M448 300c2-4 4-7 4-9s0-8-7-8c-6 0-8 4-10 8-44 98-68 144-182 144h-97c-10 0-12 0-15 0-8-2-10-2-10-8 0-2 0-3 4-15l46-182h66c57 0 57 13 57 30 0 4 0 14-6 33 0 3-2 5-2 7 0 4 4 8 10 8s8-4 9-14l38-157c0-4-1-8-7-8s-8 6-10 13c-13 52-26 67-87 67h-63l40-162c6-24 6-26 36-26h95c82 0 101 19 101 74 0 17 0 17-2 36 0 4 0 8 0 11 0 4 2 8 8 8 7 0 7-4 9-15l13-116c2-19-1-19-19-19h-338c-13 0-19 0-19 13 0 8 6 8 17 8 25 0 44 0 44 11 0 4 0 4-2 17l-89 354c-8 26-8 32-61 32-11 0-19 0-19 13 0 8 6 8 19 8h348c15 0 15 0 21-12z">
            <text:p/>
          </draw:path>
          <draw:path draw:style-name="gr3" draw:text-style-name="P3" draw:layer="layout" svg:width="0.256cm" svg:height="0.212cm" svg:x="14.508cm" svg:y="2.499cm" svg:viewBox="0 0 257 213" svg:d="M89 87c17-9 40-26 44-28 32-25 44-31 59-36-2 2-2 5-2 7 0 12 8 19 19 19 13 0 25-13 25-26 0-12-8-19-19-19-33 0-63 24-90 43-36 29-49 33-60 37 5-21 7-25 9-35 2-11 8-32 8-34 0-9-6-15-15-15-10 0-18 6-21 11-2 6-46 183-46 187 0 9 8 15 15 15 17 0 21-15 23-23 2-4 11-42 23-89 25 0 89 2 89 38 0 0 0 5-2 11-2 8-2 10-2 13 0 35 29 50 52 50 45 0 59-72 59-72 0-6-6-6-8-6-6 0-8 2-10 11-5 17-17 53-41 53-12 0-16-11-16-24 0-8 0-10 2-21 2-6 2-10 2-15 0-52-81-52-97-52z">
            <text:p/>
          </draw:path>
          <draw:path draw:style-name="gr3" draw:text-style-name="P3" draw:layer="layout" svg:width="0.176cm" svg:height="0.801cm" svg:x="15.032cm" svg:y="2.038cm" svg:viewBox="0 0 177 802" svg:d="M177 796c0-4-2-4-4-6-30-34-76-87-105-197-15-61-22-130-22-192 0-175 43-298 125-386 6-6 6-7 6-7 0-8-6-8-10-8-9 0-45 40-55 49-68 82-112 202-112 352 0 95 17 230 105 342 7 9 51 59 62 59 4 0 10 0 10-6z">
            <text:p/>
          </draw:path>
          <draw:path draw:style-name="gr3" draw:text-style-name="P3" draw:layer="layout" svg:width="0.345cm" svg:height="0.303cm" svg:x="15.257cm" svg:y="2.309cm" svg:viewBox="0 0 346 304" svg:d="M215 260c7 27 32 44 61 44 22 0 38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446cm" svg:height="0.157cm" svg:x="15.84cm" svg:y="2.36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76cm" svg:height="0.801cm" svg:x="16.608cm" svg:y="2.038cm" svg:viewBox="0 0 177 802" svg:d="M177 796c0-4-2-4-4-6-30-34-76-87-105-197-15-61-22-130-22-192 0-175 43-298 125-386 6-6 6-7 6-7 0-8-6-8-10-8-9 0-45 40-55 49-68 82-112 202-112 352 0 95 17 230 105 342 7 9 51 59 62 59 4 0 10 0 10-6z">
            <text:p/>
          </draw:path>
          <draw:path draw:style-name="gr3" draw:text-style-name="P3" draw:layer="layout" svg:width="0.349cm" svg:height="0.426cm" svg:x="16.792cm" svg:y="2.309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7.17cm" svg:y="2.102cm" svg:viewBox="0 0 120 243" svg:d="M116 42c2-10 4-14 4-15 0-16-14-27-29-27-19 0-24 15-26 23l-63 203c0 2-2 8-2 8 0 5 15 9 19 9s4 0 8-7z">
            <text:p/>
          </draw:path>
          <draw:path draw:style-name="gr3" draw:text-style-name="P3" draw:layer="layout" svg:width="0.119cm" svg:height="0.242cm" svg:x="17.324cm" svg:y="2.102cm" svg:viewBox="0 0 120 243" svg:d="M116 42c4-10 4-14 4-15 0-16-14-27-29-27-19 0-23 15-26 23l-63 203c0 2-2 8-2 8 0 5 15 9 19 9s4 0 8-7z">
            <text:p/>
          </draw:path>
          <draw:polygon draw:style-name="gr3" draw:text-style-name="P3" draw:layer="layout" svg:width="0.677cm" svg:height="0.027cm" svg:x="16.813cm" svg:y="2.815cm" svg:viewBox="0 0 678 28" draw:points="340,28 0,28 0,0 678,0 678,28">
            <text:p/>
          </draw:polygon>
          <draw:path draw:style-name="gr3" draw:text-style-name="P3" draw:layer="layout" svg:width="0.079cm" svg:height="0.2cm" svg:x="17.548cm" svg:y="2.53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17.82cm" svg:y="2.134cm" svg:viewBox="0 0 397 488" svg:d="M397 8c0-4 0-8-6-8-3 0-5 0-13 9l-32 38c-17-30-51-47-95-47-86 0-165 78-165 158 0 55 34 85 68 95l72 19c25 5 63 17 63 72 0 59-55 123-122 123-43 0-118-15-118-98 0-16 4-33 4-37 2-1 2-3 2-3 0-8-4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18.264cm" svg:y="2.134cm" svg:viewBox="0 0 464 602" svg:d="M260 467c105-38 204-157 204-287 0-108-73-180-171-180-145 0-293 152-293 308 0 112 76 178 171 178 17 0 40-2 67-9-2 42-2 43-2 51 0 21 0 74 55 74 80 0 112-123 112-129s-6-8-8-8c-5 0-7 4-7 8-17 47-55 65-80 65-31 0-40-19-48-71zM135 463c-53-20-76-74-76-134 0-46 17-141 68-213 50-69 112-99 162-99 66 0 116 51 116 143 0 66-34 222-147 284-3-22-11-72-60-72-35 0-69 35-69 69 0 13 6 21 6 22zM175 471c-8 0-31 0-31-30 0-27 27-53 54-53 28 0 41 17 41 56 0 10 0 12-7 14-17 7-38 13-57 13z">
            <text:p/>
          </draw:path>
          <draw:path draw:style-name="gr3" draw:text-style-name="P3" draw:layer="layout" svg:width="0.563cm" svg:height="0.457cm" svg:x="18.785cm" svg:y="2.15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176cm" svg:height="0.801cm" svg:x="19.395cm" svg:y="2.038cm" svg:viewBox="0 0 177 802" svg:d="M177 401c0-95-17-228-107-342-5-8-49-59-62-59-4 0-8 2-8 8 0 1 2 3 4 5 32 34 76 90 104 196 16 61 21 129 21 192 0 68-5 137-23 201-26 93-66 148-100 184-6 6-6 8-6 10 0 6 4 6 8 6 11 0 47-40 55-50 70-81 114-201 114-351z">
            <text:p/>
          </draw:path>
          <draw:path draw:style-name="gr3" draw:text-style-name="P3" draw:layer="layout" svg:width="0.176cm" svg:height="0.801cm" svg:x="19.707cm" svg:y="2.038cm" svg:viewBox="0 0 177 802" svg:d="M177 401c0-95-17-228-107-342-5-8-49-59-62-59-4 0-8 2-8 8 0 1 2 3 4 5 32 34 76 90 104 196 16 61 21 129 21 192 0 68-5 137-23 201-26 93-66 148-100 184-6 6-6 8-6 10 0 6 4 6 8 6 11 0 47-40 55-50 70-81 114-201 114-351z">
            <text:p/>
          </draw:path>
        </draw:g>
        <draw:g>
          <svg:title>TexMaths</svg:title>
          <svg:desc>19§latex§\textbf{update} $\pmb{P_{new} \leftarrow u_{p'}}$§svg§600§FALSE§</svg:desc>
          <draw:polygon draw:style-name="gr2" draw:text-style-name="P2" draw:layer="layout" svg:width="5.836cm" svg:height="0.666cm" svg:x="1.127cm" svg:y="10.384cm" svg:viewBox="0 0 5837 667" draw:points="2919,667 0,667 0,0 5837,0 5837,667">
            <text:p/>
          </draw:polygon>
          <draw:path draw:style-name="gr3" draw:text-style-name="P3" draw:layer="layout" svg:width="0.381cm" svg:height="0.305cm" svg:x="1.157cm" svg:y="10.559cm" svg:viewBox="0 0 382 306" svg:d="M264 255v51l118-4v-30c-42 0-46 0-46-27v-245l-123 6v30c42 0 47 0 47 27v129c0 55-34 91-83 91-52 0-53-17-53-53v-230l-124 6v30c42 0 46 0 46 27v157c0 71 55 86 121 86 17 0 67 0 97-51z">
            <text:p/>
          </draw:path>
          <draw:path draw:style-name="gr3" draw:text-style-name="P3" draw:layer="layout" svg:width="0.377cm" svg:height="0.43cm" svg:x="1.579cm" svg:y="10.559cm" svg:viewBox="0 0 378 431" svg:d="M124 82c0-14 0-14 9-23 27-29 61-32 76-32 46 0 84 41 84 125 0 95-48 129-92 129-9 0-41 0-70-36-7-7-7-9-7-21zM124 276c28 22 57 30 85 30 101 0 169-61 169-154 0-89-61-152-158-152-51 0-85 21-100 32v-32l-120 6v30c42 0 46 0 46 27v338h-46v30c19 0 59-2 86-2 24 0 64 2 83 2v-30h-45z">
            <text:p/>
          </draw:path>
          <draw:path draw:style-name="gr3" draw:text-style-name="P3" draw:layer="layout" svg:width="0.377cm" svg:height="0.468cm" svg:x="2.028cm" svg:y="10.395cm" svg:viewBox="0 0 378 469" svg:d="M255 437v32l123-3v-33c-42 0-47 0-47-24v-409l-118 6v30c42 0 45 0 45 27v131c-32-27-68-31-89-31-99 0-169 59-169 154 0 88 61 152 162 152 39 0 72-15 93-32zM255 228v169c-8 12-36 48-88 48-81 0-81-80-81-128 0-32 0-68 17-95 21-28 51-34 72-34 38 0 64 21 80 40z">
            <text:p/>
          </draw:path>
          <draw:path draw:style-name="gr3" draw:text-style-name="P3" draw:layer="layout" svg:width="0.352cm" svg:height="0.307cm" svg:x="2.449cm" svg:y="10.557cm" svg:viewBox="0 0 353 308" svg:d="M230 253c0 21 0 51 70 51h33c13 0 20 0 20-15s-9-15-17-15c-41-2-41-10-41-27v-144c0-59-48-103-149-103-38 0-119 2-119 63 0 28 24 42 41 42 21 0 42-16 42-42 0-21-11-33-13-34 17-4 40-4 47-4 50 0 75 28 75 78v22c-48 4-219 10-219 107 0 64 84 76 129 76 53 0 86-27 101-55zM219 146v65c0 65-63 74-80 74-34 0-61-25-61-53 0-74 106-82 141-86z">
            <text:p/>
          </draw:path>
          <draw:path draw:style-name="gr3" draw:text-style-name="P3" draw:layer="layout" svg:width="0.242cm" svg:height="0.428cm" svg:x="2.816cm" svg:y="10.435cm" svg:viewBox="0 0 243 429" svg:d="M55 160v184c0 72 59 85 107 85 51 0 81-38 81-87v-34h-32v34c0 46-21 61-40 61-40 0-40-42-40-59v-184h99v-33h-99v-127h-30c-2 67-34 133-101 135v25z">
            <text:p/>
          </draw:path>
          <draw:path draw:style-name="gr3" draw:text-style-name="P3" draw:layer="layout" svg:width="0.309cm" svg:height="0.307cm" svg:x="3.122cm" svg:y="10.557cm" svg:viewBox="0 0 310 308" svg:d="M289 158c15 0 21 0 21-17 0-21-4-71-36-105-27-25-61-36-109-36-106 0-165 68-165 154 0 89 67 154 175 154 106 0 135-70 135-82 0-13-12-13-15-13-12 0-14 4-18 15-13 32-53 53-96 53-94 0-95-89-95-123zM86 135c1-25 1-53 17-76 17-27 43-34 62-34 80 0 80 87 82 110z">
            <text:p/>
          </draw:path>
          <draw:path draw:style-name="gr3" draw:text-style-name="P3" draw:layer="layout" svg:width="0.478cm" svg:height="0.457cm" svg:x="3.671cm" svg:y="10.403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095cm" svg:y="10.753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435cm" svg:y="10.75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4.68cm" svg:y="10.75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313cm" svg:y="10.51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45cm" svg:height="0.303cm" svg:x="6.147cm" svg:y="10.56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61cm" svg:height="0.297cm" svg:x="6.51cm" svg:y="10.753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6.818cm" svg:y="10.63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78cm" svg:height="0.457cm" svg:x="3.686cm" svg:y="10.38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11cm" svg:y="10.734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45cm" svg:y="10.73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4.693cm" svg:y="10.734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328cm" svg:y="10.5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45cm" svg:height="0.303cm" svg:x="6.162cm" svg:y="10.546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61cm" svg:height="0.297cm" svg:x="6.525cm" svg:y="10.73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6.831cm" svg:y="10.6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78cm" svg:height="0.457cm" svg:x="3.702cm" svg:y="10.403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125cm" svg:y="10.753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465cm" svg:y="10.75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4.709cm" svg:y="10.75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341cm" svg:y="10.51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45cm" svg:height="0.303cm" svg:x="6.177cm" svg:y="10.56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61cm" svg:height="0.297cm" svg:x="6.54cm" svg:y="10.753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6.846cm" svg:y="10.639cm" svg:viewBox="0 0 95 177" svg:d="M91 32c0 0 4-7 4-13 0-11-11-19-21-19-15 0-19 11-21 15l-51 147c-2 3-2 5-2 5 0 6 15 10 15 10 2 0 4-2 6-6z">
            <text:p/>
          </draw:path>
        </draw:g>
        <draw:line draw:style-name="gr17" draw:text-style-name="P1" draw:layer="layout" svg:x1="0.962cm" svg:y1="10.74cm" svg:x2="7.566cm" svg:y2="10.74cm">
          <text:p/>
        </draw:line>
        <draw:g>
          <svg:title>TexMaths</svg:title>
          <svg:desc>19§latex§\underline{$\pmb{i,\mathcal{K},SQN, \kappa,p,p',p'',f_{p'} \leftarrow s \in S}$ \textbf{where} \pmb{$q \in \left\lbrace s_i, s_p,s_{p'},s_{p''} \right\rbrace$}}§svg§600§FALSE§</svg:desc>
          <draw:polygon draw:style-name="gr2" draw:text-style-name="P2" draw:layer="layout" svg:width="17.81cm" svg:height="0.824cm" svg:x="9.972cm" svg:y="17.553cm" svg:viewBox="0 0 17811 825" draw:points="8906,825 0,825 0,0 17811,0 17811,825">
            <text:p/>
          </draw:polygon>
          <draw:path draw:style-name="gr3" draw:text-style-name="P3" draw:layer="layout" svg:width="0.178cm" svg:height="0.45cm" svg:x="9.991cm" svg:y="17.637cm" svg:viewBox="0 0 179 451" svg:d="M173 25c0-14-10-25-27-25s-36 17-36 36c0 12 10 23 27 23 15 0 36-15 36-34zM122 276c7-19 7-21 13-38 6-14 9-23 9-36 0-31-20-56-55-56-64 0-89 97-89 105 0 6 8 6 8 6 7 0 7-2 11-12 19-62 46-83 68-83 6 0 18 0 18 21 0 15-6 28-8 36-6 17-36 95-48 123-5 17-15 40-15 53 0 33 23 56 55 56 65 0 90-97 90-103 0-8-6-8-8-8-8 0-8 2-11 14-12 41-35 81-69 81-11 0-17-5-17-21 0-17 6-26 21-68z">
            <text:p/>
          </draw:path>
          <draw:path draw:style-name="gr3" draw:text-style-name="P3" draw:layer="layout" svg:width="0.079cm" svg:height="0.201cm" svg:x="10.259cm" svg:y="18.00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cm" svg:height="0.488cm" svg:x="10.517cm" svg:y="17.608cm" svg:viewBox="0 0 471 489" svg:d="M112 46c-7 146-68 323-108 427-4 8-4 10-4 10 0 6 6 6 8 6 11 0 36-14 45-27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3 57 33 52 0 107-29 132-61 19-21 20-38 20-40z">
            <text:p/>
          </draw:path>
          <draw:path draw:style-name="gr3" draw:text-style-name="P3" draw:layer="layout" svg:width="0.079cm" svg:height="0.201cm" svg:x="11.072cm" svg:y="18.00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96cm" svg:height="0.488cm" svg:x="11.344cm" svg:y="17.608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11.788cm" svg:y="17.608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12.309cm" svg:y="17.62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079cm" svg:height="0.201cm" svg:x="12.909cm" svg:y="18.00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3cm" svg:height="0.303cm" svg:x="13.185cm" svg:y="17.783cm" svg:viewBox="0 0 331 304" svg:d="M2 272c-2 7-2 9-2 15 0 11 10 17 19 17 21 0 25-15 30-38 6-23 2-11 31-123 57 1 116 13 116 57 0 5 0 7-2 15-2 9-4 17-4 23 0 40 29 66 63 66 21 0 38-11 51-34 17-29 27-68 27-68 0-8-8-8-10-8-6 0-7 4-9 13-12 46-27 82-57 82-16 0-23-8-23-32 0-10 4-25 6-36 1-8 3-16 3-23 0-63-93-69-131-69 23-13 44-30 63-45 30-27 49-44 78-55-2 3-4 11-4 15 0 7 4 23 25 23s36-19 36-37c0-5-2-22-27-22-40 0-80 34-110 59-46 38-61 47-85 57 1-8 9-42 13-54 4-17 11-49 11-51 0-11-7-19-19-19-2 0-21 0-26 25z">
            <text:p/>
          </draw:path>
          <draw:path draw:style-name="gr3" draw:text-style-name="P3" draw:layer="layout" svg:width="0.079cm" svg:height="0.201cm" svg:x="13.59cm" svg:y="18.00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3.806cm" svg:y="17.78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14.221cm" svg:y="18.007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14.437cm" svg:y="17.78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4.815cm" svg:y="17.576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01cm" svg:x="15.038cm" svg:y="18.007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15.256cm" svg:y="17.78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5.634cm" svg:y="17.576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15.788cm" svg:y="17.576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079cm" svg:height="0.201cm" svg:x="16.01cm" svg:y="18.00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33cm" svg:height="0.609cm" svg:x="16.284cm" svg:y="17.608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8-27 38-36 0-16-14-25-27-25-17 0-36 15-36 42 0 28 30 45 57 45 36 0 65-40 76-64 21-44 36-124 38-130z">
            <text:p/>
          </draw:path>
          <draw:path draw:style-name="gr3" draw:text-style-name="P3" draw:layer="layout" svg:width="0.261cm" svg:height="0.297cm" svg:x="16.575cm" svg:y="17.97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6.881cm" svg:y="17.85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17.287cm" svg:y="17.73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246cm" svg:height="0.303cm" svg:x="18.135cm" svg:y="17.783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9cm" svg:x="18.653cm" svg:y="17.718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text-style-name="P3" draw:layer="layout" svg:width="0.396cm" svg:height="0.488cm" svg:x="19.261cm" svg:y="17.608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178cm" svg:height="0.45cm" svg:x="10.006cm" svg:y="17.619cm" svg:viewBox="0 0 179 451" svg:d="M173 25c0-14-10-25-27-25s-36 17-36 36c0 12 10 23 27 23 15 0 36-15 36-34zM122 276c7-19 7-21 13-38 6-14 9-23 9-36 0-31-20-56-55-56-64 0-89 97-89 105 0 6 8 6 8 6 7 0 7-2 11-12 19-62 46-83 68-83 6 0 18 0 18 21 0 15-6 28-8 36-6 17-36 95-48 123-5 17-15 40-15 53 0 33 23 56 55 56 65 0 90-97 90-103 0-8-6-8-8-8-8 0-8 2-11 14-12 41-35 81-69 81-11 0-17-5-17-21 0-17 6-26 21-68z">
            <text:p/>
          </draw:path>
          <draw:path draw:style-name="gr3" draw:text-style-name="P3" draw:layer="layout" svg:width="0.079cm" svg:height="0.201cm" svg:x="10.274cm" svg:y="17.9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cm" svg:height="0.488cm" svg:x="10.533cm" svg:y="17.589cm" svg:viewBox="0 0 471 489" svg:d="M112 46c-7 146-68 323-108 427-4 8-4 10-4 10 0 6 6 6 8 6 11 0 36-14 45-27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3 57 33 52 0 107-29 132-61 19-21 20-38 20-40z">
            <text:p/>
          </draw:path>
          <draw:path draw:style-name="gr3" draw:text-style-name="P3" draw:layer="layout" svg:width="0.079cm" svg:height="0.201cm" svg:x="11.085cm" svg:y="17.9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96cm" svg:height="0.488cm" svg:x="11.359cm" svg:y="17.589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11.804cm" svg:y="17.589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12.322cm" svg:y="17.60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079cm" svg:height="0.201cm" svg:x="12.925cm" svg:y="17.99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3cm" svg:height="0.303cm" svg:x="13.2cm" svg:y="17.766cm" svg:viewBox="0 0 331 304" svg:d="M2 272c-2 7-2 9-2 15 0 11 10 17 19 17 21 0 25-15 30-38 6-23 2-11 31-123 57 1 116 13 116 57 0 5 0 7-2 15-2 9-4 17-4 23 0 40 29 66 63 66 21 0 38-11 51-34 17-29 27-68 27-68 0-8-8-8-10-8-6 0-7 4-9 13-12 46-27 82-57 82-16 0-23-8-23-32 0-10 4-25 6-36 1-8 3-16 3-23 0-63-93-69-131-69 23-13 44-30 63-45 30-27 49-44 76-55 0 3-2 11-2 15 0 7 4 23 25 23s36-19 36-37c0-5-2-22-27-22-40 0-80 34-110 59-46 38-61 47-85 57 1-8 9-42 13-54 4-17 11-49 11-51 0-11-7-19-19-19-2 0-21 0-26 25z">
            <text:p/>
          </draw:path>
          <draw:path draw:style-name="gr3" draw:text-style-name="P3" draw:layer="layout" svg:width="0.079cm" svg:height="0.201cm" svg:x="13.605cm" svg:y="17.99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13.822cm" svg:y="17.76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14.236cm" svg:y="17.9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4.452cm" svg:y="17.76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4.83cm" svg:y="17.557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079cm" svg:height="0.201cm" svg:x="15.053cm" svg:y="17.9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5.271cm" svg:y="17.76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5.649cm" svg:y="17.557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119cm" svg:height="0.242cm" svg:x="15.803cm" svg:y="17.557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01cm" svg:x="16.026cm" svg:y="17.99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33cm" svg:height="0.609cm" svg:x="16.299cm" svg:y="17.589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6-27 36-36 0-16-12-25-25-25-17 0-36 15-36 42 0 28 30 45 57 45 36 0 65-40 76-64 21-44 36-124 38-130z">
            <text:p/>
          </draw:path>
          <draw:path draw:style-name="gr3" draw:text-style-name="P3" draw:layer="layout" svg:width="0.261cm" svg:height="0.297cm" svg:x="16.59cm" svg:y="17.954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6.896cm" svg:y="17.8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17.302cm" svg:y="17.71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246cm" svg:height="0.303cm" svg:x="18.15cm" svg:y="17.76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9cm" svg:x="18.669cm" svg:y="17.699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396cm" svg:height="0.488cm" svg:x="19.277cm" svg:y="17.589cm" svg:viewBox="0 0 397 489" svg:d="M397 8c0-4 0-8-6-8-3 0-5 0-13 10l-32 38c-17-31-51-48-95-48-86 0-165 78-165 158 0 55 34 85 68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178cm" svg:height="0.45cm" svg:x="10.021cm" svg:y="17.637cm" svg:viewBox="0 0 179 451" svg:d="M173 25c0-14-10-25-27-25s-36 17-36 36c0 12 10 23 27 23 15 0 36-15 36-34zM122 276c7-19 7-21 13-38 6-14 9-23 9-36 0-31-20-56-55-56-64 0-89 97-89 105 0 6 8 6 8 6 7 0 7-2 11-12 19-62 46-83 68-83 6 0 18 0 18 21 0 15-6 28-8 36-6 17-36 95-48 123-5 17-15 40-15 53 0 33 23 56 55 56 65 0 90-97 90-103 0-8-6-8-8-8-8 0-8 2-11 14-12 41-35 81-69 81-11 0-17-5-17-21 0-17 6-26 21-68z">
            <text:p/>
          </draw:path>
          <draw:path draw:style-name="gr3" draw:text-style-name="P3" draw:layer="layout" svg:width="0.079cm" svg:height="0.201cm" svg:x="10.287cm" svg:y="18.00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cm" svg:height="0.488cm" svg:x="10.548cm" svg:y="17.608cm" svg:viewBox="0 0 471 489" svg:d="M112 46c-7 146-68 323-108 427-4 8-4 10-4 10 0 6 6 6 8 6 11 0 36-14 45-27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3 57 33 52 0 107-29 132-61 19-21 20-38 20-40z">
            <text:p/>
          </draw:path>
          <draw:path draw:style-name="gr3" draw:text-style-name="P3" draw:layer="layout" svg:width="0.079cm" svg:height="0.201cm" svg:x="11.101cm" svg:y="18.00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96cm" svg:height="0.488cm" svg:x="11.374cm" svg:y="17.608cm" svg:viewBox="0 0 397 489" svg:d="M397 8c0-4 0-8-6-8-3 0-5 0-13 10l-32 38c-17-31-51-48-95-48-86 0-167 78-167 158 0 55 36 85 70 95l72 19c25 6 61 17 61 72 0 59-53 124-120 124-43 0-118-16-118-99 0-15 4-32 4-36 2-2 2-4 2-4 0-8-6-8-7-8-4 0-6 0-8 2s-40 156-40 158c0 4 4 8 8 8 3 0 3-2 11-12l34-38c29 40 74 50 112 50 92 0 171-90 171-173 0-48-22-71-32-78-17-17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11.819cm" svg:y="17.608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12.338cm" svg:y="17.62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079cm" svg:height="0.201cm" svg:x="12.94cm" svg:y="18.00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3cm" svg:height="0.303cm" svg:x="13.215cm" svg:y="17.783cm" svg:viewBox="0 0 331 304" svg:d="M2 272c-2 7-2 9-2 15 0 11 10 17 19 17 21 0 25-15 30-38 6-23 2-11 31-123 57 1 116 13 116 57 0 5 0 7-2 15-2 9-4 17-4 23 0 40 29 66 63 66 21 0 38-11 51-34 17-29 27-68 27-68 0-8-8-8-10-8-6 0-7 4-9 13-12 46-27 82-57 82-16 0-23-8-23-32 0-10 4-25 6-36 1-8 3-16 3-23 0-63-93-69-131-69 23-13 44-30 63-45 30-27 49-44 76-55 0 3-2 11-2 15 0 7 4 23 25 23s36-19 36-37c0-5-2-22-27-22-40 0-80 34-110 59-46 38-61 47-85 57 1-8 9-42 13-54 4-17 11-49 11-51 0-11-7-19-19-19-2 0-21 0-26 25z">
            <text:p/>
          </draw:path>
          <draw:path draw:style-name="gr3" draw:text-style-name="P3" draw:layer="layout" svg:width="0.079cm" svg:height="0.201cm" svg:x="13.62cm" svg:y="18.00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3.837cm" svg:y="17.78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1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14.251cm" svg:y="18.00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4.468cm" svg:y="17.78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4.846cm" svg:y="17.576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079cm" svg:height="0.201cm" svg:x="15.068cm" svg:y="18.007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15.285cm" svg:y="17.78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5.665cm" svg:y="17.576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15.817cm" svg:y="17.576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079cm" svg:height="0.201cm" svg:x="16.041cm" svg:y="18.007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33cm" svg:height="0.609cm" svg:x="16.314cm" svg:y="17.608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8-27 38-36 0-16-14-25-27-25-17 0-36 15-36 42 0 28 30 45 57 45 36 0 65-40 76-64 21-44 36-124 38-130z">
            <text:p/>
          </draw:path>
          <draw:path draw:style-name="gr3" draw:text-style-name="P3" draw:layer="layout" svg:width="0.261cm" svg:height="0.297cm" svg:x="16.605cm" svg:y="17.97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6.909cm" svg:y="17.85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17.318cm" svg:y="17.73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246cm" svg:height="0.303cm" svg:x="18.165cm" svg:y="17.783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9cm" svg:x="18.684cm" svg:y="17.718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text-style-name="P3" draw:layer="layout" svg:width="0.396cm" svg:height="0.488cm" svg:x="19.292cm" svg:y="17.608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522cm" svg:height="0.299cm" svg:x="19.968cm" svg:y="17.783cm" svg:viewBox="0 0 523 300" svg:d="M477 46c4-10 6-14 46-14v-32c-16 2-37 2-52 2-19 0-49-2-64-2v32c5 0 40 0 40 8 0 2-2 6-4 8l-71 173-76-189h38v-32c-22 0-57 2-77 2-27 0-56-2-67-2v32h40c13 33 13 35 13 35 0 3-2 7-2 9l-53 129-70-173h38v-32c-29 2-55 2-84 2-19 0-49-2-72-2v32h40l103 251c3 12 7 17 22 17 17 0 21-5 25-17l72-175 71 175c3 12 7 17 24 17 15 0 19-5 23-17z">
            <text:p/>
          </draw:path>
          <draw:path draw:style-name="gr3" draw:text-style-name="P3" draw:layer="layout" svg:width="0.381cm" svg:height="0.465cm" svg:x="20.534cm" svg:y="17.616cm" svg:viewBox="0 0 382 466" svg:d="M46 433h-46v33c19 0 59-2 86-2 24 0 64 2 83 2v-33h-45v-138c0-74 57-107 98-107 23 0 38 14 38 65v180h-47v33c19 0 59-2 85-2 27 0 65 2 84 2v-33h-46v-173c0-70-36-97-102-97-65 0-99 40-114 67v-230l-120 6v30c42 0 46 0 46 27z">
            <text:p/>
          </draw:path>
          <draw:path draw:style-name="gr3" draw:text-style-name="P3" draw:layer="layout" svg:width="0.309cm" svg:height="0.307cm" svg:x="20.951cm" svg:y="17.775cm" svg:viewBox="0 0 310 308" svg:d="M289 158c15 0 21 0 21-17 0-21-4-71-36-105-27-25-61-36-109-36-106 0-165 68-165 154 0 89 67 154 175 154 106 0 135-70 135-82 0-13-12-13-15-13-12 0-14 4-18 15-13 32-53 53-96 53-94 0-95-89-95-123zM86 135c1-25 1-53 17-76 17-27 43-34 62-34 80 0 80 87 82 110z">
            <text:p/>
          </draw:path>
          <draw:path draw:style-name="gr3" draw:text-style-name="P3" draw:layer="layout" svg:width="0.271cm" svg:height="0.301cm" svg:x="21.306cm" svg:y="17.779cm" svg:viewBox="0 0 272 302" svg:d="M112 76v-76l-112 6v30c42 0 46 0 46 27v209h-46v30c23 0 53-2 86-2 24 0 68 0 91 2v-30h-57v-118c0-48 15-129 83-129 0 0-13 11-13 30 0 29 21 42 42 42 19 0 40-15 40-42 0-36-36-55-71-55-47 0-74 34-89 76z">
            <text:p/>
          </draw:path>
          <draw:path draw:style-name="gr3" draw:text-style-name="P3" draw:layer="layout" svg:width="0.309cm" svg:height="0.307cm" svg:x="21.617cm" svg:y="17.775cm" svg:viewBox="0 0 310 308" svg:d="M289 158c15 0 21 0 21-17 0-21-4-71-36-105-25-25-61-36-109-36-106 0-165 68-165 154 0 89 67 154 175 154 106 0 135-70 135-82 0-13-12-13-15-13-12 0-14 4-18 15-13 32-53 53-96 53-94 0-95-89-95-123zM86 135c1-25 1-53 17-76 17-27 43-34 62-34 80 0 80 87 82 110z">
            <text:p/>
          </draw:path>
          <draw:path draw:style-name="gr3" draw:text-style-name="P3" draw:layer="layout" svg:width="0.276cm" svg:height="0.427cm" svg:x="22.163cm" svg:y="17.783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335cm" svg:height="0.389cm" svg:x="22.697cm" svg:y="17.718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text-style-name="P3" draw:layer="layout" svg:width="0.238cm" svg:height="0.668cm" svg:x="23.318cm" svg:y="17.578cm" svg:viewBox="0 0 239 669" svg:d="M143 89c0-26 17-70 91-74 2-2 5-4 5-7 0-8-5-8-13-8-66 0-129 34-129 84v152c0 26 0 47-27 70-24 19-49 21-64 21-4 2-6 4-6 8 0 7 4 7 11 7 44 4 76 27 84 59 2 8 2 10 2 34v133c0 27 0 50 32 75 27 21 71 26 97 26 8 0 13 0 13-5 0-8-3-8-11-8-42-4-76-25-84-59-1-6-1-8-1-32v-141c0-30-6-42-27-63-15-13-34-21-53-26 55-16 80-46 80-86z">
            <text:p/>
          </draw:path>
          <draw:path draw:style-name="gr3" draw:text-style-name="P3" draw:layer="layout" svg:width="0.246cm" svg:height="0.303cm" svg:x="23.639cm" svg:y="17.783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143cm" svg:height="0.316cm" svg:x="23.939cm" svg:y="17.868cm" svg:viewBox="0 0 144 317" svg:d="M131 17c0-7-6-17-19-17s-26 11-26 27c0 7 5 17 19 17 13 0 26-14 26-27zM34 257c-2 5-4 11-4 21 0 20 19 39 46 39 48 0 68-66 68-72 0-7-7-7-7-7-8 0-8 3-10 9-11 36-32 57-51 57-9 0-11-7-11-17 0-11 3-19 7-30 6-14 10-25 15-38 4-12 21-54 23-59 2-6 4-12 4-16 0-22-19-39-46-39-47 0-68 64-68 72 0 6 8 6 8 6 7 0 7-2 9-8 12-40 32-57 50-57 7 0 13 4 13 17 0 9-4 17-15 46z">
            <text:p/>
          </draw:path>
          <draw:path draw:style-name="gr3" draw:text-style-name="P3" draw:layer="layout" svg:width="0.079cm" svg:height="0.201cm" svg:x="24.196cm" svg:y="18.007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4.469cm" svg:y="17.783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747cm" svg:y="17.97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79cm" svg:height="0.201cm" svg:x="25.114cm" svg:y="18.007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5.387cm" svg:y="17.783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5.663cm" svg:y="17.97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5.969cm" svg:y="17.85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26.21cm" svg:y="18.007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6.483cm" svg:y="17.783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6.761cm" svg:y="17.97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7.067cm" svg:y="17.85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7.213cm" svg:y="17.85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38cm" svg:height="0.668cm" svg:x="27.445cm" svg:y="17.578cm" svg:viewBox="0 0 239 669" svg:d="M97 582c0 26-17 68-91 74-4 0-6 2-6 8 0 5 8 5 13 5 65 0 128-32 130-83v-153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276cm" svg:height="0.427cm" svg:x="22.178cm" svg:y="17.756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335cm" svg:height="0.389cm" svg:x="22.714cm" svg:y="17.692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text-style-name="P3" draw:layer="layout" svg:width="0.238cm" svg:height="0.668cm" svg:x="23.335cm" svg:y="17.551cm" svg:viewBox="0 0 239 669" svg:d="M143 89c0-26 17-70 91-74 2-2 5-4 5-7 0-8-5-8-13-8-66 0-129 34-129 84v152c0 26 0 47-27 70-24 19-49 21-64 21-4 2-6 4-6 8 0 7 4 7 11 7 44 4 76 27 84 59 2 8 2 10 2 34v133c0 27 0 50 32 75 27 21 71 26 97 26 8 0 13 0 13-5 0-8-3-8-11-8-42-4-76-25-84-59-1-6-1-8-1-32v-141c0-30-6-42-27-63-15-13-34-21-53-26 55-16 80-46 80-86z">
            <text:p/>
          </draw:path>
          <draw:path draw:style-name="gr3" draw:text-style-name="P3" draw:layer="layout" svg:width="0.246cm" svg:height="0.303cm" svg:x="23.656cm" svg:y="17.75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143cm" svg:height="0.316cm" svg:x="23.954cm" svg:y="17.842cm" svg:viewBox="0 0 144 317" svg:d="M131 17c0-7-6-17-19-17s-26 11-26 27c0 7 5 17 19 17 13 0 26-14 26-27zM34 257c-2 5-4 11-4 21 0 20 19 39 46 39 48 0 68-66 68-72 0-7-7-7-7-7-8 0-8 3-10 9-11 36-32 57-51 57-9 0-11-7-11-17 0-11 3-19 7-30 6-14 10-25 15-38 4-12 21-54 23-59 2-6 4-12 4-16 0-22-19-39-46-39-47 0-68 64-68 72 0 6 6 6 8 6 7 0 7-2 9-8 12-40 32-57 50-57 7 0 13 4 13 17 0 9-4 17-15 46z">
            <text:p/>
          </draw:path>
          <draw:path draw:style-name="gr3" draw:text-style-name="P3" draw:layer="layout" svg:width="0.079cm" svg:height="0.201cm" svg:x="24.213cm" svg:y="17.981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4.487cm" svg:y="17.75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764cm" svg:y="17.946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79cm" svg:height="0.201cm" svg:x="25.129cm" svg:y="17.981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5.402cm" svg:y="17.75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5.68cm" svg:y="17.946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5.986cm" svg:y="17.83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26.227cm" svg:y="17.981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6.501cm" svg:y="17.75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6.778cm" svg:y="17.946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7.082cm" svg:y="17.83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7.23cm" svg:y="17.83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38cm" svg:height="0.668cm" svg:x="27.462cm" svg:y="17.551cm" svg:viewBox="0 0 239 669" svg:d="M97 582c0 26-17 68-91 74-4 0-6 2-6 8 0 5 8 5 13 5 65 0 128-32 130-83v-153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276cm" svg:height="0.427cm" svg:x="22.195cm" svg:y="17.783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335cm" svg:height="0.389cm" svg:x="22.731cm" svg:y="17.718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23.352cm" svg:y="17.578cm" svg:viewBox="0 0 239 669" svg:d="M143 89c0-26 17-70 91-74 2-2 5-4 5-7 0-8-5-8-13-8-66 0-129 34-129 84v152c0 26 0 47-27 70-24 19-49 21-64 21-4 2-6 4-6 8 0 7 4 7 11 7 44 4 76 27 84 59 2 8 2 10 2 34v133c0 27 0 50 32 75 27 21 71 26 97 26 8 0 13 0 13-5 0-8-3-8-11-8-42-4-76-25-84-59-1-6-1-8-1-32v-141c0-30-6-42-27-63-15-13-34-21-53-26 55-16 80-46 80-86z">
            <text:p/>
          </draw:path>
          <draw:path draw:style-name="gr3" draw:text-style-name="P3" draw:layer="layout" svg:width="0.246cm" svg:height="0.303cm" svg:x="23.673cm" svg:y="17.783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143cm" svg:height="0.316cm" svg:x="23.972cm" svg:y="17.868cm" svg:viewBox="0 0 144 317" svg:d="M131 17c0-7-6-17-19-17s-26 11-26 27c0 7 5 17 19 17 13 0 26-14 26-27zM34 257c-2 5-4 11-4 21 0 20 19 39 46 39 48 0 68-66 68-72 0-7-7-7-7-7-8 0-8 3-10 9-11 36-32 57-51 57-9 0-11-7-11-17 0-11 3-19 7-30 6-14 10-25 15-38 4-12 21-54 23-59 2-6 4-12 4-16 0-22-19-39-46-39-47 0-68 64-68 72 0 6 6 6 8 6 7 0 7-2 9-8 12-40 32-57 50-57 7 0 13 4 13 17 0 9-4 17-15 46z">
            <text:p/>
          </draw:path>
          <draw:path draw:style-name="gr3" draw:text-style-name="P3" draw:layer="layout" svg:width="0.079cm" svg:height="0.201cm" svg:x="24.23cm" svg:y="18.007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4.504cm" svg:y="17.783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779cm" svg:y="17.97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79cm" svg:height="0.201cm" svg:x="25.146cm" svg:y="18.00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246cm" svg:height="0.303cm" svg:x="25.419cm" svg:y="17.783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5.697cm" svg:y="17.97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6.003cm" svg:y="17.85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26.244cm" svg:y="18.007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6.518cm" svg:y="17.783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6.793cm" svg:y="17.97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7.099cm" svg:y="17.85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7.245cm" svg:y="17.85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38cm" svg:height="0.668cm" svg:x="27.479cm" svg:y="17.578cm" svg:viewBox="0 0 239 669" svg:d="M97 582c0 26-17 68-91 74-4 0-6 2-6 8 0 5 8 5 13 5 65 0 128-32 130-83v-153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olygon draw:style-name="gr3" draw:text-style-name="P3" draw:layer="layout" svg:width="17.782cm" svg:height="0.028cm" svg:x="10.002cm" svg:y="18.349cm" svg:viewBox="0 0 17783 29" draw:points="8890,29 0,29 0,0 17783,0 17783,29">
            <text:p/>
          </draw:polygon>
        </draw:g>
        <draw:g>
          <svg:title>TexMaths</svg:title>
          <svg:desc>19§latex§$\pmb{ u \leftarrow E_{\kappa}^{-1}(RAND)}$§svg§600§FALSE§</svg:desc>
          <draw:polygon draw:style-name="gr2" draw:text-style-name="P2" draw:layer="layout" svg:width="5.397cm" svg:height="0.729cm" svg:x="1.028cm" svg:y="8.549cm" svg:viewBox="0 0 5398 730" draw:points="2700,730 0,730 0,0 5398,0 5398,730">
            <text:p/>
          </draw:polygon>
          <draw:path draw:style-name="gr3" draw:text-style-name="P3" draw:layer="layout" svg:width="0.345cm" svg:height="0.303cm" svg:x="1.047cm" svg:y="8.81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594cm" svg:height="0.349cm" svg:x="1.632cm" svg:y="8.76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2.47cm" svg:y="8.655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16cm" svg:height="0.024cm" svg:x="3.025cm" svg:y="8.739cm" svg:viewBox="0 0 317 25" svg:d="M298 25c8 0 19 0 19-12 0-13-9-13-19-13h-279c-8 0-19 0-19 11 0 14 11 14 19 14z">
            <text:p/>
          </draw:path>
          <draw:path draw:style-name="gr3" draw:text-style-name="P3" draw:layer="layout" svg:width="0.172cm" svg:height="0.311cm" svg:x="3.441cm" svg:y="8.556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256cm" svg:height="0.212cm" svg:x="2.972cm" svg:y="9.069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3.758cm" svg:y="8.609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text-style-name="P3" draw:layer="layout" svg:width="0.478cm" svg:height="0.472cm" svg:x="3.977cm" svg:y="8.653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text-style-name="P3" draw:layer="layout" svg:width="0.459cm" svg:height="0.48cm" svg:x="4.484cm" svg:y="8.632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2-420c0-13 0-15-11-15-12 0-14 4-17 11zM177 304l133-220 21 220z">
            <text:p/>
          </draw:path>
          <draw:path draw:style-name="gr3" draw:text-style-name="P3" draw:layer="layout" svg:width="0.563cm" svg:height="0.457cm" svg:x="4.986cm" svg:y="8.65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5.594cm" svg:y="8.65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text-style-name="P3" draw:layer="layout" svg:width="0.157cm" svg:height="0.668cm" svg:x="6.175cm" svg:y="8.609cm" svg:viewBox="0 0 158 669" svg:d="M158 334c0-51-8-133-46-209-40-81-99-125-104-125-6 0-8 2-8 8 0 2 0 2 13 15 67 66 105 173 105 311 0 116-25 234-108 318-10 7-10 9-10 11 0 4 2 6 8 6 5 0 66-46 106-129 34-74 44-149 44-206z">
            <text:p/>
          </draw:path>
          <draw:path draw:style-name="gr3" draw:text-style-name="P3" draw:layer="layout" svg:width="0.345cm" svg:height="0.303cm" svg:x="1.062cm" svg:y="8.796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594cm" svg:height="0.349cm" svg:x="1.647cm" svg:y="8.75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2.485cm" svg:y="8.638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16cm" svg:height="0.024cm" svg:x="3.04cm" svg:y="8.72cm" svg:viewBox="0 0 317 25" svg:d="M298 25c8 0 19 0 19-12 0-13-9-13-19-13h-279c-8 0-19 0-19 11 0 14 11 14 19 14z">
            <text:p/>
          </draw:path>
          <draw:path draw:style-name="gr3" draw:text-style-name="P3" draw:layer="layout" svg:width="0.172cm" svg:height="0.311cm" svg:x="3.456cm" svg:y="8.539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256cm" svg:height="0.212cm" svg:x="2.987cm" svg:y="9.05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3.772cm" svg:y="8.59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text-style-name="P3" draw:layer="layout" svg:width="0.478cm" svg:height="0.472cm" svg:x="3.992cm" svg:y="8.634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text-style-name="P3" draw:layer="layout" svg:width="0.459cm" svg:height="0.48cm" svg:x="4.499cm" svg:y="8.613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5.001cm" svg:y="8.63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5.609cm" svg:y="8.634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text-style-name="P3" draw:layer="layout" svg:width="0.157cm" svg:height="0.668cm" svg:x="6.188cm" svg:y="8.59cm" svg:viewBox="0 0 158 669" svg:d="M158 334c0-51-8-133-46-209-40-81-99-125-104-125-6 0-8 2-8 8 0 2 0 2 13 15 67 66 105 173 105 311 0 116-25 234-108 318-10 7-10 9-10 11 0 4 2 6 8 6 5 0 66-46 106-129 34-74 44-149 44-206z">
            <text:p/>
          </draw:path>
          <draw:path draw:style-name="gr3" draw:text-style-name="P3" draw:layer="layout" svg:width="0.345cm" svg:height="0.303cm" svg:x="1.077cm" svg:y="8.81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594cm" svg:height="0.349cm" svg:x="1.661cm" svg:y="8.76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2.501cm" svg:y="8.655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16cm" svg:height="0.024cm" svg:x="3.055cm" svg:y="8.739cm" svg:viewBox="0 0 317 25" svg:d="M298 25c8 0 19 0 19-12 0-13-9-13-19-13h-279c-8 0-19 0-19 11 0 14 11 14 19 14z">
            <text:p/>
          </draw:path>
          <draw:path draw:style-name="gr3" draw:text-style-name="P3" draw:layer="layout" svg:width="0.172cm" svg:height="0.311cm" svg:x="3.471cm" svg:y="8.556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256cm" svg:height="0.212cm" svg:x="3cm" svg:y="9.069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3.787cm" svg:y="8.609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text-style-name="P3" draw:layer="layout" svg:width="0.478cm" svg:height="0.472cm" svg:x="4.007cm" svg:y="8.653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text-style-name="P3" draw:layer="layout" svg:width="0.459cm" svg:height="0.48cm" svg:x="4.515cm" svg:y="8.632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5.016cm" svg:y="8.65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5.624cm" svg:y="8.65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text-style-name="P3" draw:layer="layout" svg:width="0.157cm" svg:height="0.668cm" svg:x="6.204cm" svg:y="8.609cm" svg:viewBox="0 0 158 669" svg:d="M158 334c0-51-8-133-46-209-40-81-99-125-104-125-6 0-8 2-8 8 0 2 0 2 13 15 67 66 105 173 105 311 0 116-25 234-108 318-10 7-10 9-10 11 0 4 2 6 8 6 5 0 66-46 106-129 34-74 44-149 44-206z">
            <text:p/>
          </draw:path>
        </draw:g>
        <draw:g>
          <svg:title>TexMaths</svg:title>
          <svg:desc>19§latex§\underline{\pmb{ $s_p \leftarrow s_{p'}; s_{p'} \leftarrow s_{p''} \text{ and } s_{p''} \leftarrow null$ }}§svg§600§TRUE§</svg:desc>
          <draw:polygon draw:style-name="gr4" draw:text-style-name="P4" draw:layer="layout" svg:width="10.713cm" svg:height="0.787cm" svg:x="11.298cm" svg:y="19.393cm" svg:viewBox="0 0 10714 788" draw:points="5358,788 0,788 0,0 10714,0 10714,788">
            <text:p/>
          </draw:polygon>
          <draw:path draw:style-name="gr3" draw:text-style-name="P3" draw:layer="layout" svg:width="0.246cm" svg:height="0.303cm" svg:x="11.522cm" svg:y="19.587cm" svg:viewBox="0 0 247 304" svg:d="M228 46c-19 0-32 15-32 30 0 9 5 19 21 19 15 0 30-11 30-38 0-29-29-57-80-57-89 0-114 68-114 99 0 51 51 62 70 66 35 6 71 14 71 51 0 18-15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1.798cm" svg:y="19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594cm" svg:height="0.348cm" svg:x="12.33cm" svg:y="19.541cm" svg:viewBox="0 0 595 349" svg:d="M570 188c13 0 25 0 25-13 0-14-12-14-25-14h-498c38-28 55-55 61-64 30-46 36-88 36-89 0-8-8-8-13-8-12 0-14 2-15 13-16 67-56 122-132 154-7 2-9 4-9 8 0 5 4 5 9 9 71 29 116 82 132 156 1 8 3 9 15 9 5 0 13 0 13-7 0 0-6-44-34-88-13-20-32-43-63-66z">
            <text:p/>
          </draw:path>
          <draw:path draw:style-name="gr3" draw:text-style-name="P3" draw:layer="layout" svg:width="0.246cm" svg:height="0.303cm" svg:x="13.179cm" svg:y="19.587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3.454cm" svg:y="19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3.76cm" svg:y="19.66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3cm" svg:height="0.417cm" svg:x="14.002cm" svg:y="19.594cm" svg:viewBox="0 0 74 418" svg:d="M72 36c0-21-15-36-36-36-19 0-36 15-36 36 0 19 17 34 36 34 21 0 36-15 36-34zM59 281c0 19 0 72-44 122-4 5-4 5-4 7 0 6 4 8 6 8 8 0 57-53 57-131 0-19 0-69-38-69-25 0-36 17-36 35 0 19 11 36 36 36 4 0 6 0 6 0 5-2 11-2 17-8z">
            <text:p/>
          </draw:path>
          <draw:path draw:style-name="gr3" draw:text-style-name="P3" draw:layer="layout" svg:width="0.246cm" svg:height="0.303cm" svg:x="14.275cm" svg:y="19.587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4.553cm" svg:y="19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4.859cm" svg:y="19.66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8cm" svg:x="15.265cm" svg:y="19.541cm" svg:viewBox="0 0 595 349" svg:d="M570 188c13 0 25 0 25-13 0-14-12-14-25-14h-498c38-28 55-55 61-64 30-46 36-88 36-89 0-8-8-8-13-8-12 0-14 2-15 13-16 67-56 122-132 154-7 2-9 4-9 8 0 5 4 5 9 9 71 29 116 82 132 156 1 8 3 9 15 9 5 0 13 0 13-7 0 0-6-44-34-88-13-20-32-43-63-66z">
            <text:p/>
          </draw:path>
          <draw:path draw:style-name="gr3" draw:text-style-name="P3" draw:layer="layout" svg:width="0.246cm" svg:height="0.303cm" svg:x="16.113cm" svg:y="19.587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6.39cm" svg:y="19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6.696cm" svg:y="19.66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6.842cm" svg:y="19.66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301cm" svg:height="0.307cm" svg:x="17.277cm" svg:y="19.583cm" svg:viewBox="0 0 302 308" svg:d="M196 251c2 26 21 55 51 55 15 0 55-10 55-65v-38h-15v38c0 38-17 44-25 44-23 0-25-31-25-34v-135c0-29 0-53-24-80-27-25-59-36-91-36-56 0-103 32-103 76 0 21 13 32 32 32 17 0 31-13 31-32 0-8-4-30-35-30 18-23 52-31 73-31 32 0 70 27 70 86v24c-34 2-80 4-124 25-49 23-66 57-66 87 0 54 65 71 108 71 44 0 74-27 88-57zM190 141v66c0 65-48 87-78 87-32 0-61-24-61-59 0-36 29-91 139-94z">
            <text:p/>
          </draw:path>
          <draw:path draw:style-name="gr3" draw:text-style-name="P3" draw:layer="layout" svg:width="0.337cm" svg:height="0.295cm" svg:x="17.604cm" svg:y="19.587cm" svg:viewBox="0 0 338 296" svg:d="M53 66v179c0 30-7 30-53 30v21c23 0 57-2 76-2 17 0 51 2 76 2v-21c-46 0-53 0-53-30v-123c0-69 47-107 91-107 42 0 49 36 49 74v156c0 30-7 30-53 30v21c25 0 59-2 76-2s53 2 76 2v-21c-36 0-51 0-53-19v-129c0-57 0-78-21-102-9-12-30-25-70-25-50 0-80 28-99 70v-70l-95 8v20c47 0 53 4 53 38z">
            <text:p/>
          </draw:path>
          <draw:path draw:style-name="gr3" draw:text-style-name="P3" draw:layer="layout" svg:width="0.33cm" svg:height="0.472cm" svg:x="17.975cm" svg:y="19.418cm" svg:viewBox="0 0 331 473" svg:d="M232 427v46l99-8v-21c-46 0-52-5-52-38v-406l-97 8v20c48 0 52 4 52 38v145c-19-25-48-42-84-42-80 0-150 66-150 152 0 85 66 152 142 152 44 0 73-23 90-46zM232 249v137c0 13 0 13-8 24-19 32-49 48-78 48-30 0-55-17-70-44-19-27-21-65-21-93 0-25 2-65 21-95 15-21 40-42 76-42 25 0 51 10 72 40 8 11 8 13 8 25z">
            <text:p/>
          </draw:path>
          <draw:path draw:style-name="gr3" draw:text-style-name="P3" draw:layer="layout" svg:width="0.246cm" svg:height="0.303cm" svg:x="18.583cm" svg:y="19.587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8.86cm" svg:y="19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9.166cm" svg:y="19.66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9.312cm" svg:y="19.66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8cm" svg:x="19.719cm" svg:y="19.541cm" svg:viewBox="0 0 595 349" svg:d="M570 188c13 0 25 0 25-13 0-14-12-14-25-14h-498c38-28 55-55 61-64 30-46 36-88 36-89 0-8-8-8-13-8-12 0-14 2-15 13-16 67-56 122-132 154-7 2-9 4-9 8 0 5 4 5 9 9 71 29 116 82 132 156 1 8 3 9 15 9 5 0 13 0 13-7 0 0-6-44-34-88-13-20-32-43-63-66z">
            <text:p/>
          </draw:path>
          <draw:path draw:style-name="gr3" draw:text-style-name="P3" draw:layer="layout" svg:width="0.362cm" svg:height="0.303cm" svg:x="20.553cm" svg:y="19.587cm" svg:viewBox="0 0 363 304" svg:d="M40 256c-2 12-6 27-6 31 0 11 10 17 19 17 8 0 19-6 25-19 0 0 7-32 11-50l15-60c4-14 8-29 12-44 4-11 7-32 9-34 10-21 46-82 109-82 30 0 36 25 36 48 0 40-33 127-44 155-6 16-6 23-6 31 0 32 23 55 54 55 62 0 89-97 89-103 0-7-8-7-10-7-5 0-5 2-9 13-13 46-36 82-69 82-11 0-15-6-15-21 0-17 6-34 12-48 13-36 40-110 40-148 0-45-29-72-76-72-61 0-94 44-105 59-4-38-30-59-61-59-30 0-43 27-49 38-12 23-21 63-21 65 0 7 8 7 8 7 7 0 7 0 11-15 11-48 25-80 49-80 14 0 21 8 21 31 0 13-2 20-11 57z">
            <text:p/>
          </draw:path>
          <draw:path draw:style-name="gr3" draw:text-style-name="P3" draw:layer="layout" svg:width="0.345cm" svg:height="0.303cm" svg:x="20.952cm" svg:y="19.587cm" svg:viewBox="0 0 346 304" svg:d="M215 260c7 27 32 44 60 44 23 0 38-15 50-36 11-25 21-67 21-67 0-7-8-7-10-7-5 0-7 4-9 13-8 36-21 82-50 82-13 0-21-8-21-31 0-15 8-45 14-70l19-72c2-10 9-36 11-46 4-15 10-40 10-45 0-12-10-17-19-17-4 0-21 0-27 22-11 50-42 168-49 204-2 1-29 55-78 55-34 0-40-29-40-55 0-36 17-90 36-137 8-19 11-29 11-42 0-30-22-55-55-55-64 0-89 97-89 103 0 7 8 7 8 7 7 0 7-2 11-11 17-59 42-84 68-84 6 0 16 0 16 21 0 17-6 36-12 48-25 66-38 106-38 140 0 63 46 80 82 80 45 0 68-31 80-44z">
            <text:p/>
          </draw:path>
          <draw:path draw:style-name="gr3" draw:text-style-name="P3" draw:layer="layout" svg:width="0.143cm" svg:height="0.472cm" svg:x="21.341cm" svg:y="19.418cm" svg:viewBox="0 0 144 473" svg:d="M144 8c0 0 0-8-7-8-17 0-67 6-84 8-6 0-13 0-13 13 0 7 7 7 17 7 32 0 34 6 34 12l-2 13-85 334c-2 8-4 14-4 23 0 38 30 63 61 63 23 0 40-13 51-38 13-25 21-65 21-67 0-5-6-5-8-5-7 0-7 2-9 11-13 44-25 84-53 84-19 0-19-21-19-31 0-17 0-19 3-32z">
            <text:p/>
          </draw:path>
          <draw:path draw:style-name="gr3" draw:text-style-name="P3" draw:layer="layout" svg:width="0.143cm" svg:height="0.472cm" svg:x="21.554cm" svg:y="19.418cm" svg:viewBox="0 0 144 473" svg:d="M144 8c0 0 0-8-7-8-17 0-67 6-84 8-6 0-13 0-13 13 0 7 7 7 17 7 32 0 34 6 34 12l-2 13-85 334c-2 8-4 14-4 23 0 38 30 63 61 63 23 0 40-13 51-38 13-25 21-65 21-67 0-5-6-5-8-5-7 0-7 2-9 11-12 44-25 84-53 84-19 0-19-21-19-31 0-17 0-19 3-32z">
            <text:p/>
          </draw:path>
          <draw:path draw:style-name="gr3" draw:text-style-name="P3" draw:layer="layout" svg:width="0.246cm" svg:height="0.303cm" svg:x="11.539cm" svg:y="19.56cm" svg:viewBox="0 0 247 304" svg:d="M228 46c-19 0-32 15-32 30 0 9 5 19 21 19 15 0 30-11 30-38 0-29-29-57-80-57-89 0-114 68-114 99 0 51 51 62 70 66 35 6 71 14 71 51 0 18-15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1.815cm" svg:y="19.748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594cm" svg:height="0.348cm" svg:x="12.347cm" svg:y="19.514cm" svg:viewBox="0 0 595 349" svg:d="M570 188c13 0 25 0 25-13 0-14-12-14-25-14h-498c38-28 55-55 61-64 30-46 36-88 36-89 0-8-8-8-13-8-12 0-14 2-15 13-16 67-56 122-132 154-7 2-9 4-9 8 0 5 4 5 9 9 71 29 116 82 132 156 1 8 3 9 15 9 5 0 13 0 13-7 0 0-6-44-34-88-13-20-32-43-63-66z">
            <text:p/>
          </draw:path>
          <draw:path draw:style-name="gr3" draw:text-style-name="P3" draw:layer="layout" svg:width="0.246cm" svg:height="0.303cm" svg:x="13.196cm" svg:y="19.56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3.472cm" svg:y="19.748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3.777cm" svg:y="19.63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3cm" svg:height="0.417cm" svg:x="14.019cm" svg:y="19.568cm" svg:viewBox="0 0 74 418" svg:d="M72 36c0-21-15-36-36-36-19 0-36 15-36 36 0 19 17 34 36 34 21 0 36-15 36-34zM59 281c0 19 0 72-44 122-4 5-4 5-4 7 0 6 4 8 6 8 8 0 57-53 57-131 0-19 0-69-38-69-25 0-36 17-36 35 0 19 11 36 36 36 4 0 6 0 6 0 5-2 11-2 17-8z">
            <text:p/>
          </draw:path>
          <draw:path draw:style-name="gr3" draw:text-style-name="P3" draw:layer="layout" svg:width="0.246cm" svg:height="0.303cm" svg:x="14.292cm" svg:y="19.56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4.57cm" svg:y="19.748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4.876cm" svg:y="19.63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8cm" svg:x="15.282cm" svg:y="19.514cm" svg:viewBox="0 0 595 349" svg:d="M570 188c13 0 25 0 25-13 0-14-12-14-25-14h-498c38-28 55-55 61-64 30-46 36-88 36-89 0-8-8-8-13-8-12 0-14 2-15 13-16 67-56 122-132 154-7 2-9 4-9 8 0 5 4 5 9 9 71 29 116 82 132 156 1 8 3 9 15 9 5 0 13 0 13-7 0 0-6-44-34-88-13-20-32-43-63-66z">
            <text:p/>
          </draw:path>
          <draw:path draw:style-name="gr3" draw:text-style-name="P3" draw:layer="layout" svg:width="0.246cm" svg:height="0.303cm" svg:x="16.13cm" svg:y="19.56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6.407cm" svg:y="19.748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6.713cm" svg:y="19.63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6.859cm" svg:y="19.63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301cm" svg:height="0.307cm" svg:x="17.294cm" svg:y="19.556cm" svg:viewBox="0 0 302 308" svg:d="M196 251c2 26 21 55 51 55 15 0 55-10 55-65v-38h-15v38c0 38-17 44-25 44-23 0-25-31-25-34v-135c0-29 0-53-24-80-27-25-59-36-91-36-56 0-103 32-103 76 0 21 13 32 32 32 17 0 31-13 31-32 0-8-4-30-35-30 18-23 52-31 73-31 32 0 70 27 70 86v24c-34 2-80 4-124 25-49 23-66 57-66 87 0 54 65 71 108 71 44 0 74-27 88-57zM190 141v66c0 65-48 87-78 87-32 0-61-24-61-59 0-36 29-91 139-94z">
            <text:p/>
          </draw:path>
          <draw:path draw:style-name="gr3" draw:text-style-name="P3" draw:layer="layout" svg:width="0.337cm" svg:height="0.295cm" svg:x="17.621cm" svg:y="19.56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7 0 53 4 53 38z">
            <text:p/>
          </draw:path>
          <draw:path draw:style-name="gr3" draw:text-style-name="P3" draw:layer="layout" svg:width="0.33cm" svg:height="0.472cm" svg:x="17.992cm" svg:y="19.391cm" svg:viewBox="0 0 331 473" svg:d="M232 427v46l99-8v-21c-46 0-52-5-52-38v-406l-97 8v20c48 0 52 4 52 38v145c-19-25-48-42-84-42-80 0-150 66-150 152 0 85 66 152 142 152 44 0 73-23 90-46zM232 249v137c0 13 0 13-8 24-19 32-49 48-78 48-30 0-55-17-70-44-19-27-21-65-21-93 0-25 2-65 21-95 15-21 40-42 76-42 25 0 51 10 72 40 8 11 8 13 8 25z">
            <text:p/>
          </draw:path>
          <draw:path draw:style-name="gr3" draw:text-style-name="P3" draw:layer="layout" svg:width="0.246cm" svg:height="0.303cm" svg:x="18.6cm" svg:y="19.56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8.875cm" svg:y="19.748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9.181cm" svg:y="19.63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9.329cm" svg:y="19.63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8cm" svg:x="19.736cm" svg:y="19.514cm" svg:viewBox="0 0 595 349" svg:d="M570 188c13 0 25 0 25-13 0-14-12-14-25-14h-498c38-28 55-55 61-64 30-46 36-88 36-89 0-8-8-8-13-8-12 0-14 2-15 13-16 67-56 122-132 154-7 2-9 4-9 8 0 5 4 5 9 9 71 29 116 82 132 156 1 8 3 9 15 9 5 0 13 0 13-7 0 0-6-44-34-88-13-20-32-43-63-66z">
            <text:p/>
          </draw:path>
          <draw:path draw:style-name="gr3" draw:text-style-name="P3" draw:layer="layout" svg:width="0.362cm" svg:height="0.303cm" svg:x="20.568cm" svg:y="19.56cm" svg:viewBox="0 0 363 304" svg:d="M40 256c-2 12-6 27-6 31 0 11 10 17 19 17 8 0 19-6 25-19 0 0 7-32 11-50l15-60c4-14 8-29 12-44 4-11 7-32 9-34 10-21 46-82 109-82 30 0 36 25 36 48 0 40-33 127-44 155-6 16-6 23-6 31 0 32 23 55 54 55 62 0 89-97 89-103 0-7-8-7-10-7-5 0-5 2-9 13-13 46-36 82-69 82-11 0-15-6-15-21 0-17 6-34 12-48 13-36 41-110 41-148 0-45-30-72-77-72-61 0-94 44-105 59-4-38-30-59-61-59-30 0-43 27-49 38-12 23-21 63-21 65 0 7 8 7 8 7 7 0 7 0 11-15 11-48 25-80 49-80 14 0 21 8 21 31 0 13-2 20-11 57z">
            <text:p/>
          </draw:path>
          <draw:path draw:style-name="gr3" draw:text-style-name="P3" draw:layer="layout" svg:width="0.345cm" svg:height="0.303cm" svg:x="20.969cm" svg:y="19.56cm" svg:viewBox="0 0 346 304" svg:d="M215 260c7 27 32 44 60 44 23 0 38-15 50-36 11-25 21-67 21-67 0-7-8-7-10-7-5 0-7 4-9 13-8 36-21 82-50 82-13 0-21-8-21-31 0-15 8-45 14-70l19-72c2-10 9-36 11-46 4-15 10-40 10-45 0-12-10-17-19-17-4 0-21 0-27 22-11 50-42 168-49 204-2 1-29 55-78 55-34 0-40-29-40-55 0-36 17-90 36-137 8-19 11-29 11-42 0-30-22-55-55-55-64 0-89 97-89 103 0 7 8 7 8 7 7 0 7-2 11-11 17-59 42-84 68-84 6 0 16 0 16 21 0 17-6 36-12 48-25 66-38 106-38 140 0 63 46 80 82 80 45 0 68-31 80-44z">
            <text:p/>
          </draw:path>
          <draw:path draw:style-name="gr3" draw:text-style-name="P3" draw:layer="layout" svg:width="0.143cm" svg:height="0.472cm" svg:x="21.358cm" svg:y="19.391cm" svg:viewBox="0 0 144 473" svg:d="M144 8c0 0 0-8-7-8-17 0-67 6-84 8-6 0-13 0-13 13 0 7 7 7 17 7 32 0 34 6 34 12l-2 13-85 334c-2 8-4 14-4 23 0 38 30 63 61 63 23 0 40-13 51-38 13-25 21-65 21-67 0-5-6-5-8-5-7 0-7 2-9 11-13 44-25 84-53 84-19 0-19-21-19-31 0-17 0-19 3-32z">
            <text:p/>
          </draw:path>
          <draw:path draw:style-name="gr3" draw:text-style-name="P3" draw:layer="layout" svg:width="0.143cm" svg:height="0.472cm" svg:x="21.571cm" svg:y="19.391cm" svg:viewBox="0 0 144 473" svg:d="M144 8c0 0 0-8-7-8-17 0-67 6-84 8-6 0-13 0-13 13 0 7 7 7 17 7 32 0 34 6 34 12l-2 13-85 334c-2 8-4 14-4 23 0 38 30 63 61 63 23 0 40-13 51-38 13-25 21-65 21-67 0-5-6-5-8-5-7 0-7 2-9 11-13 44-25 84-53 84-19 0-19-21-19-31 0-17 0-19 3-32z">
            <text:p/>
          </draw:path>
          <draw:path draw:style-name="gr3" draw:text-style-name="P3" draw:layer="layout" svg:width="0.246cm" svg:height="0.303cm" svg:x="11.554cm" svg:y="19.587cm" svg:viewBox="0 0 247 304" svg:d="M228 46c-19 0-32 15-32 30 0 9 5 19 21 19 15 0 30-11 30-38 0-29-29-57-80-57-89 0-114 68-114 99 0 51 51 62 70 66 35 6 71 14 71 51 0 18-15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1.832cm" svg:y="19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594cm" svg:height="0.348cm" svg:x="12.364cm" svg:y="19.541cm" svg:viewBox="0 0 595 349" svg:d="M570 188c13 0 25 0 25-13 0-14-12-14-25-14h-498c38-28 55-55 61-64 30-46 36-88 36-89 0-8-8-8-13-8-12 0-14 2-15 13-16 67-56 122-132 154-7 2-9 4-9 8 0 5 4 5 9 9 71 29 116 82 132 156 1 8 3 9 15 9 5 0 13 0 13-7 0 0-6-44-34-88-13-20-32-43-63-66z">
            <text:p/>
          </draw:path>
          <draw:path draw:style-name="gr3" draw:text-style-name="P3" draw:layer="layout" svg:width="0.246cm" svg:height="0.303cm" svg:x="13.211cm" svg:y="19.587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3.489cm" svg:y="19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3.795cm" svg:y="19.66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3cm" svg:height="0.417cm" svg:x="14.036cm" svg:y="19.594cm" svg:viewBox="0 0 74 418" svg:d="M72 36c0-21-15-36-36-36-19 0-36 15-36 36 0 19 17 34 36 34 21 0 36-15 36-34zM59 281c0 19 0 72-44 122-4 5-4 5-4 7 0 6 4 8 6 8 8 0 57-53 57-131 0-19 0-69-38-69-25 0-36 17-36 35 0 19 11 36 36 36 4 0 6 0 6 0 5-2 11-2 17-8z">
            <text:p/>
          </draw:path>
          <draw:path draw:style-name="gr3" draw:text-style-name="P3" draw:layer="layout" svg:width="0.246cm" svg:height="0.303cm" svg:x="14.309cm" svg:y="19.587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4.587cm" svg:y="19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4.891cm" svg:y="19.66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8cm" svg:x="15.299cm" svg:y="19.541cm" svg:viewBox="0 0 595 349" svg:d="M570 188c13 0 25 0 25-13 0-14-12-14-25-14h-498c38-28 55-55 61-64 30-46 36-88 36-89 0-8-8-8-13-8-12 0-14 2-15 13-16 67-56 122-132 154-7 2-9 4-9 8 0 5 4 5 9 9 71 29 116 82 132 156 1 8 3 9 15 9 5 0 13 0 13-7 0 0-6-44-34-88-13-20-32-43-63-66z">
            <text:p/>
          </draw:path>
          <draw:path draw:style-name="gr3" draw:text-style-name="P3" draw:layer="layout" svg:width="0.246cm" svg:height="0.303cm" svg:x="16.147cm" svg:y="19.587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6.424cm" svg:y="19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6.73cm" svg:y="19.66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6.876cm" svg:y="19.66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301cm" svg:height="0.307cm" svg:x="17.311cm" svg:y="19.583cm" svg:viewBox="0 0 302 308" svg:d="M196 251c2 26 21 55 51 55 15 0 55-10 55-65v-38h-15v38c0 38-17 44-25 44-23 0-25-31-25-34v-135c0-29 0-53-24-80-27-25-59-36-91-36-56 0-103 32-103 76 0 21 13 32 32 32 17 0 31-13 31-32 0-8-4-30-35-30 18-23 52-31 73-31 32 0 70 27 70 86v24c-34 2-80 4-124 25-49 23-66 57-66 87 0 54 65 71 108 71 44 0 74-27 88-57zM190 141v66c0 65-48 87-78 87-32 0-61-24-61-59 0-36 29-91 139-94z">
            <text:p/>
          </draw:path>
          <draw:path draw:style-name="gr3" draw:text-style-name="P3" draw:layer="layout" svg:width="0.337cm" svg:height="0.295cm" svg:x="17.636cm" svg:y="19.587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7 0 53 4 53 38z">
            <text:p/>
          </draw:path>
          <draw:path draw:style-name="gr3" draw:text-style-name="P3" draw:layer="layout" svg:width="0.33cm" svg:height="0.472cm" svg:x="18.009cm" svg:y="19.418cm" svg:viewBox="0 0 331 473" svg:d="M232 427v46l99-8v-21c-46 0-52-5-52-38v-406l-97 8v20c48 0 52 4 52 38v145c-19-25-48-42-84-42-80 0-150 66-150 152 0 85 66 152 142 152 44 0 73-23 90-46zM232 249v137c0 13 0 13-8 24-19 32-49 48-78 48-30 0-55-17-70-44-19-27-21-65-21-93 0-25 2-65 21-95 15-21 40-42 76-42 25 0 51 10 72 40 8 11 8 13 8 25z">
            <text:p/>
          </draw:path>
          <draw:path draw:style-name="gr3" draw:text-style-name="P3" draw:layer="layout" svg:width="0.246cm" svg:height="0.303cm" svg:x="18.617cm" svg:y="19.587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8.892cm" svg:y="19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9.198cm" svg:y="19.66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9.344cm" svg:y="19.66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8cm" svg:x="19.753cm" svg:y="19.541cm" svg:viewBox="0 0 595 349" svg:d="M570 188c13 0 25 0 25-13 0-14-12-14-25-14h-498c38-28 55-55 61-64 30-46 36-88 36-89 0-8-8-8-13-8-12 0-14 2-15 13-16 67-56 122-132 154-7 2-9 4-9 8 0 5 4 5 9 9 71 29 116 82 132 156 1 8 3 9 15 9 5 0 13 0 13-7 0 0-6-44-34-88-13-20-32-43-63-66z">
            <text:p/>
          </draw:path>
          <draw:path draw:style-name="gr3" draw:text-style-name="P3" draw:layer="layout" svg:width="0.362cm" svg:height="0.303cm" svg:x="20.585cm" svg:y="19.587cm" svg:viewBox="0 0 363 304" svg:d="M40 256c-2 12-6 27-6 31 0 11 10 17 19 17 8 0 19-6 25-19 0 0 7-32 11-50l15-60c4-14 8-29 12-44 4-11 7-32 9-34 10-21 46-82 109-82 30 0 36 25 36 48 0 40-33 127-44 155-6 16-6 23-6 31 0 32 23 55 54 55 62 0 89-97 89-103 0-7-8-7-10-7-5 0-5 2-9 13-13 46-36 82-69 82-11 0-15-6-15-21 0-17 6-34 12-48 13-36 41-110 41-148 0-45-30-72-77-72-61 0-94 44-105 59-4-38-30-59-61-59-30 0-43 27-49 38-12 23-21 63-21 65 0 7 8 7 8 7 7 0 7 0 11-15 11-48 25-80 49-80 14 0 21 8 21 31 0 13-2 20-11 57z">
            <text:p/>
          </draw:path>
          <draw:path draw:style-name="gr3" draw:text-style-name="P3" draw:layer="layout" svg:width="0.345cm" svg:height="0.303cm" svg:x="20.984cm" svg:y="19.587cm" svg:viewBox="0 0 346 304" svg:d="M215 260c7 27 32 44 60 44 23 0 38-15 50-36 11-25 21-67 21-67 0-7-8-7-10-7-5 0-7 4-9 13-8 36-21 82-50 82-13 0-21-8-21-31 0-15 8-45 14-70l19-72c2-10 9-36 11-46 4-15 10-40 10-45 0-12-10-17-19-17-4 0-21 0-27 22-11 50-42 168-49 204-2 1-29 55-78 55-34 0-40-29-40-55 0-36 17-90 36-137 8-19 11-29 11-42 0-30-22-55-55-55-64 0-89 97-89 103 0 7 8 7 8 7 7 0 7-2 11-11 17-59 42-84 68-84 6 0 16 0 16 21 0 17-6 36-12 48-25 66-38 106-38 140 0 63 46 80 82 80 45 0 68-31 80-44z">
            <text:p/>
          </draw:path>
          <draw:path draw:style-name="gr3" draw:text-style-name="P3" draw:layer="layout" svg:width="0.143cm" svg:height="0.472cm" svg:x="21.376cm" svg:y="19.418cm" svg:viewBox="0 0 144 473" svg:d="M144 8c0 0 0-8-7-8-17 0-67 6-84 8-6 0-13 0-13 13 0 7 7 7 17 7 32 0 34 6 34 12l-2 13-85 334c-2 8-4 14-4 23 0 38 30 63 61 63 23 0 40-13 51-38 13-25 21-65 21-67 0-5-6-5-8-5-7 0-7 2-9 11-13 44-25 84-53 84-19 0-19-21-19-31 0-17 0-19 3-32z">
            <text:p/>
          </draw:path>
          <draw:path draw:style-name="gr3" draw:text-style-name="P3" draw:layer="layout" svg:width="0.143cm" svg:height="0.472cm" svg:x="21.586cm" svg:y="19.418cm" svg:viewBox="0 0 144 473" svg:d="M144 8c0 0 0-8-7-8-17 0-67 6-84 8-6 0-13 0-13 13 0 7 7 7 17 7 32 0 34 6 34 12l-2 13-85 334c-2 8-4 14-4 23 0 38 30 63 61 63 23 0 40-13 51-38 13-25 21-65 21-67 0-5-6-5-8-5-7 0-7 2-9 11-13 44-25 84-53 84-19 0-19-21-19-31 0-17 0-19 3-32z">
            <text:p/>
          </draw:path>
          <draw:polygon draw:style-name="gr3" draw:text-style-name="P3" draw:layer="layout" svg:width="10.713cm" svg:height="0.027cm" svg:x="11.298cm" svg:y="20.153cm" svg:viewBox="0 0 10714 28" draw:points="5358,28 0,28 0,0 10714,0 10714,28">
            <text:p/>
          </draw:polygon>
        </draw:g>
        <draw:g>
          <svg:title>TexMaths</svg:title>
          <svg:desc>19§latex§\pmb{if $u_{p''} \notin \left\lbrace PMSI,P_{new} \right\rbrace$}§svg§600§TRUE§</svg:desc>
          <draw:polygon draw:style-name="gr4" draw:text-style-name="P4" draw:layer="layout" svg:width="6.913cm" svg:height="0.717cm" svg:x="1.041cm" svg:y="11.038cm" svg:viewBox="0 0 6914 718" draw:points="3458,718 0,718 0,0 6914,0 6914,718">
            <text:p/>
          </draw:polygon>
          <draw:path draw:style-name="gr3" draw:text-style-name="P3" draw:layer="layout" svg:width="0.143cm" svg:height="0.447cm" svg:x="1.064cm" svg:y="11.118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3" draw:text-style-name="P3" draw:layer="layout" svg:width="0.217cm" svg:height="0.472cm" svg:x="1.248cm" svg:y="11.093cm" svg:viewBox="0 0 218 473" svg:d="M95 184v-78c0-59 32-91 63-91 2 0 11 0 22 4-9 4-20 11-20 28 0 16 11 29 28 29 21 0 30-13 30-29 0-24-24-47-60-47-48 0-105 36-105 106v78h-53v21h53v217c0 30-7 30-53 30v21c27-2 59-2 78-2 26 0 59 0 85 2v-21h-15c-49 0-51-7-51-32v-215h78v-21z">
            <text:p/>
          </draw:path>
          <draw:path draw:style-name="gr3" draw:text-style-name="P3" draw:layer="layout" svg:width="0.345cm" svg:height="0.303cm" svg:x="1.672cm" svg:y="11.268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261cm" svg:height="0.297cm" svg:x="2.033cm" svg:y="11.458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.339cm" svg:y="11.34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.485cm" svg:y="11.34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61cm" svg:height="0.668cm" svg:x="2.966cm" svg:y="11.063cm" svg:viewBox="0 0 262 669" svg:d="M258 25c4-8 4-12 4-12 0-7-6-13-13-13-6 0-10 2-12 6l-233 638c-4 10-4 11-4 11 0 8 6 14 13 14 10 0 12-4 15-15z">
            <text:p/>
          </draw:path>
          <draw:path draw:style-name="gr3" draw:text-style-name="P3" draw:layer="layout" svg:width="0.335cm" svg:height="0.388cm" svg:x="2.911cm" svg:y="11.203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534cm" svg:y="11.063cm" svg:viewBox="0 0 239 669" svg:d="M142 89c0-26 18-70 92-74 2-2 5-4 5-7 0-8-5-8-13-8-66 0-129 34-129 84v152c0 26 0 47-27 70-24 19-49 21-64 21-4 2-6 4-6 7 0 8 4 8 11 8 44 4 76 27 84 59 2 7 2 9 2 34v133c0 27 0 49 32 74 27 21 70 27 97 27 8 0 13 0 13-6 0-8-3-8-11-8-42-3-76-24-84-58-2-6-2-8-2-33v-140c0-31-5-42-26-63-15-13-34-21-53-27 55-15 79-45 79-85z">
            <text:p/>
          </draw:path>
          <draw:path draw:style-name="gr3" draw:text-style-name="P3" draw:layer="layout" svg:width="0.478cm" svg:height="0.457cm" svg:x="3.845cm" svg:y="11.10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4 0 27-13 84-40 109-32 30-74 34-102 34h-95z">
            <text:p/>
          </draw:path>
          <draw:path draw:style-name="gr3" draw:text-style-name="P3" draw:layer="layout" svg:width="0.67cm" svg:height="0.457cm" svg:x="4.368cm" svg:y="11.108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9 0-5 0-9 2-17l91-364 59 416c0 7 2 15 9 15 8 0 12-8 15-12l270-425-95 386c-7 24-7 30-61 30-11 0-19 0-19 13 0 8 8 8 10 8 19 0 64-2 83-2 27 0 57 2 84 2 4 0 13 0 13-13 0-8-5-8-19-8-24 0-43 0-43-11 0-4 0-4 3-18z">
            <text:p/>
          </draw:path>
          <draw:path draw:style-name="gr3" draw:text-style-name="P3" draw:layer="layout" svg:width="0.396cm" svg:height="0.487cm" svg:x="5.092cm" svg:y="11.093cm" svg:viewBox="0 0 397 488" svg:d="M397 8c0-4 0-8-6-8-3 0-5 0-13 9l-32 38c-17-30-52-47-95-47-86 0-166 78-166 158 0 55 35 85 69 95l72 19c25 5 63 17 63 72 0 59-55 123-122 123-44 0-118-15-118-98 0-16 4-33 4-37 2-1 2-3 2-3 0-8-4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311cm" svg:height="0.457cm" svg:x="5.527cm" svg:y="11.108cm" svg:viewBox="0 0 312 458" svg:d="M228 51c6-24 8-30 61-30 17 0 23 0 23-13 0-8-8-8-12-8-19 0-68 2-87 2-21 0-71-2-90-2-5 0-13 0-13 13 0 8 6 8 19 8 27 0 46 0 46 13 0 2 0 4-2 10l-89 363c-8 24-10 30-63 30-15 0-21 0-21 13 0 8 8 8 9 8 21 0 69-2 90-2 19 0 68 2 89 2 6 0 13 0 13-13 0-8-5-8-21-8-11 0-15 0-28-2-13 0-17-4-17-11 0-4 2-10 4-16z">
            <text:p/>
          </draw:path>
          <draw:path draw:style-name="gr3" draw:text-style-name="P3" draw:layer="layout" svg:width="0.079cm" svg:height="0.2cm" svg:x="5.905cm" svg:y="11.492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478cm" svg:height="0.457cm" svg:x="6.171cm" svg:y="11.108cm" svg:viewBox="0 0 479 458" svg:d="M177 247h114c95 0 188-70 188-146 0-52-44-101-133-101h-217c-13 0-21 0-21 13 0 8 8 8 21 8 8 0 21 0 29 2 11 0 15 2 15 9 0 4-2 6-4 14l-89 361c-8 24-8 30-61 30-11 0-19 0-19 13 0 8 8 8 9 8 19 0 67-2 86-2 13 0 28 0 44 0 13 0 28 2 43 2 4 0 14 0 14-13 0-8-8-8-19-8-25 0-44 0-44-11 0-4 2-8 2-12zM224 46c6-23 8-25 36-25h65c55 0 91 17 91 64 0 27-13 84-40 109-32 30-74 34-102 34h-95z">
            <text:p/>
          </draw:path>
          <draw:path draw:style-name="gr3" draw:text-style-name="P3" draw:layer="layout" svg:width="0.286cm" svg:height="0.212cm" svg:x="6.593cm" svg:y="11.458cm" svg:viewBox="0 0 287 213" svg:d="M36 179c-2 5-6 17-6 19 0 9 10 15 17 15 8 0 16-6 18-12 1-3 5-19 9-28 2-10 8-31 10-42 3-11 5-21 7-32 6-19 8-23 21-42s34-44 70-44c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6.931cm" svg:y="11.458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text-style-name="P3" draw:layer="layout" svg:width="0.343cm" svg:height="0.212cm" svg:x="7.174cm" svg:y="11.458cm" svg:viewBox="0 0 344 213" svg:d="M226 59c2-13 8-36 8-38 0-10-8-15-16-15-9 0-17 5-20 13 0 4-6 23-10 36-6 27-6 27-13 53-6 27-6 31-8 44 2 9-2 19-13 32-6 8-15 15-31 15-19 0-41-5-41-43 0-23 11-59 21-82 9-21 11-25 11-34 0-23-21-40-46-40-47 0-68 65-68 72 0 6 6 6 8 6 7 0 7-2 9-8 11-38 32-57 49-57 10 0 14 6 14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38cm" svg:height="0.668cm" svg:x="7.636cm" svg:y="11.063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text-style-name="P3" draw:layer="layout" svg:width="0.143cm" svg:height="0.447cm" svg:x="1.079cm" svg:y="11.089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3" draw:text-style-name="P3" draw:layer="layout" svg:width="0.217cm" svg:height="0.472cm" svg:x="1.265cm" svg:y="11.066cm" svg:viewBox="0 0 218 473" svg:d="M95 184v-78c0-59 32-91 63-91 2 0 11 0 22 4-9 4-20 11-20 28 0 16 11 29 28 29 21 0 30-13 30-29 0-24-24-47-60-47-48 0-105 36-105 106v78h-53v21h53v217c0 30-7 30-53 30v21c27-2 59-2 78-2 26 0 59 0 85 2v-21h-15c-49 0-51-7-51-32v-215h78v-21z">
            <text:p/>
          </draw:path>
          <draw:path draw:style-name="gr3" draw:text-style-name="P3" draw:layer="layout" svg:width="0.345cm" svg:height="0.303cm" svg:x="1.687cm" svg:y="11.241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261cm" svg:height="0.297cm" svg:x="2.048cm" svg:y="11.431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.354cm" svg:y="11.317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.502cm" svg:y="11.317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61cm" svg:height="0.668cm" svg:x="2.983cm" svg:y="11.036cm" svg:viewBox="0 0 262 669" svg:d="M258 25c4-8 4-12 4-12 0-7-6-13-13-13-6 0-10 2-12 6l-233 638c-4 10-4 11-4 11 0 8 6 14 13 14 10 0 12-4 15-15z">
            <text:p/>
          </draw:path>
          <draw:path draw:style-name="gr3" draw:text-style-name="P3" draw:layer="layout" svg:width="0.335cm" svg:height="0.388cm" svg:x="2.926cm" svg:y="11.177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551cm" svg:y="11.036cm" svg:viewBox="0 0 239 669" svg:d="M142 89c0-26 18-70 92-74 2-2 5-4 5-7 0-8-5-8-13-8-66 0-129 34-129 84v152c0 26 0 47-27 70-24 19-49 21-64 21-4 2-6 4-6 7 0 8 4 8 11 8 44 4 76 27 84 59 2 7 2 9 2 34v133c0 27 0 49 32 74 27 21 70 27 97 27 8 0 13 0 13-6 0-8-3-8-11-8-42-3-76-24-84-58-2-6-2-8-2-33v-140c0-31-5-42-26-63-15-13-34-21-53-27 55-15 79-45 79-85z">
            <text:p/>
          </draw:path>
          <draw:path draw:style-name="gr3" draw:text-style-name="P3" draw:layer="layout" svg:width="0.478cm" svg:height="0.457cm" svg:x="3.862cm" svg:y="11.08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4 0 27-13 84-40 109-32 30-74 34-102 34h-95z">
            <text:p/>
          </draw:path>
          <draw:path draw:style-name="gr3" draw:text-style-name="P3" draw:layer="layout" svg:width="0.67cm" svg:height="0.457cm" svg:x="4.383cm" svg:y="11.082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9 0-5 0-9 2-17l91-364 59 416c0 7 2 15 9 15 8 0 12-8 15-12l270-425-95 386c-7 24-7 30-61 30-11 0-19 0-19 13 0 8 8 8 10 8 19 0 64-2 83-2 27 0 57 2 84 2 4 0 13 0 13-13 0-8-5-8-19-8-24 0-43 0-43-11 0-4 0-4 3-18z">
            <text:p/>
          </draw:path>
          <draw:path draw:style-name="gr3" draw:text-style-name="P3" draw:layer="layout" svg:width="0.396cm" svg:height="0.487cm" svg:x="5.109cm" svg:y="11.066cm" svg:viewBox="0 0 397 488" svg:d="M397 8c0-4 0-8-6-8-3 0-5 0-13 9l-32 38c-17-30-52-47-95-47-86 0-166 78-166 158 0 55 35 85 69 95l72 19c25 5 63 17 63 72 0 59-55 123-122 123-44 0-118-15-118-98 0-16 4-33 4-37 2-1 2-3 2-3 0-8-4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311cm" svg:height="0.457cm" svg:x="5.542cm" svg:y="11.082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6z">
            <text:p/>
          </draw:path>
          <draw:path draw:style-name="gr3" draw:text-style-name="P3" draw:layer="layout" svg:width="0.079cm" svg:height="0.2cm" svg:x="5.922cm" svg:y="11.465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478cm" svg:height="0.457cm" svg:x="6.188cm" svg:y="11.08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4 0 27-13 84-40 109-32 30-74 34-102 34h-95z">
            <text:p/>
          </draw:path>
          <draw:path draw:style-name="gr3" draw:text-style-name="P3" draw:layer="layout" svg:width="0.286cm" svg:height="0.212cm" svg:x="6.61cm" svg:y="11.431cm" svg:viewBox="0 0 287 213" svg:d="M36 179c-2 5-6 17-6 19 0 9 10 15 17 15 8 0 16-6 18-12 1-3 5-19 9-28 2-10 8-31 10-42 3-11 5-21 7-32 6-19 8-23 21-42s34-44 70-44c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6.948cm" svg:y="11.431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text-style-name="P3" draw:layer="layout" svg:width="0.343cm" svg:height="0.212cm" svg:x="7.191cm" svg:y="11.431cm" svg:viewBox="0 0 344 213" svg:d="M226 59c2-13 8-36 8-38 0-10-8-15-16-15-9 0-17 5-20 13 0 4-6 23-10 36-6 27-6 27-13 53-6 27-6 31-8 44 2 9-2 19-13 32-6 8-15 15-31 15-19 0-41-5-41-43 0-23 11-59 21-82 9-21 11-25 11-34 0-23-21-40-46-40-47 0-68 65-68 72 0 6 6 6 8 6 7 0 7-2 9-8 11-38 32-57 49-57 10 0 14 6 14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38cm" svg:height="0.668cm" svg:x="7.653cm" svg:y="11.036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text-style-name="P3" draw:layer="layout" svg:width="0.143cm" svg:height="0.447cm" svg:x="1.096cm" svg:y="11.118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3" draw:text-style-name="P3" draw:layer="layout" svg:width="0.217cm" svg:height="0.472cm" svg:x="1.28cm" svg:y="11.093cm" svg:viewBox="0 0 218 473" svg:d="M95 184v-78c0-59 32-91 63-91 2 0 11 0 22 4-9 4-20 11-20 28 0 16 11 29 28 29 21 0 30-13 30-29 0-24-24-47-60-47-48 0-105 36-105 106v78h-53v21h53v217c0 30-7 30-53 30v21c27-2 59-2 78-2 26 0 59 0 85 2v-21h-15c-49 0-51-7-51-32v-215h78v-21z">
            <text:p/>
          </draw:path>
          <draw:path draw:style-name="gr3" draw:text-style-name="P3" draw:layer="layout" svg:width="0.345cm" svg:height="0.303cm" svg:x="1.704cm" svg:y="11.268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261cm" svg:height="0.297cm" svg:x="2.065cm" svg:y="11.458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.371cm" svg:y="11.34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.517cm" svg:y="11.34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61cm" svg:height="0.668cm" svg:x="2.998cm" svg:y="11.063cm" svg:viewBox="0 0 262 669" svg:d="M258 25c4-8 4-12 4-12 0-7-6-13-13-13-6 0-10 2-12 6l-233 638c-4 10-4 11-4 11 0 8 6 14 13 14 10 0 12-4 15-15z">
            <text:p/>
          </draw:path>
          <draw:path draw:style-name="gr3" draw:text-style-name="P3" draw:layer="layout" svg:width="0.335cm" svg:height="0.388cm" svg:x="2.943cm" svg:y="11.203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566cm" svg:y="11.063cm" svg:viewBox="0 0 239 669" svg:d="M142 89c0-26 18-70 92-74 2-2 5-4 5-7 0-8-5-8-13-8-66 0-129 34-129 84v152c0 26 0 47-27 70-24 19-49 21-64 21-4 2-6 4-6 7 0 8 4 8 11 8 44 4 76 27 84 59 2 7 2 9 2 34v133c0 27 0 49 32 74 27 21 70 27 97 27 8 0 13 0 13-6 0-8-3-8-11-8-42-3-76-24-84-58-2-6-2-8-2-33v-140c0-31-5-42-26-63-15-13-34-21-53-27 55-15 79-45 79-85z">
            <text:p/>
          </draw:path>
          <draw:path draw:style-name="gr3" draw:text-style-name="P3" draw:layer="layout" svg:width="0.478cm" svg:height="0.457cm" svg:x="3.88cm" svg:y="11.10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4 0 27-13 84-40 109-32 30-74 34-102 34h-95z">
            <text:p/>
          </draw:path>
          <draw:path draw:style-name="gr3" draw:text-style-name="P3" draw:layer="layout" svg:width="0.67cm" svg:height="0.457cm" svg:x="4.4cm" svg:y="11.108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9 0-5 0-9 2-17l91-364 59 416c0 7 2 15 9 15 8 0 12-8 15-12l270-425-95 386c-7 24-7 30-61 30-11 0-19 0-19 13 0 8 8 8 10 8 19 0 64-2 83-2 27 0 57 2 84 2 4 0 13 0 13-13 0-8-5-8-19-8-24 0-43 0-43-11 0-4 0-4 3-18z">
            <text:p/>
          </draw:path>
          <draw:path draw:style-name="gr3" draw:text-style-name="P3" draw:layer="layout" svg:width="0.396cm" svg:height="0.487cm" svg:x="5.126cm" svg:y="11.093cm" svg:viewBox="0 0 397 488" svg:d="M397 8c0-4 0-8-6-8-3 0-5 0-13 9l-32 38c-17-30-52-47-95-47-86 0-166 78-166 158 0 55 35 85 69 95l72 19c25 5 63 17 63 72 0 59-55 123-122 123-44 0-118-15-118-98 0-16 4-33 4-37 2-1 2-3 2-3 0-8-4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311cm" svg:height="0.457cm" svg:x="5.559cm" svg:y="11.108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6z">
            <text:p/>
          </draw:path>
          <draw:path draw:style-name="gr3" draw:text-style-name="P3" draw:layer="layout" svg:width="0.079cm" svg:height="0.2cm" svg:x="5.939cm" svg:y="11.492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478cm" svg:height="0.457cm" svg:x="6.205cm" svg:y="11.10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4 0 27-13 84-40 109-32 30-74 34-102 34h-95z">
            <text:p/>
          </draw:path>
          <draw:path draw:style-name="gr3" draw:text-style-name="P3" draw:layer="layout" svg:width="0.286cm" svg:height="0.212cm" svg:x="6.627cm" svg:y="11.458cm" svg:viewBox="0 0 287 213" svg:d="M36 179c-2 5-6 17-6 19 0 9 10 15 17 15 8 0 16-6 18-12 1-3 5-19 9-28 2-10 8-31 10-42 3-11 5-21 7-32 6-19 8-23 21-42s34-44 70-44c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6.965cm" svg:y="11.458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text-style-name="P3" draw:layer="layout" svg:width="0.343cm" svg:height="0.212cm" svg:x="7.208cm" svg:y="11.458cm" svg:viewBox="0 0 344 213" svg:d="M226 59c2-13 8-36 8-38 0-10-8-15-16-15-9 0-17 5-20 13 0 4-6 23-10 36-6 27-6 27-13 53-6 27-6 31-8 44 2 9-2 19-13 32-6 8-15 15-31 15-19 0-41-5-41-43 0-23 11-59 21-82 9-21 11-25 11-34 0-23-21-40-46-40-47 0-68 65-68 72 0 6 6 6 8 6 7 0 7-2 9-8 11-38 32-57 49-57 10 0 14 6 14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38cm" svg:height="0.668cm" svg:x="7.668cm" svg:y="11.063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</draw:g>
        <draw:line draw:style-name="gr5" draw:text-style-name="P5" draw:layer="layout" svg:x1="14.238cm" svg:y1="5.42cm" svg:x2="25.414cm" svg:y2="5.42cm">
          <text:p/>
        </draw:line>
        <draw:g>
          <svg:title>TexMaths</svg:title>
          <svg:desc>19§latex§$RAND,AUTN,XRES,CK,IK$§svg§600§TRUE§</svg:desc>
          <draw:polygon draw:style-name="gr4" draw:text-style-name="P4" draw:layer="layout" svg:width="9.558cm" svg:height="0.584cm" svg:x="15.142cm" svg:y="4.554cm" svg:viewBox="0 0 9559 585" draw:points="4780,585 0,585 0,0 9559,0 9559,585">
            <text:p/>
          </draw:polygon>
          <draw:path draw:style-name="gr3" draw:text-style-name="P3" draw:layer="layout" svg:width="0.478cm" svg:height="0.472cm" svg:x="15.169cm" svg:y="4.552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59cm" svg:height="0.48cm" svg:x="15.676cm" svg:y="4.531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6.178cm" svg:y="4.55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16.786cm" svg:y="4.552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3 4-15z">
            <text:p/>
          </draw:path>
          <draw:path draw:style-name="gr3" draw:text-style-name="P3" draw:layer="layout" svg:width="0.079cm" svg:height="0.2cm" svg:x="17.386cm" svg:y="4.9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7.648cm" svg:y="4.531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465cm" svg:height="0.472cm" svg:x="18.167cm" svg:y="4.552cm" svg:viewBox="0 0 466 473" svg:d="M380 70c8-26 19-47 74-49 2 0 12 0 12-13 0 0 0-8-10-8-23 0-46 2-68 2-23 0-48-2-71-2-3 0-11 0-11 13 0 8 6 8 11 8 38 0 46 15 46 28 0 4 0 14-2 16l-61 239c-23 89-99 148-165 148-46 0-82-30-82-87 0-2 0-23 6-53l66-261c6-24 6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8.667cm" svg:y="4.556cm" svg:viewBox="0 0 456 454" svg:d="M270 48c6-19 7-23 15-25s29-2 44-2c66 0 97 2 97 55 0 10-2 36-6 53 0 4-2 12-2 14 0 3 2 7 8 7 7 0 9-4 11-15l17-116c2-4 2-10 2-11 0-8-8-8-19-8h-370c-18 0-18 0-23 13l-40 118c0 2-4 11-4 13 0 4 4 6 8 6 7 0 7-2 11-13 36-105 53-116 154-116h25c19 0 19 2 19 8 0 3-2 13-2 15l-90 357c-7 25-9 32-79 32-25 0-29 0-29 14 0 7 8 7 12 7 17 0 36-2 55-2s38 0 57 0 38 0 55 0c19 0 40 2 59 2 5 0 15 0 15-13 0-8-6-8-23-8s-27 0-44-2c-19-2-24-3-24-13 0-2 0-6 2-15z">
            <text:p/>
          </draw:path>
          <draw:path draw:style-name="gr3" draw:text-style-name="P3" draw:layer="layout" svg:width="0.563cm" svg:height="0.457cm" svg:x="19.157cm" svg:y="4.55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079cm" svg:height="0.2cm" svg:x="19.759cm" svg:y="4.9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552cm" svg:height="0.457cm" svg:x="20.016cm" svg:y="4.552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20.629cm" svg:y="4.552cm" svg:viewBox="0 0 479 473" svg:d="M224 46c4-16 6-23 19-25 6 0 27 0 40 0 48 0 124 0 124 66 0 23-12 69-38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86cm" svg:height="0.455cm" svg:x="21.137cm" svg:y="4.554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96cm" svg:height="0.487cm" svg:x="21.676cm" svg:y="4.537cm" svg:viewBox="0 0 397 488" svg:d="M397 8c0-4 0-8-6-8-3 0-5 0-13 10l-32 38c-17-31-51-48-95-48-86 0-165 78-165 158 0 55 34 85 68 95l72 19c25 5 63 17 63 72 0 59-55 123-122 123-43 0-118-15-118-98 0-16 4-33 4-36 2-2 2-4 2-4 0-8-4-8-7-8-4 0-6 0-8 2s-40 156-40 158c0 4 4 7 8 7 3 0 3-2 11-11l34-38c29 40 74 49 112 49 92 0 171-89 171-173 0-47-22-70-32-77-15-18-27-20-85-35-16-4-40-11-46-11-17-8-40-27-40-63 0-53 53-110 116-110 57 0 97 29 97 105 0 20-2 32-2 36 0 1 0 7 8 7 7 0 7-2 9-13z">
            <text:p/>
          </draw:path>
          <draw:path draw:style-name="gr3" draw:text-style-name="P3" draw:layer="layout" svg:width="0.079cm" svg:height="0.2cm" svg:x="22.107cm" svg:y="4.93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6cm" svg:height="0.487cm" svg:x="22.381cm" svg:y="4.537cm" svg:viewBox="0 0 477 488" svg:d="M477 8c0-4-2-8-8-8-2 0-3 0-11 8l-46 51c-7-10-38-59-112-59-150 0-300 148-300 304 0 110 80 184 182 184 57 0 109-28 145-59 63-55 74-116 74-117 0-6-8-6-10-6-3 0-5 0-7 6-6 19-21 66-69 106-45 38-87 49-123 49-59 0-131-36-131-140 0-38 15-147 82-224 39-48 102-82 163-82 68 0 108 51 108 129 0 27-2 29-2 34 0 8 8 8 10 8 9 0 9-2 11-13z">
            <text:p/>
          </draw:path>
          <draw:path draw:style-name="gr3" draw:text-style-name="P3" draw:layer="layout" svg:width="0.569cm" svg:height="0.457cm" svg:x="22.896cm" svg:y="4.552cm" svg:viewBox="0 0 570 458" svg:d="M315 186c0-2-3-6-3-7 0-2 13-12 21-17l115-90c63-47 90-49 111-51 5 0 11-2 11-13 0-4-2-8-8-8-15 0-30 2-47 2-25 0-49-2-74-2-4 0-13 0-13 13 0 6 3 8 9 8 13 2 19 4 19 13 0 13-19 29-23 33l-262 199 53-215c8-24 8-30 57-30 17 0 23 0 23-13 0-6-6-8-9-8-19 0-67 2-86 2s-66-2-85-2c-6 0-16 0-16 13 0 8 8 8 21 8 8 0 21 0 29 2 9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079cm" svg:height="0.2cm" svg:x="23.504cm" svg:y="4.9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11cm" svg:height="0.457cm" svg:x="23.764cm" svg:y="4.552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69cm" svg:height="0.457cm" svg:x="24.112cm" svg:y="4.552cm" svg:viewBox="0 0 570 458" svg:d="M315 186c0-2-3-6-3-7 0-2 13-12 21-17l115-90c63-47 90-49 111-51 5 0 11-2 11-13 0-4-2-8-8-8-15 0-30 2-47 2-25 0-49-2-74-2-4 0-13 0-13 13 0 6 3 8 9 8 13 2 21 4 21 13 0 13-21 29-25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3-8-29 0-38-6-48-30z">
            <text:p/>
          </draw:path>
        </draw:g>
        <draw:frame draw:style-name="gr20" draw:text-style-name="P10" draw:layer="layout" svg:width="2.492cm" svg:height="1.062cm" svg:x="25.308cm" svg:y="4.826cm">
          <draw:text-box>
            <text:p text:style-name="P9">UMTS</text:p>
          </draw:text-box>
        </draw:frame>
        <draw:frame draw:style-name="gr20" draw:text-style-name="P10" draw:layer="layout" svg:width="2.492cm" svg:height="1.062cm" svg:x="25.308cm" svg:y="6.226cm">
          <draw:text-box>
            <text:p text:style-name="P9">LTE</text:p>
          </draw:text-box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5:17:36.919052905</meta:creation-date>
    <dc:date>2017-07-23T13:39:20.033804503</dc:date>
    <meta:editing-duration>PT7H35M35S</meta:editing-duration>
    <meta:editing-cycles>20</meta:editing-cycles>
    <meta:generator>LibreOffice/5.1.6.2$Linux_X86_64 LibreOffice_project/10m0$Build-2</meta:generator>
    <meta:document-statistic meta:object-count="1557"/>
  </office:meta>
</office:document-meta>
</file>